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3.23cm"/>
    </style:style>
    <style:style style:name="co3" style:family="table-column">
      <style:table-column-properties fo:break-before="auto" style:column-width="18.085cm"/>
    </style:style>
    <style:style style:name="co4" style:family="table-column">
      <style:table-column-properties fo:break-before="auto" style:column-width="2.258cm"/>
    </style:style>
    <style:style style:name="co5" style:family="table-column">
      <style:table-column-properties fo:break-before="auto" style:column-width="2.217cm"/>
    </style:style>
    <style:style style:name="co6" style:family="table-column">
      <style:table-column-properties fo:break-before="auto" style:column-width="8.16cm"/>
    </style:style>
    <style:style style:name="co7" style:family="table-column">
      <style:table-column-properties fo:break-before="auto" style:column-width="32.572cm"/>
    </style:style>
    <style:style style:name="co8" style:family="table-column">
      <style:table-column-properties fo:break-before="auto" style:column-width="2.847cm"/>
    </style:style>
    <style:style style:name="co9" style:family="table-column">
      <style:table-column-properties fo:break-before="auto" style:column-width="5.61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7.95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8.345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dump_e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class</text:p>
          </table:table-cell>
          <table:table-cell table:style-name="ce1" office:value-type="string" calcext:value-type="string">
            <text:p>name</text:p>
          </table:table-cell>
          <table:table-cell table:style-name="ce1" office:value-type="string" calcext:value-type="string">
            <text:p>description</text:p>
          </table:table-cell>
          <table:table-cell table:style-name="ce1" table:number-columns-repeated="1021"/>
        </table:table-row>
        <table:table-row table:style-name="ro1">
          <table:table-cell office:value-type="string" calcext:value-type="string">
            <text:p>barbarian</text:p>
          </table:table-cell>
          <table:table-cell office:value-type="string" calcext:value-type="string">
            <text:p>Weapon and Armor Proficiency</text:p>
          </table:table-cell>
          <table:table-cell office:value-type="string" calcext:value-type="string">
            <text:p>A barbarian is proficient with all simple and martial weapons, light armor, medium armor, and shields (except tower shields).</text:p>
          </table:table-cell>
          <table:table-cell table:number-columns-repeated="1021"/>
        </table:table-row>
        <table:table-row table:style-name="ro1">
          <table:table-cell office:value-type="string" calcext:value-type="string">
            <text:p>barbarian</text:p>
          </table:table-cell>
          <table:table-cell office:value-type="string" calcext:value-type="string">
            <text:p>Fast Movement (Ex)</text:p>
          </table:table-cell>
          <table:table-cell office:value-type="string" calcext:value-type="string">
            <text:p>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text:p>
          </table:table-cell>
          <table:table-cell table:number-columns-repeated="1021"/>
        </table:table-row>
        <table:table-row table:style-name="ro1">
          <table:table-cell office:value-type="string" calcext:value-type="string">
            <text:p>barbarian</text:p>
          </table:table-cell>
          <table:table-cell office:value-type="string" calcext:value-type="string">
            <text:p>Rage (Ex)</text:p>
          </table:table-cell>
          <table:table-cell office:value-type="string" calcext:value-type="string">
            <text:p>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text:p>
          </table:table-cell>
          <table:table-cell table:number-columns-repeated="1021"/>
        </table:table-row>
        <table:table-row table:style-name="ro1">
          <table:table-cell office:value-type="string" calcext:value-type="string">
            <text:p>barbarian</text:p>
          </table:table-cell>
          <table:table-cell office:value-type="string" calcext:value-type="string">
            <text:p>Rage Powers (Ex)</text:p>
          </table:table-cell>
          <table:table-cell office:value-type="string" calcext:value-type="string">
            <text:p>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text:p>
          </table:table-cell>
          <table:table-cell table:number-columns-repeated="1021"/>
        </table:table-row>
        <table:table-row table:style-name="ro1">
          <table:table-cell office:value-type="string" calcext:value-type="string">
            <text:p>barbarian</text:p>
          </table:table-cell>
          <table:table-cell office:value-type="string" calcext:value-type="string">
            <text:p>Uncanny Dodge (Ex)</text:p>
          </table:table-cell>
          <table:table-cell office:value-type="string" calcext:value-type="string">
            <text:p>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text:p>
          </table:table-cell>
          <table:table-cell table:number-columns-repeated="1021"/>
        </table:table-row>
        <table:table-row table:style-name="ro1">
          <table:table-cell office:value-type="string" calcext:value-type="string">
            <text:p>barbarian</text:p>
          </table:table-cell>
          <table:table-cell office:value-type="string" calcext:value-type="string">
            <text:p>Trap Sense (Ex)</text:p>
          </table:table-cell>
          <table:table-cell office:value-type="string" calcext:value-type="string">
            <text:p>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text:p>
          </table:table-cell>
          <table:table-cell table:number-columns-repeated="1021"/>
        </table:table-row>
        <table:table-row table:style-name="ro1">
          <table:table-cell office:value-type="string" calcext:value-type="string">
            <text:p>barbarian</text:p>
          </table:table-cell>
          <table:table-cell office:value-type="string" calcext:value-type="string">
            <text:p>Improved Uncanny Dodge (Ex)</text:p>
          </table:table-cell>
          <table:table-cell office:value-type="string" calcext:value-type="string">
            <text:p>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text:p>
          </table:table-cell>
          <table:table-cell table:number-columns-repeated="1021"/>
        </table:table-row>
        <table:table-row table:style-name="ro1">
          <table:table-cell office:value-type="string" calcext:value-type="string">
            <text:p>barbarian</text:p>
          </table:table-cell>
          <table:table-cell office:value-type="string" calcext:value-type="string">
            <text:p>Damage Reduction (Ex)</text:p>
          </table:table-cell>
          <table:table-cell office:value-type="string" calcext:value-type="string">
            <text:p>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text:p>
          </table:table-cell>
          <table:table-cell table:number-columns-repeated="1021"/>
        </table:table-row>
        <table:table-row table:style-name="ro1">
          <table:table-cell office:value-type="string" calcext:value-type="string">
            <text:p>barbarian</text:p>
          </table:table-cell>
          <table:table-cell office:value-type="string" calcext:value-type="string">
            <text:p>Greater Rage (Ex)</text:p>
          </table:table-cell>
          <table:table-cell office:value-type="string" calcext:value-type="string">
            <text:p>At 11th level, when a barbarian enters rage, the morale bonus to her Strength and Constitution increases to +6 and the morale bonus on her Will saves increases to +3.</text:p>
          </table:table-cell>
          <table:table-cell table:number-columns-repeated="1021"/>
        </table:table-row>
        <table:table-row table:style-name="ro1">
          <table:table-cell office:value-type="string" calcext:value-type="string">
            <text:p>barbarian</text:p>
          </table:table-cell>
          <table:table-cell office:value-type="string" calcext:value-type="string">
            <text:p>Indomitable Will (Ex)</text:p>
          </table:table-cell>
          <table:table-cell office:value-type="string" calcext:value-type="string">
            <text:p>While in rage, a barbarian of 14th level or higher gains a +4 bonus on Will saves to resist enchantment spells. This bonus stacks with all other modifiers, including the morale bonus on Will saves she also receives during her rage.</text:p>
          </table:table-cell>
          <table:table-cell table:number-columns-repeated="1021"/>
        </table:table-row>
        <table:table-row table:style-name="ro1">
          <table:table-cell office:value-type="string" calcext:value-type="string">
            <text:p>barbarian</text:p>
          </table:table-cell>
          <table:table-cell office:value-type="string" calcext:value-type="string">
            <text:p>Tireless Rage (Ex)</text:p>
          </table:table-cell>
          <table:table-cell office:value-type="string" calcext:value-type="string">
            <text:p>Starting at 17th level, a barbarian no longer becomes fatigued at the end of her rage.</text:p>
          </table:table-cell>
          <table:table-cell table:number-columns-repeated="1021"/>
        </table:table-row>
        <table:table-row table:style-name="ro1">
          <table:table-cell office:value-type="string" calcext:value-type="string">
            <text:p>barbarian</text:p>
          </table:table-cell>
          <table:table-cell office:value-type="string" calcext:value-type="string">
            <text:p>Mighty Rage (Ex)</text:p>
          </table:table-cell>
          <table:table-cell office:value-type="string" calcext:value-type="string">
            <text:p>At 20th level, when a barbarian enters rage, the morale bonus to her Strength and Constitution increases to +8 and the morale bonus on her Will saves increases to +4.</text:p>
          </table:table-cell>
          <table:table-cell table:number-columns-repeated="1021"/>
        </table:table-row>
        <table:table-row table:style-name="ro1">
          <table:table-cell office:value-type="string" calcext:value-type="string">
            <text:p>bard</text:p>
          </table:table-cell>
          <table:table-cell office:value-type="string" calcext:value-type="string">
            <text:p>Weapon and Armor Proficiency</text:p>
          </table:table-cell>
          <table:table-cell office:value-type="string" calcext:value-type="string">
            <text:p>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text:p>
          </table:table-cell>
          <table:table-cell table:number-columns-repeated="1021"/>
        </table:table-row>
        <table:table-row table:style-name="ro1">
          <table:table-cell office:value-type="string" calcext:value-type="string">
            <text:p>bard</text:p>
          </table:table-cell>
          <table:table-cell office:value-type="string" calcext:value-type="string">
            <text:p>Spells</text:p>
          </table:table-cell>
          <table:table-cell office:value-type="string" calcext:value-type="string">
            <text:p>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ext:s/>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text:p>
          </table:table-cell>
          <table:table-cell table:number-columns-repeated="1021"/>
        </table:table-row>
        <table:table-row table:style-name="ro1">
          <table:table-cell office:value-type="string" calcext:value-type="string">
            <text:p>bard</text:p>
          </table:table-cell>
          <table:table-cell office:value-type="string" calcext:value-type="string">
            <text:p>Bardic Knowledge (Ex)</text:p>
          </table:table-cell>
          <table:table-cell office:value-type="string" calcext:value-type="string">
            <text:p>A bard adds half his class level (minimum 1) on all Knowledge skill checks and may make all Knowledge skill checks untrained.</text:p>
          </table:table-cell>
          <table:table-cell table:number-columns-repeated="1021"/>
        </table:table-row>
        <table:table-row table:style-name="ro1">
          <table:table-cell office:value-type="string" calcext:value-type="string">
            <text:p>bard</text:p>
          </table:table-cell>
          <table:table-cell office:value-type="string" calcext:value-type="string">
            <text:p>Bardic Performance</text:p>
          </table:table-cell>
          <table:table-cell office:value-type="string" calcext:value-type="string">
            <text:p>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text:p>
          </table:table-cell>
          <table:table-cell table:number-columns-repeated="1021"/>
        </table:table-row>
        <table:table-row table:style-name="ro1">
          <table:table-cell office:value-type="string" calcext:value-type="string">
            <text:p>bard</text:p>
          </table:table-cell>
          <table:table-cell office:value-type="string" calcext:value-type="string">
            <text:p>Cantrips</text:p>
          </table:table-cell>
          <table:table-cell office:value-type="string" calcext:value-type="string">
            <text:p>Bards learn a number of cantrips, or 0-level spells, as noted on Table: Bard Spells Known under â€œSpells Known.â€ These spells are cast like any other spell, but they do not consume any slots and may be used again.</text:p>
          </table:table-cell>
          <table:table-cell table:number-columns-repeated="1021"/>
        </table:table-row>
        <table:table-row table:style-name="ro1">
          <table:table-cell office:value-type="string" calcext:value-type="string">
            <text:p>bard</text:p>
          </table:table-cell>
          <table:table-cell office:value-type="string" calcext:value-type="string">
            <text:p>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Well-Versed (Ex)</text:p>
          </table:table-cell>
          <table:table-cell office:value-type="string" calcext:value-type="string">
            <text:p>At 2nd level, the bard becomes resistant to the bardic performance of others, and to sonic effects in general. The bard gains a +4 bonus on saving throws made against bardic performance, sonic, and language-dependent effects.</text:p>
          </table:table-cell>
          <table:table-cell table:number-columns-repeated="1021"/>
        </table:table-row>
        <table:table-row table:style-name="ro1">
          <table:table-cell office:value-type="string" calcext:value-type="string">
            <text:p>bard</text:p>
          </table:table-cell>
          <table:table-cell office:value-type="string" calcext:value-type="string">
            <text:p>Lore Master (Ex)</text:p>
          </table:table-cell>
          <table:table-cell office:value-type="string" calcext:value-type="string">
            <text:p>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text:p>
          </table:table-cell>
          <table:table-cell table:number-columns-repeated="1021"/>
        </table:table-row>
        <table:table-row table:style-name="ro1">
          <table:table-cell office:value-type="string" calcext:value-type="string">
            <text:p>bard</text:p>
          </table:table-cell>
          <table:table-cell office:value-type="string" calcext:value-type="string">
            <text:p>Jack-of-All-Trades (Ex)</text:p>
          </table:table-cell>
          <table:table-cell office:value-type="string" calcext:value-type="string">
            <text:p>At 10th level, the bard can use any skill, even if the skill normally requires him to be trained. At 16th level, the bard considers all skills to be class skills. At 19th level, the bard can take 10 on any skill check, even if it is not normally allowed.</text:p>
          </table:table-cell>
          <table:table-cell table:number-columns-repeated="1021"/>
        </table:table-row>
        <table:table-row table:style-name="ro1">
          <table:table-cell office:value-type="string" calcext:value-type="string">
            <text:p>cleric</text:p>
          </table:table-cell>
          <table:table-cell office:value-type="string" calcext:value-type="string">
            <text:p>Weapon and Armor Proficiency</text:p>
          </table:table-cell>
          <table:table-cell office:value-type="string" calcext:value-type="string">
            <text:p>Clerics are proficient with all simple weapons, light armor, medium armor, and shields (except tower shields). Clerics are also proficient with the favored weapon of their deity.</text:p>
          </table:table-cell>
          <table:table-cell table:number-columns-repeated="1021"/>
        </table:table-row>
        <table:table-row table:style-name="ro1">
          <table:table-cell office:value-type="string" calcext:value-type="string">
            <text:p>cleric</text:p>
          </table:table-cell>
          <table:table-cell office:value-type="string" calcext:value-type="string">
            <text:p>Aura (Ex)</text:p>
          </table:table-cell>
          <table:table-cell office:value-type="string" calcext:value-type="string">
            <text:p>A cleric of a chaotic, evil, good, or lawful deity has a particularly powerful aura corresponding to the deity's alignment (see the detect evil spell for details).</text:p>
          </table:table-cell>
          <table:table-cell table:number-columns-repeated="1021"/>
        </table:table-row>
        <table:table-row table:style-name="ro1">
          <table:table-cell office:value-type="string" calcext:value-type="string">
            <text:p>cleric</text:p>
          </table:table-cell>
          <table:table-cell office:value-type="string" calcext:value-type="string">
            <text:p>Spells</text:p>
          </table:table-cell>
          <table:table-cell office:value-type="string" calcext:value-type="string">
            <text:p>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ext:s/>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text:p>
          </table:table-cell>
          <table:table-cell table:number-columns-repeated="1021"/>
        </table:table-row>
        <table:table-row table:style-name="ro1">
          <table:table-cell office:value-type="string" calcext:value-type="string">
            <text:p>cleric</text:p>
          </table:table-cell>
          <table:table-cell office:value-type="string" calcext:value-type="string">
            <text:p>Channel Energy (Su)</text:p>
          </table:table-cell>
          <table:table-cell office:value-type="string" calcext:value-type="string">
            <text:p>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text:p>
          </table:table-cell>
          <table:table-cell table:number-columns-repeated="1021"/>
        </table:table-row>
        <table:table-row table:style-name="ro1">
          <table:table-cell office:value-type="string" calcext:value-type="string">
            <text:p>cleric</text:p>
          </table:table-cell>
          <table:table-cell office:value-type="string" calcext:value-type="string">
            <text:p>Domains</text:p>
          </table:table-cell>
          <table:table-cell office:value-type="string" calcext:value-type="string">
            <text:p>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text:p>
          </table:table-cell>
          <table:table-cell table:number-columns-repeated="1021"/>
        </table:table-row>
        <table:table-row table:style-name="ro1">
          <table:table-cell office:value-type="string" calcext:value-type="string">
            <text:p>cleric</text:p>
          </table:table-cell>
          <table:table-cell office:value-type="string" calcext:value-type="string">
            <text:p>Orisons</text:p>
          </table:table-cell>
          <table:table-cell office:value-type="string" calcext:value-type="string">
            <text:p>Clerics can prepare a number of orisons, or 0-level spells, each day, as noted on Table: Cleric under â€œSpells per Day.â€ These spells are cast like any other spell, but they are not expended when cast and may be used again.</text:p>
          </table:table-cell>
          <table:table-cell table:number-columns-repeated="1021"/>
        </table:table-row>
        <table:table-row table:style-name="ro1">
          <table:table-cell office:value-type="string" calcext:value-type="string">
            <text:p>cleric</text:p>
          </table:table-cell>
          <table:table-cell office:value-type="string" calcext:value-type="string">
            <text:p>Spontaneous Casting</text:p>
          </table:table-cell>
          <table:table-cell office:value-type="string" calcext:value-type="string">
            <text:p>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able:table-cell>
          <table:table-cell table:number-columns-repeated="1021"/>
        </table:table-row>
        <table:table-row table:style-name="ro1">
          <table:table-cell office:value-type="string" calcext:value-type="string">
            <text:p>cleric</text:p>
          </table:table-cell>
          <table:table-cell office:value-type="string" calcext:value-type="string">
            <text:p>Chaotic, Evil, Good, and Lawful Spells</text:p>
          </table:table-cell>
          <table:table-cell office:value-type="string" calcext:value-type="string">
            <text:p>A cleric can't cast spells of an alignment opposed to her own or her deity's (if she has one). Spells associated with particular alignments are indicated by the chaotic, evil, good, and lawful descriptors in their spell descriptions.</text:p>
          </table:table-cell>
          <table:table-cell table:number-columns-repeated="1021"/>
        </table:table-row>
        <table:table-row table:style-name="ro1">
          <table:table-cell office:value-type="string" calcext:value-type="string">
            <text:p>cleric</text:p>
          </table:table-cell>
          <table:table-cell office:value-type="string" calcext:value-type="string">
            <text:p>Bonus Languages</text:p>
          </table:table-cell>
          <table:table-cell office:value-type="string" calcext:value-type="string">
            <text:p>A cleric's bonus language options include Celestial, Abyssal, and Infernal (the languages of good, chaotic evil, and lawful evil outsiders, respectively). These choices are in addition to the bonus languages available to the character because of her race.</text:p>
          </table:table-cell>
          <table:table-cell table:number-columns-repeated="1021"/>
        </table:table-row>
        <table:table-row table:style-name="ro1">
          <table:table-cell office:value-type="string" calcext:value-type="string">
            <text:p>druid</text:p>
          </table:table-cell>
          <table:table-cell office:value-type="string" calcext:value-type="string">
            <text:p>Weapon and Armor Proficiency</text:p>
          </table:table-cell>
          <table:table-cell office:value-type="string" calcext:value-type="string">
            <text:p>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text:p>
          </table:table-cell>
          <table:table-cell table:number-columns-repeated="1021"/>
        </table:table-row>
        <table:table-row table:style-name="ro1">
          <table:table-cell office:value-type="string" calcext:value-type="string">
            <text:p>druid</text:p>
          </table:table-cell>
          <table:table-cell office:value-type="string" calcext:value-type="string">
            <text:p>Spells</text:p>
          </table:table-cell>
          <table:table-cell office:value-type="string" calcext:value-type="string">
            <text:p>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ext:s/>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text:p>
          </table:table-cell>
          <table:table-cell table:number-columns-repeated="1021"/>
        </table:table-row>
        <table:table-row table:style-name="ro1">
          <table:table-cell office:value-type="string" calcext:value-type="string">
            <text:p>druid</text:p>
          </table:table-cell>
          <table:table-cell office:value-type="string" calcext:value-type="string">
            <text:p>Spontaneous Casting</text:p>
          </table:table-cell>
          <table:table-cell office:value-type="string" calcext:value-type="string">
            <text:p>A druid can channel stored spell energy into summoning spells that she hasn't prepared ahead of time. She can â€œloseâ€ a prepared spell in order to cast any summon nature's ally spell of the same level or lower.</text:p>
          </table:table-cell>
          <table:table-cell table:number-columns-repeated="1021"/>
        </table:table-row>
        <table:table-row table:style-name="ro1">
          <table:table-cell office:value-type="string" calcext:value-type="string">
            <text:p>druid</text:p>
          </table:table-cell>
          <table:table-cell office:value-type="string" calcext:value-type="string">
            <text:p>Chaotic, Evil, Good, and Lawful Spells</text:p>
          </table:table-cell>
          <table:table-cell office:value-type="string" calcext:value-type="string">
            <text:p>A druid can't cast spells of an alignment opposed to her own or her deity's (if she has one). Spells associated with particular alignments are indicated by the chaos, evil, good, and law descriptors in their spell descriptions.</text:p>
          </table:table-cell>
          <table:table-cell table:number-columns-repeated="1021"/>
        </table:table-row>
        <table:table-row table:style-name="ro1">
          <table:table-cell office:value-type="string" calcext:value-type="string">
            <text:p>druid</text:p>
          </table:table-cell>
          <table:table-cell office:value-type="string" calcext:value-type="string">
            <text:p>Orisons</text:p>
          </table:table-cell>
          <table:table-cell office:value-type="string" calcext:value-type="string">
            <text:p>Druids can prepare a number of orisons, or 0-level spells, each day, as noted on Table: Druid under â€œSpells per Day.â€ These spells are cast like any other spell, but they are not expended when cast and may be used again.</text:p>
          </table:table-cell>
          <table:table-cell table:number-columns-repeated="1021"/>
        </table:table-row>
        <table:table-row table:style-name="ro1">
          <table:table-cell office:value-type="string" calcext:value-type="string">
            <text:p>druid</text:p>
          </table:table-cell>
          <table:table-cell office:value-type="string" calcext:value-type="string">
            <text:p>Bonus Languages</text:p>
          </table:table-cell>
          <table:table-cell office:value-type="string" calcext:value-type="string">
            <text:p>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text:p>
          </table:table-cell>
          <table:table-cell table:number-columns-repeated="1021"/>
        </table:table-row>
        <table:table-row table:style-name="ro1">
          <table:table-cell office:value-type="string" calcext:value-type="string">
            <text:p>druid</text:p>
          </table:table-cell>
          <table:table-cell office:value-type="string" calcext:value-type="string">
            <text:p>Nature Bond (Ex)</text:p>
          </table:table-cell>
          <table:table-cell office:value-type="string" calcext:value-type="string">
            <text:p>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text:p>
          </table:table-cell>
          <table:table-cell table:number-columns-repeated="1021"/>
        </table:table-row>
        <table:table-row table:style-name="ro1">
          <table:table-cell office:value-type="string" calcext:value-type="string">
            <text:p>druid</text:p>
          </table:table-cell>
          <table:table-cell office:value-type="string" calcext:value-type="string">
            <text:p>Nature Sense (Ex)</text:p>
          </table:table-cell>
          <table:table-cell office:value-type="string" calcext:value-type="string">
            <text:p>A druid gains a +2 bonus on Knowledge (nature) and Survival checks.</text:p>
          </table:table-cell>
          <table:table-cell table:number-columns-repeated="1021"/>
        </table:table-row>
        <table:table-row table:style-name="ro1">
          <table:table-cell office:value-type="string" calcext:value-type="string">
            <text:p>druid</text:p>
          </table:table-cell>
          <table:table-cell office:value-type="string" calcext:value-type="string">
            <text:p>Wild Empathy (Ex)</text:p>
          </table:table-cell>
          <table:table-cell office:value-type="string" calcext:value-type="string">
            <text:p>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text:p>
          </table:table-cell>
          <table:table-cell table:number-columns-repeated="1021"/>
        </table:table-row>
        <table:table-row table:style-name="ro1">
          <table:table-cell office:value-type="string" calcext:value-type="string">
            <text:p>druid</text:p>
          </table:table-cell>
          <table:table-cell office:value-type="string" calcext:value-type="string">
            <text:p>Woodland Stride (Ex)</text:p>
          </table:table-cell>
          <table:table-cell office:value-type="string" calcext:value-type="string">
            <text:p>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text:p>
          </table:table-cell>
          <table:table-cell table:number-columns-repeated="1021"/>
        </table:table-row>
        <table:table-row table:style-name="ro1">
          <table:table-cell office:value-type="string" calcext:value-type="string">
            <text:p>druid</text:p>
          </table:table-cell>
          <table:table-cell office:value-type="string" calcext:value-type="string">
            <text:p>Trackless Step (Ex)</text:p>
          </table:table-cell>
          <table:table-cell office:value-type="string" calcext:value-type="string">
            <text:p>Starting at 3rd level, a druid leaves no trail in natural surroundings and cannot be tracked. She may choose to leave a trail if so desired.</text:p>
          </table:table-cell>
          <table:table-cell table:number-columns-repeated="1021"/>
        </table:table-row>
        <table:table-row table:style-name="ro1">
          <table:table-cell office:value-type="string" calcext:value-type="string">
            <text:p>druid</text:p>
          </table:table-cell>
          <table:table-cell office:value-type="string" calcext:value-type="string">
            <text:p>Resist Nature's Lure (Ex)</text:p>
          </table:table-cell>
          <table:table-cell office:value-type="string" calcext:value-type="string">
            <text:p>Starting at 4th level, a druid gains a +4 bonus on saving throws against the spell-like and supernatural abilities of fey. This bonus also applies to spells and effects that utilize or target plants, such as blight, entangle, spike growth, and warp wood.</text:p>
          </table:table-cell>
          <table:table-cell table:number-columns-repeated="1021"/>
        </table:table-row>
        <table:table-row table:style-name="ro1">
          <table:table-cell office:value-type="string" calcext:value-type="string">
            <text:p>druid</text:p>
          </table:table-cell>
          <table:table-cell office:value-type="string" calcext:value-type="string">
            <text:p>Wild Shape (Su)</text:p>
          </table:table-cell>
          <table:table-cell office:value-type="string" calcext:value-type="string">
            <text:p>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text:p>
          </table:table-cell>
          <table:table-cell table:number-columns-repeated="1021"/>
        </table:table-row>
        <table:table-row table:style-name="ro1">
          <table:table-cell office:value-type="string" calcext:value-type="string">
            <text:p>druid</text:p>
          </table:table-cell>
          <table:table-cell office:value-type="string" calcext:value-type="string">
            <text:p>Venom Immunity (Ex)</text:p>
          </table:table-cell>
          <table:table-cell office:value-type="string" calcext:value-type="string">
            <text:p>At 9th level, a druid gains immunity to all poisons.</text:p>
          </table:table-cell>
          <table:table-cell table:number-columns-repeated="1021"/>
        </table:table-row>
        <table:table-row table:style-name="ro1">
          <table:table-cell office:value-type="string" calcext:value-type="string">
            <text:p>druid</text:p>
          </table:table-cell>
          <table:table-cell office:value-type="string" calcext:value-type="string">
            <text:p>A Thousand Faces (Su)</text:p>
          </table:table-cell>
          <table:table-cell office:value-type="string" calcext:value-type="string">
            <text:p>At 13th level, a druid gains the ability to change her appearance at will, as if using the alter self spell, but only while in her normal form.</text:p>
          </table:table-cell>
          <table:table-cell table:number-columns-repeated="1021"/>
        </table:table-row>
        <table:table-row table:style-name="ro1">
          <table:table-cell office:value-type="string" calcext:value-type="string">
            <text:p>druid</text:p>
          </table:table-cell>
          <table:table-cell office:value-type="string" calcext:value-type="string">
            <text:p>Timeless Body (Ex)</text:p>
          </table:table-cell>
          <table:table-cell office:value-type="string" calcext:value-type="string">
            <text:p>After attaining 15th level, a druid no longer takes ability score penalties for aging and cannot be magically aged. Any penalties she may have already incurred, however, remain in place. Bonuses still accrue, and the druid still dies of old age when her time is up.</text:p>
          </table:table-cell>
          <table:table-cell table:number-columns-repeated="1021"/>
        </table:table-row>
        <table:table-row table:style-name="ro1">
          <table:table-cell office:value-type="string" calcext:value-type="string">
            <text:p>fighter</text:p>
          </table:table-cell>
          <table:table-cell office:value-type="string" calcext:value-type="string">
            <text:p>Weapon and Armor Proficiency</text:p>
          </table:table-cell>
          <table:table-cell office:value-type="string" calcext:value-type="string">
            <text:p>A fighter is proficient with all simple and martial weapons and with all armor (heavy, light, and medium) and shields (including tower shields).</text:p>
          </table:table-cell>
          <table:table-cell table:number-columns-repeated="1021"/>
        </table:table-row>
        <table:table-row table:style-name="ro1">
          <table:table-cell office:value-type="string" calcext:value-type="string">
            <text:p>fighter</text:p>
          </table:table-cell>
          <table:table-cell office:value-type="string" calcext:value-type="string">
            <text:p>Bonus Feats</text:p>
          </table:table-cell>
          <table:table-cell office:value-type="string" calcext:value-type="string">
            <text:p>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text:p>
          </table:table-cell>
          <table:table-cell table:number-columns-repeated="1021"/>
        </table:table-row>
        <table:table-row table:style-name="ro1">
          <table:table-cell office:value-type="string" calcext:value-type="string">
            <text:p>fighter</text:p>
          </table:table-cell>
          <table:table-cell office:value-type="string" calcext:value-type="string">
            <text:p>Bravery (Ex)</text:p>
          </table:table-cell>
          <table:table-cell office:value-type="string" calcext:value-type="string">
            <text:p>Starting at 2nd level, a fighter gains a +1 bonus on Will saves against fear. This bonus increases by +1 for every four levels beyond 2nd.</text:p>
          </table:table-cell>
          <table:table-cell table:number-columns-repeated="1021"/>
        </table:table-row>
        <table:table-row table:style-name="ro1">
          <table:table-cell office:value-type="string" calcext:value-type="string">
            <text:p>fighter</text:p>
          </table:table-cell>
          <table:table-cell office:value-type="string" calcext:value-type="string">
            <text:p>Armor Training (Ex)</text:p>
          </table:table-cell>
          <table:table-cell office:value-type="string" calcext:value-type="string">
            <text:p>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text:p>
          </table:table-cell>
          <table:table-cell table:number-columns-repeated="1021"/>
        </table:table-row>
        <table:table-row table:style-name="ro1">
          <table:table-cell office:value-type="string" calcext:value-type="string">
            <text:p>fighter</text:p>
          </table:table-cell>
          <table:table-cell office:value-type="string" calcext:value-type="string">
            <text:p>Weapon Training (Ex)</text:p>
          </table:table-cell>
          <table:table-cell office:value-type="string" calcext:value-type="string">
            <text:p>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text:p>
          </table:table-cell>
          <table:table-cell table:number-columns-repeated="1021"/>
        </table:table-row>
        <table:table-row table:style-name="ro1">
          <table:table-cell office:value-type="string" calcext:value-type="string">
            <text:p>fighter</text:p>
          </table:table-cell>
          <table:table-cell office:value-type="string" calcext:value-type="string">
            <text:p>Armor Mastery (Ex)</text:p>
          </table:table-cell>
          <table:table-cell office:value-type="string" calcext:value-type="string">
            <text:p>At 19th level, a fighter gains DR 5/— whenever he is wearing armor or using a shield.</text:p>
          </table:table-cell>
          <table:table-cell table:number-columns-repeated="1021"/>
        </table:table-row>
        <table:table-row table:style-name="ro1">
          <table:table-cell office:value-type="string" calcext:value-type="string">
            <text:p>fighter</text:p>
          </table:table-cell>
          <table:table-cell office:value-type="string" calcext:value-type="string">
            <text:p>Weapon Mastery (Ex)</text:p>
          </table:table-cell>
          <table:table-cell office:value-type="string" calcext:value-type="string">
            <text:p>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text:p>
          </table:table-cell>
          <table:table-cell table:number-columns-repeated="1021"/>
        </table:table-row>
        <table:table-row table:style-name="ro1">
          <table:table-cell office:value-type="string" calcext:value-type="string">
            <text:p>monk</text:p>
          </table:table-cell>
          <table:table-cell office:value-type="string" calcext:value-type="string">
            <text:p>Weapon and Armor Proficiency</text:p>
          </table:table-cell>
          <table:table-cell office:value-type="string" calcext:value-type="string">
            <text:p>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text:p>
          </table:table-cell>
          <table:table-cell table:number-columns-repeated="1021"/>
        </table:table-row>
        <table:table-row table:style-name="ro1">
          <table:table-cell office:value-type="string" calcext:value-type="string">
            <text:p>monk</text:p>
          </table:table-cell>
          <table:table-cell office:value-type="string" calcext:value-type="string">
            <text:p>AC Bonus (Ex)</text:p>
          </table:table-cell>
          <table:table-cell office:value-type="string" calcext:value-type="string">
            <text:p>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text:p>
          </table:table-cell>
          <table:table-cell table:number-columns-repeated="1021"/>
        </table:table-row>
        <table:table-row table:style-name="ro1">
          <table:table-cell office:value-type="string" calcext:value-type="string">
            <text:p>monk</text:p>
          </table:table-cell>
          <table:table-cell office:value-type="string" calcext:value-type="string">
            <text:p>Flurry of Blows (Ex)</text:p>
          </table:table-cell>
          <table:table-cell office:value-type="string" calcext:value-type="string">
            <text:p>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text:p>
          </table:table-cell>
          <table:table-cell table:number-columns-repeated="1021"/>
        </table:table-row>
        <table:table-row table:style-name="ro1">
          <table:table-cell office:value-type="string" calcext:value-type="string">
            <text:p>monk</text:p>
          </table:table-cell>
          <table:table-cell office:value-type="string" calcext:value-type="string">
            <text:p>Unarmed Strike</text:p>
          </table:table-cell>
          <table:table-cell office:value-type="string" calcext:value-type="string">
            <text:p>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text:p>
          </table:table-cell>
          <table:table-cell table:number-columns-repeated="1021"/>
        </table:table-row>
        <table:table-row table:style-name="ro1">
          <table:table-cell office:value-type="string" calcext:value-type="string">
            <text:p>monk</text:p>
          </table:table-cell>
          <table:table-cell office:value-type="string" calcext:value-type="string">
            <text:p>Bonus Feat:</text:p>
          </table:table-cell>
          <table:table-cell office:value-type="string" calcext:value-type="string">
            <text:p><text:s/>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text:p>
          </table:table-cell>
          <table:table-cell table:number-columns-repeated="1021"/>
        </table:table-row>
        <table:table-row table:style-name="ro1">
          <table:table-cell office:value-type="string" calcext:value-type="string">
            <text:p>monk</text:p>
          </table:table-cell>
          <table:table-cell office:value-type="string" calcext:value-type="string">
            <text:p>Stunning Fist (Ex)</text:p>
          </table:table-cell>
          <table:table-cell office:value-type="string" calcext:value-type="string">
            <text:p>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text:p>
          </table:table-cell>
          <table:table-cell table:number-columns-repeated="1021"/>
        </table:table-row>
        <table:table-row table:style-name="ro1">
          <table:table-cell office:value-type="string" calcext:value-type="string">
            <text:p>monk</text:p>
          </table:table-cell>
          <table:table-cell office:value-type="string" calcext:value-type="string">
            <text:p>Evasion (Ex)</text:p>
          </table:table-cell>
          <table:table-cell office:value-type="string" calcext:value-type="string">
            <text:p>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text:p>
          </table:table-cell>
          <table:table-cell table:number-columns-repeated="1021"/>
        </table:table-row>
        <table:table-row table:style-name="ro1">
          <table:table-cell office:value-type="string" calcext:value-type="string">
            <text:p>monk</text:p>
          </table:table-cell>
          <table:table-cell office:value-type="string" calcext:value-type="string">
            <text:p>Fast Movement (Ex)</text:p>
          </table:table-cell>
          <table:table-cell office:value-type="string" calcext:value-type="string">
            <text:p>At 3rd level, a monk gains an enhancement bonus to his land speed, as shown on Table: Monk. A monk in armor or carrying a medium or heavy load loses this extra speed.</text:p>
          </table:table-cell>
          <table:table-cell table:number-columns-repeated="1021"/>
        </table:table-row>
        <table:table-row table:style-name="ro1">
          <table:table-cell office:value-type="string" calcext:value-type="string">
            <text:p>monk</text:p>
          </table:table-cell>
          <table:table-cell office:value-type="string" calcext:value-type="string">
            <text:p>Maneuver Training (Ex)</text:p>
          </table:table-cell>
          <table:table-cell office:value-type="string" calcext:value-type="string">
            <text:p>At 3rd level, a monk uses his monk level in place of his base attack bonus when calculating his Combat Maneuver Bonus. Base attack bonuses granted from other classes are unaffected and are added normally.</text:p>
          </table:table-cell>
          <table:table-cell table:number-columns-repeated="1021"/>
        </table:table-row>
        <table:table-row table:style-name="ro1">
          <table:table-cell office:value-type="string" calcext:value-type="string">
            <text:p>monk</text:p>
          </table:table-cell>
          <table:table-cell office:value-type="string" calcext:value-type="string">
            <text:p>Still Mind (Ex)</text:p>
          </table:table-cell>
          <table:table-cell office:value-type="string" calcext:value-type="string">
            <text:p>A monk of 3rd level or higher gains a +2 bonus on saving throws against enchantment spells and effects.</text:p>
          </table:table-cell>
          <table:table-cell table:number-columns-repeated="1021"/>
        </table:table-row>
        <table:table-row table:style-name="ro1">
          <table:table-cell office:value-type="string" calcext:value-type="string">
            <text:p>monk</text:p>
          </table:table-cell>
          <table:table-cell office:value-type="string" calcext:value-type="string">
            <text:p>Ki Pool (Su)</text:p>
          </table:table-cell>
          <table:table-cell office:value-type="string" calcext:value-type="string">
            <text:p>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text:p>
          </table:table-cell>
          <table:table-cell table:number-columns-repeated="1021"/>
        </table:table-row>
        <table:table-row table:style-name="ro1">
          <table:table-cell office:value-type="string" calcext:value-type="string">
            <text:p>monk</text:p>
          </table:table-cell>
          <table:table-cell office:value-type="string" calcext:value-type="string">
            <text:p>Slow Fall (Ex)</text:p>
          </table:table-cell>
          <table:table-cell office:value-type="string" calcext:value-type="string">
            <text:p>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text:p>
          </table:table-cell>
          <table:table-cell table:number-columns-repeated="1021"/>
        </table:table-row>
        <table:table-row table:style-name="ro1">
          <table:table-cell office:value-type="string" calcext:value-type="string">
            <text:p>monk</text:p>
          </table:table-cell>
          <table:table-cell office:value-type="string" calcext:value-type="string">
            <text:p>High Jump (Ex)</text:p>
          </table:table-cell>
          <table:table-cell office:value-type="string" calcext:value-type="string">
            <text:p>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text:p>
          </table:table-cell>
          <table:table-cell table:number-columns-repeated="1021"/>
        </table:table-row>
        <table:table-row table:style-name="ro1">
          <table:table-cell office:value-type="string" calcext:value-type="string">
            <text:p>monk</text:p>
          </table:table-cell>
          <table:table-cell office:value-type="string" calcext:value-type="string">
            <text:p>Purity of Body (Ex)</text:p>
          </table:table-cell>
          <table:table-cell office:value-type="string" calcext:value-type="string">
            <text:p>At 5th level, a monk gains immunity to all diseases, including supernatural and magical diseases.</text:p>
          </table:table-cell>
          <table:table-cell table:number-columns-repeated="1021"/>
        </table:table-row>
        <table:table-row table:style-name="ro1">
          <table:table-cell office:value-type="string" calcext:value-type="string">
            <text:p>monk</text:p>
          </table:table-cell>
          <table:table-cell office:value-type="string" calcext:value-type="string">
            <text:p>Wholeness of Body (Su)</text:p>
          </table:table-cell>
          <table:table-cell office:value-type="string" calcext:value-type="string">
            <text:p>At 7th level or higher, a monk can heal his own wounds as a standard action. He can heal a number of hit points of damage equal to his monk level by using 2 points from his ki pool.</text:p>
          </table:table-cell>
          <table:table-cell table:number-columns-repeated="1021"/>
        </table:table-row>
        <table:table-row table:style-name="ro1">
          <table:table-cell office:value-type="string" calcext:value-type="string">
            <text:p>monk</text:p>
          </table:table-cell>
          <table:table-cell office:value-type="string" calcext:value-type="string">
            <text:p>Improved Evasion (Ex)</text:p>
          </table:table-cell>
          <table:table-cell office:value-type="string" calcext:value-type="string">
            <text:p>At 9th level, a monk's evasion ability improves. He still takes no damage on a successful Reflex saving throw against attacks, but henceforth he takes only half damage on a failed save. A helpless monk does not gain the benefit of improved evasion.</text:p>
          </table:table-cell>
          <table:table-cell table:number-columns-repeated="1021"/>
        </table:table-row>
        <table:table-row table:style-name="ro1">
          <table:table-cell office:value-type="string" calcext:value-type="string">
            <text:p>monk</text:p>
          </table:table-cell>
          <table:table-cell office:value-type="string" calcext:value-type="string">
            <text:p>Diamond Body (Su)</text:p>
          </table:table-cell>
          <table:table-cell office:value-type="string" calcext:value-type="string">
            <text:p>At 11th level, a monk gains immunity to poisons of all kinds.</text:p>
          </table:table-cell>
          <table:table-cell table:number-columns-repeated="1021"/>
        </table:table-row>
        <table:table-row table:style-name="ro1">
          <table:table-cell office:value-type="string" calcext:value-type="string">
            <text:p>monk</text:p>
          </table:table-cell>
          <table:table-cell office:value-type="string" calcext:value-type="string">
            <text:p>Abundant Step (Su)</text:p>
          </table:table-cell>
          <table:table-cell office:value-type="string" calcext:value-type="string">
            <text:p>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text:p>
          </table:table-cell>
          <table:table-cell table:number-columns-repeated="1021"/>
        </table:table-row>
        <table:table-row table:style-name="ro1">
          <table:table-cell office:value-type="string" calcext:value-type="string">
            <text:p>monk</text:p>
          </table:table-cell>
          <table:table-cell office:value-type="string" calcext:value-type="string">
            <text:p>Diamond Soul (Ex)</text:p>
          </table:table-cell>
          <table:table-cell office:value-type="string" calcext:value-type="string">
            <text:p>At 13th level, a monk gains spell resistance equal to his current monk level + 10. In order to affect the monk with a spell, a spellcaster must get a result on a caster level check (1d20 + caster level) that equals or exceeds the monk's spell resistance.</text:p>
          </table:table-cell>
          <table:table-cell table:number-columns-repeated="1021"/>
        </table:table-row>
        <table:table-row table:style-name="ro1">
          <table:table-cell office:value-type="string" calcext:value-type="string">
            <text:p>monk</text:p>
          </table:table-cell>
          <table:table-cell office:value-type="string" calcext:value-type="string">
            <text:p>Quivering Palm (Su)</text:p>
          </table:table-cell>
          <table:table-cell office:value-type="string" calcext:value-type="string">
            <text:p>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text:p>
          </table:table-cell>
          <table:table-cell table:number-columns-repeated="1021"/>
        </table:table-row>
        <table:table-row table:style-name="ro1">
          <table:table-cell office:value-type="string" calcext:value-type="string">
            <text:p>monk</text:p>
          </table:table-cell>
          <table:table-cell office:value-type="string" calcext:value-type="string">
            <text:p>Timeless Body (Ex)</text:p>
          </table:table-cell>
          <table:table-cell office:value-type="string" calcext:value-type="string">
            <text:p>At 17th level, a monk no longer takes penalties to his ability scores for aging and cannot be magically aged. Any such penalties that he has already taken, however, remain in place. Age bonuses still accrue, and the monk still dies of old age when his time is up.</text:p>
          </table:table-cell>
          <table:table-cell table:number-columns-repeated="1021"/>
        </table:table-row>
        <table:table-row table:style-name="ro1">
          <table:table-cell office:value-type="string" calcext:value-type="string">
            <text:p>monk</text:p>
          </table:table-cell>
          <table:table-cell office:value-type="string" calcext:value-type="string">
            <text:p>Tongue of the Sun and Moon (Ex)</text:p>
          </table:table-cell>
          <table:table-cell office:value-type="string" calcext:value-type="string">
            <text:p>A monk of 17th level or higher can speak with any living creature.</text:p>
          </table:table-cell>
          <table:table-cell table:number-columns-repeated="1021"/>
        </table:table-row>
        <table:table-row table:style-name="ro1">
          <table:table-cell office:value-type="string" calcext:value-type="string">
            <text:p>monk</text:p>
          </table:table-cell>
          <table:table-cell office:value-type="string" calcext:value-type="string">
            <text:p>Empty Body (Su)</text:p>
          </table:table-cell>
          <table:table-cell office:value-type="string" calcext:value-type="string">
            <text:p>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text:p>
          </table:table-cell>
          <table:table-cell table:number-columns-repeated="1021"/>
        </table:table-row>
        <table:table-row table:style-name="ro1">
          <table:table-cell office:value-type="string" calcext:value-type="string">
            <text:p>monk</text:p>
          </table:table-cell>
          <table:table-cell office:value-type="string" calcext:value-type="string">
            <text:p>Perfect Self</text:p>
          </table:table-cell>
          <table:table-cell office:value-type="string" calcext:value-type="string">
            <text:p>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text:p>
          </table:table-cell>
          <table:table-cell table:number-columns-repeated="1021"/>
        </table:table-row>
        <table:table-row table:style-name="ro1">
          <table:table-cell office:value-type="string" calcext:value-type="string">
            <text:p>paladin</text:p>
          </table:table-cell>
          <table:table-cell office:value-type="string" calcext:value-type="string">
            <text:p>Weapon and Armor Proficiency</text:p>
          </table:table-cell>
          <table:table-cell office:value-type="string" calcext:value-type="string">
            <text:p>Paladins are proficient with all simple and martial weapons, with all types of armor (heavy, medium, and light), and with shields (except tower shields).</text:p>
          </table:table-cell>
          <table:table-cell table:number-columns-repeated="1021"/>
        </table:table-row>
        <table:table-row table:style-name="ro1">
          <table:table-cell office:value-type="string" calcext:value-type="string">
            <text:p>paladin</text:p>
          </table:table-cell>
          <table:table-cell office:value-type="string" calcext:value-type="string">
            <text:p>Aura of Good (Ex)</text:p>
          </table:table-cell>
          <table:table-cell office:value-type="string" calcext:value-type="string">
            <text:p>The power of a paladin's aura of good (see the detect good spell) is equal to her paladin level.</text:p>
          </table:table-cell>
          <table:table-cell table:number-columns-repeated="1021"/>
        </table:table-row>
        <table:table-row table:style-name="ro1">
          <table:table-cell office:value-type="string" calcext:value-type="string">
            <text:p>paladin</text:p>
          </table:table-cell>
          <table:table-cell office:value-type="string" calcext:value-type="string">
            <text:p>Detect Evil</text:p>
          </table:table-cell>
          <table:table-cell office:value-type="string" calcext:value-type="string">
            <text:p>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text:p>
          </table:table-cell>
          <table:table-cell table:number-columns-repeated="1021"/>
        </table:table-row>
        <table:table-row table:style-name="ro1">
          <table:table-cell office:value-type="string" calcext:value-type="string">
            <text:p>paladin</text:p>
          </table:table-cell>
          <table:table-cell office:value-type="string" calcext:value-type="string">
            <text:p>Smite Evil (Su)</text:p>
          </table:table-cell>
          <table:table-cell office:value-type="string" calcext:value-type="string">
            <text:p>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p>
          </table:table-cell>
          <table:table-cell table:number-columns-repeated="1021"/>
        </table:table-row>
        <table:table-row table:style-name="ro1">
          <table:table-cell office:value-type="string" calcext:value-type="string">
            <text:p>paladin</text:p>
          </table:table-cell>
          <table:table-cell office:value-type="string" calcext:value-type="string">
            <text:p>Divine Grace (Su)</text:p>
          </table:table-cell>
          <table:table-cell office:value-type="string" calcext:value-type="string">
            <text:p>At 2nd level, a paladin gains a bonus equal to her Charisma bonus (if any) on all saving throws.</text:p>
          </table:table-cell>
          <table:table-cell table:number-columns-repeated="1021"/>
        </table:table-row>
        <table:table-row table:style-name="ro1">
          <table:table-cell office:value-type="string" calcext:value-type="string">
            <text:p>paladin</text:p>
          </table:table-cell>
          <table:table-cell office:value-type="string" calcext:value-type="string">
            <text:p>Lay On Hands (Su)</text:p>
          </table:table-cell>
          <table:table-cell office:value-type="string" calcext:value-type="string">
            <text:p>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text:p>
          </table:table-cell>
          <table:table-cell table:number-columns-repeated="1021"/>
        </table:table-row>
        <table:table-row table:style-name="ro1">
          <table:table-cell office:value-type="string" calcext:value-type="string">
            <text:p>paladin</text:p>
          </table:table-cell>
          <table:table-cell office:value-type="string" calcext:value-type="string">
            <text:p>Aura of Courage (Su)</text:p>
          </table:table-cell>
          <table:table-cell office:value-type="string" calcext:value-type="string">
            <text:p>At 3rd level, a paladin is immune to fear (magical or otherwise). Each ally within 10 feet of her gains a +4 morale bonus on saving throws against fear effects. 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Divine Health (Ex)</text:p>
          </table:table-cell>
          <table:table-cell office:value-type="string" calcext:value-type="string">
            <text:p>At 3rd level, a paladin is immune to all diseases, including supernatural and magical diseases, including mummy rot.</text:p>
          </table:table-cell>
          <table:table-cell table:number-columns-repeated="1021"/>
        </table:table-row>
        <table:table-row table:style-name="ro1">
          <table:table-cell office:value-type="string" calcext:value-type="string">
            <text:p>paladin</text:p>
          </table:table-cell>
          <table:table-cell office:value-type="string" calcext:value-type="string">
            <text:p>Mercy (Su)</text:p>
          </table:table-cell>
          <table:table-cell office:value-type="string" calcext:value-type="string">
            <text:p>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text:p>
          </table:table-cell>
          <table:table-cell table:number-columns-repeated="1021"/>
        </table:table-row>
        <table:table-row table:style-name="ro1">
          <table:table-cell office:value-type="string" calcext:value-type="string">
            <text:p>paladin</text:p>
          </table:table-cell>
          <table:table-cell office:value-type="string" calcext:value-type="string">
            <text:p>Channel Positive Energy (Su)</text:p>
          </table:table-cell>
          <table:table-cell office:value-type="string" calcext:value-type="string">
            <text:p>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text:p>
          </table:table-cell>
          <table:table-cell table:number-columns-repeated="1021"/>
        </table:table-row>
        <table:table-row table:style-name="ro1">
          <table:table-cell office:value-type="string" calcext:value-type="string">
            <text:p>paladin</text:p>
          </table:table-cell>
          <table:table-cell office:value-type="string" calcext:value-type="string">
            <text:p>Spells</text:p>
          </table:table-cell>
          <table:table-cell office:value-type="string" calcext:value-type="string">
            <text:p>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ext:s/>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text:p>
          </table:table-cell>
          <table:table-cell table:number-columns-repeated="1021"/>
        </table:table-row>
        <table:table-row table:style-name="ro1">
          <table:table-cell office:value-type="string" calcext:value-type="string">
            <text:p>paladin</text:p>
          </table:table-cell>
          <table:table-cell office:value-type="string" calcext:value-type="string">
            <text:p>Divine Bond (Sp)</text:p>
          </table:table-cell>
          <table:table-cell office:value-type="string" calcext:value-type="string">
            <text:p>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text:p>
          </table:table-cell>
          <table:table-cell table:number-columns-repeated="1021"/>
        </table:table-row>
        <table:table-row table:style-name="ro1">
          <table:table-cell office:value-type="string" calcext:value-type="string">
            <text:p>paladin</text:p>
          </table:table-cell>
          <table:table-cell office:value-type="string" calcext:value-type="string">
            <text:p>Aura of Resolve (Su)</text:p>
          </table:table-cell>
          <table:table-cell office:value-type="string" calcext:value-type="string">
            <text:p>At 8th level, a paladin is immune to charm spells and spell-like abilities. Each ally within 10 feet of her gains a +4 morale bonus on saving throws against charm effects.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Aura of Justice (Su)</text:p>
          </table:table-cell>
          <table:table-cell office:value-type="string" calcext:value-type="string">
            <text:p>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text:p>
          </table:table-cell>
          <table:table-cell table:number-columns-repeated="1021"/>
        </table:table-row>
        <table:table-row table:style-name="ro1">
          <table:table-cell office:value-type="string" calcext:value-type="string">
            <text:p>paladin</text:p>
          </table:table-cell>
          <table:table-cell office:value-type="string" calcext:value-type="string">
            <text:p>Aura of Faith (Su)</text:p>
          </table:table-cell>
          <table:table-cell office:value-type="string" calcext:value-type="string">
            <text:p>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Aura of Righteousness (Su)</text:p>
          </table:table-cell>
          <table:table-cell office:value-type="string" calcext:value-type="string">
            <text:p>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Holy Champion (Su)</text:p>
          </table:table-cell>
          <table:table-cell office:value-type="string" calcext:value-type="string">
            <text:p>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text:p>
          </table:table-cell>
          <table:table-cell table:number-columns-repeated="1021"/>
        </table:table-row>
        <table:table-row table:style-name="ro1">
          <table:table-cell office:value-type="string" calcext:value-type="string">
            <text:p>paladin</text:p>
          </table:table-cell>
          <table:table-cell office:value-type="string" calcext:value-type="string">
            <text:p>Code of Conduct</text:p>
          </table:table-cell>
          <table:table-cell office:value-type="string" calcext:value-type="string">
            <text:p>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text:p>
          </table:table-cell>
          <table:table-cell table:number-columns-repeated="1021"/>
        </table:table-row>
        <table:table-row table:style-name="ro1">
          <table:table-cell office:value-type="string" calcext:value-type="string">
            <text:p>paladin</text:p>
          </table:table-cell>
          <table:table-cell office:value-type="string" calcext:value-type="string">
            <text:p>Associates</text:p>
          </table:table-cell>
          <table:table-cell office:value-type="string" calcext:value-type="string">
            <text:p>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text:p>
          </table:table-cell>
          <table:table-cell table:number-columns-repeated="1021"/>
        </table:table-row>
        <table:table-row table:style-name="ro1">
          <table:table-cell office:value-type="string" calcext:value-type="string">
            <text:p>ranger</text:p>
          </table:table-cell>
          <table:table-cell office:value-type="string" calcext:value-type="string">
            <text:p>Weapon and Armor Proficiency</text:p>
          </table:table-cell>
          <table:table-cell office:value-type="string" calcext:value-type="string">
            <text:p>A ranger is proficient with all simple and martial weapons and with light armor, medium armor, and shields (except tower shields).</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Track (Ex)</text:p>
          </table:table-cell>
          <table:table-cell office:value-type="string" calcext:value-type="string">
            <text:p>A ranger adds half his level (minimum 1) to Survival skill checks made to follow tracks.</text:p>
          </table:table-cell>
          <table:table-cell table:number-columns-repeated="1021"/>
        </table:table-row>
        <table:table-row table:style-name="ro1">
          <table:table-cell office:value-type="string" calcext:value-type="string">
            <text:p>ranger</text:p>
          </table:table-cell>
          <table:table-cell office:value-type="string" calcext:value-type="string">
            <text:p>Wild Empathy (Ex)</text:p>
          </table:table-cell>
          <table:table-cell office:value-type="string" calcext:value-type="string">
            <text:p>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text:p>
          </table:table-cell>
          <table:table-cell table:number-columns-repeated="1021"/>
        </table:table-row>
        <table:table-row table:style-name="ro1">
          <table:table-cell office:value-type="string" calcext:value-type="string">
            <text:p>ranger</text:p>
          </table:table-cell>
          <table:table-cell office:value-type="string" calcext:value-type="string">
            <text:p>Combat Style Feat (Ex)</text:p>
          </table:table-cell>
          <table:table-cell office:value-type="string" calcext:value-type="string">
            <text:p>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text:p>
          </table:table-cell>
          <table:table-cell table:number-columns-repeated="1021"/>
        </table:table-row>
        <table:table-row table:style-name="ro1">
          <table:table-cell office:value-type="string" calcext:value-type="string">
            <text:p>ranger</text:p>
          </table:table-cell>
          <table:table-cell office:value-type="string" calcext:value-type="string">
            <text:p>Endurance</text:p>
          </table:table-cell>
          <table:table-cell office:value-type="string" calcext:value-type="string">
            <text:p>A ranger gains Endurance as a bonus feat at 3rd level.</text:p>
          </table:table-cell>
          <table:table-cell table:number-columns-repeated="1021"/>
        </table:table-row>
        <table:table-row table:style-name="ro1">
          <table:table-cell office:value-type="string" calcext:value-type="string">
            <text:p>ranger</text:p>
          </table:table-cell>
          <table:table-cell office:value-type="string" calcext:value-type="string">
            <text:p>Favored Terrain (Ex)</text:p>
          </table:table-cell>
          <table:table-cell office:value-type="string"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Hunter's Bond (Ex)</text:p>
          </table:table-cell>
          <table:table-cell office:value-type="string" calcext:value-type="string">
            <text:p>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text:p>
          </table:table-cell>
          <table:table-cell table:number-columns-repeated="1021"/>
        </table:table-row>
        <table:table-row table:style-name="ro1">
          <table:table-cell office:value-type="string" calcext:value-type="string">
            <text:p>ranger</text:p>
          </table:table-cell>
          <table:table-cell office:value-type="string" calcext:value-type="string">
            <text:p>Spells</text:p>
          </table:table-cell>
          <table:table-cell office:value-type="string" calcext:value-type="string">
            <text:p>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ext:s/>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text:p>
          </table:table-cell>
          <table:table-cell table:number-columns-repeated="1021"/>
        </table:table-row>
        <table:table-row table:style-name="ro1">
          <table:table-cell office:value-type="string" calcext:value-type="string">
            <text:p>ranger</text:p>
          </table:table-cell>
          <table:table-cell office:value-type="string" calcext:value-type="string">
            <text:p>Woodland Stride (Ex)</text:p>
          </table:table-cell>
          <table:table-cell office:value-type="string" calcext:value-type="string">
            <text:p>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text:p>
          </table:table-cell>
          <table:table-cell table:number-columns-repeated="1021"/>
        </table:table-row>
        <table:table-row table:style-name="ro1">
          <table:table-cell office:value-type="string" calcext:value-type="string">
            <text:p>ranger</text:p>
          </table:table-cell>
          <table:table-cell office:value-type="string" calcext:value-type="string">
            <text:p>Swift Tracker (Ex)</text:p>
          </table:table-cell>
          <table:table-cell office:value-type="string" calcext:value-type="string">
            <text:p>Beginning at 8th level, a ranger can move at his normal speed while using Survival to follow tracks without taking the normal –5 penalty. He takes only a –10 penalty (instead of the normal –20) when moving at up to twice normal speed while tracking.</text:p>
          </table:table-cell>
          <table:table-cell table:number-columns-repeated="1021"/>
        </table:table-row>
        <table:table-row table:style-name="ro1">
          <table:table-cell office:value-type="string" calcext:value-type="string">
            <text:p>ranger</text:p>
          </table:table-cell>
          <table:table-cell office:value-type="string" calcext:value-type="string">
            <text:p>Evasion (Ex)</text:p>
          </table:table-cell>
          <table:table-cell office:value-type="string" calcext:value-type="string">
            <text:p>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text:p>
          </table:table-cell>
          <table:table-cell table:number-columns-repeated="1021"/>
        </table:table-row>
        <table:table-row table:style-name="ro1">
          <table:table-cell office:value-type="string" calcext:value-type="string">
            <text:p>ranger</text:p>
          </table:table-cell>
          <table:table-cell office:value-type="string" calcext:value-type="string">
            <text:p>Quarry (Ex)</text:p>
          </table:table-cell>
          <table:table-cell office:value-type="string" calcext:value-type="string">
            <text:p>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text:p>
          </table:table-cell>
          <table:table-cell table:number-columns-repeated="1021"/>
        </table:table-row>
        <table:table-row table:style-name="ro1">
          <table:table-cell office:value-type="string" calcext:value-type="string">
            <text:p>ranger</text:p>
          </table:table-cell>
          <table:table-cell office:value-type="string" calcext:value-type="string">
            <text:p>Camouflage (Ex)</text:p>
          </table:table-cell>
          <table:table-cell office:value-type="string" calcext:value-type="string">
            <text:p>A ranger of 12th level or higher can use the Stealth skill to hide in any of his favored terrains, even if the terrain doesn't grant cover or concealment.</text:p>
          </table:table-cell>
          <table:table-cell table:number-columns-repeated="1021"/>
        </table:table-row>
        <table:table-row table:style-name="ro1">
          <table:table-cell office:value-type="string" calcext:value-type="string">
            <text:p>ranger</text:p>
          </table:table-cell>
          <table:table-cell office:value-type="string" calcext:value-type="string">
            <text:p>Improved Evasion (Ex)</text:p>
          </table:table-cell>
          <table:table-cell office:value-type="string" calcext:value-type="string">
            <text:p>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text:p>
          </table:table-cell>
          <table:table-cell table:number-columns-repeated="1021"/>
        </table:table-row>
        <table:table-row table:style-name="ro1">
          <table:table-cell office:value-type="string" calcext:value-type="string">
            <text:p>ranger</text:p>
          </table:table-cell>
          <table:table-cell office:value-type="string" calcext:value-type="string">
            <text:p>Hide in Plain Sight (Ex)</text:p>
          </table:table-cell>
          <table:table-cell office:value-type="string" calcext:value-type="string">
            <text:p>While in any of his favored terrains, a ranger of 17th level or higher can use the Stealth skill even while being observed.</text:p>
          </table:table-cell>
          <table:table-cell table:number-columns-repeated="1021"/>
        </table:table-row>
        <table:table-row table:style-name="ro1">
          <table:table-cell office:value-type="string" calcext:value-type="string">
            <text:p>ranger</text:p>
          </table:table-cell>
          <table:table-cell office:value-type="string" calcext:value-type="string">
            <text:p>Improved Quarry (Ex)</text:p>
          </table:table-cell>
          <table:table-cell office:value-type="string" calcext:value-type="string">
            <text:p>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text:p>
          </table:table-cell>
          <table:table-cell table:number-columns-repeated="1021"/>
        </table:table-row>
        <table:table-row table:style-name="ro1">
          <table:table-cell office:value-type="string" calcext:value-type="string">
            <text:p>ranger</text:p>
          </table:table-cell>
          <table:table-cell office:value-type="string" calcext:value-type="string">
            <text:p>Master Hunter (Ex)</text:p>
          </table:table-cell>
          <table:table-cell office:value-type="string" calcext:value-type="string">
            <text:p>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text:p>
          </table:table-cell>
          <table:table-cell table:number-columns-repeated="1021"/>
        </table:table-row>
        <table:table-row table:style-name="ro1">
          <table:table-cell office:value-type="string" calcext:value-type="string">
            <text:p>rogue</text:p>
          </table:table-cell>
          <table:table-cell office:value-type="string" calcext:value-type="string">
            <text:p>Weapon and Armor Proficiency</text:p>
          </table:table-cell>
          <table:table-cell office:value-type="string" calcext:value-type="string">
            <text:p>Rogues are proficient with all simple weapons, plus the hand crossbow, rapier, sap, shortbow, and short sword. They are proficient with light armor, but not with shields.</text:p>
          </table:table-cell>
          <table:table-cell table:number-columns-repeated="1021"/>
        </table:table-row>
        <table:table-row table:style-name="ro1">
          <table:table-cell office:value-type="string" calcext:value-type="string">
            <text:p>rogue</text:p>
          </table:table-cell>
          <table:table-cell office:value-type="string" calcext:value-type="string">
            <text:p>Sneak Attack</text:p>
          </table:table-cell>
          <table:table-cell office:value-type="string" calcext:value-type="string">
            <text:p>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text:p>
          </table:table-cell>
          <table:table-cell table:number-columns-repeated="1021"/>
        </table:table-row>
        <table:table-row table:style-name="ro1">
          <table:table-cell office:value-type="string" calcext:value-type="string">
            <text:p>rogue</text:p>
          </table:table-cell>
          <table:table-cell office:value-type="string" calcext:value-type="string">
            <text:p>Trapfinding</text:p>
          </table:table-cell>
          <table:table-cell office:value-type="string" calcext:value-type="string">
            <text:p>A rogue adds 1/2 her level to Perception skill checks made to locate traps and to Disable Device skill checks (minimum +1). A rogue can use Disable Device to disarm magic traps.</text:p>
          </table:table-cell>
          <table:table-cell table:number-columns-repeated="1021"/>
        </table:table-row>
        <table:table-row table:style-name="ro1">
          <table:table-cell office:value-type="string" calcext:value-type="string">
            <text:p>rogue</text:p>
          </table:table-cell>
          <table:table-cell office:value-type="string" calcext:value-type="string">
            <text:p>Evasion (Ex)</text:p>
          </table:table-cell>
          <table:table-cell office:value-type="string" calcext:value-type="string">
            <text:p>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p>
          </table:table-cell>
          <table:table-cell table:number-columns-repeated="1021"/>
        </table:table-row>
        <table:table-row table:style-name="ro1">
          <table:table-cell office:value-type="string" calcext:value-type="string">
            <text:p>rogue</text:p>
          </table:table-cell>
          <table:table-cell office:value-type="string" calcext:value-type="string">
            <text:p>Rogue Talents</text:p>
          </table:table-cell>
          <table:table-cell office:value-type="string" calcext:value-type="string">
            <text:p>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text:p>
          </table:table-cell>
          <table:table-cell table:number-columns-repeated="1021"/>
        </table:table-row>
        <table:table-row table:style-name="ro1">
          <table:table-cell office:value-type="string" calcext:value-type="string">
            <text:p>rogue</text:p>
          </table:table-cell>
          <table:table-cell office:value-type="string" calcext:value-type="string">
            <text:p>Trap Sense (Ex)</text:p>
          </table:table-cell>
          <table:table-cell office:value-type="string" calcext:value-type="string">
            <text:p>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text:p>
          </table:table-cell>
          <table:table-cell table:number-columns-repeated="1021"/>
        </table:table-row>
        <table:table-row table:style-name="ro1">
          <table:table-cell office:value-type="string" calcext:value-type="string">
            <text:p>rogue</text:p>
          </table:table-cell>
          <table:table-cell office:value-type="string" calcext:value-type="string">
            <text:p>Uncanny Dodge (Ex)</text:p>
          </table:table-cell>
          <table:table-cell office:value-type="string" calcext:value-type="string">
            <text:p>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text:p>
          </table:table-cell>
          <table:table-cell table:number-columns-repeated="1021"/>
        </table:table-row>
        <table:table-row table:style-name="ro1">
          <table:table-cell office:value-type="string" calcext:value-type="string">
            <text:p>rogue</text:p>
          </table:table-cell>
          <table:table-cell office:value-type="string" calcext:value-type="string">
            <text:p>Improved Uncanny Dodge (Ex)</text:p>
          </table:table-cell>
          <table:table-cell office:value-type="string" calcext:value-type="string">
            <text:p>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text:p>
          </table:table-cell>
          <table:table-cell table:number-columns-repeated="1021"/>
        </table:table-row>
        <table:table-row table:style-name="ro1">
          <table:table-cell office:value-type="string" calcext:value-type="string">
            <text:p>rogue</text:p>
          </table:table-cell>
          <table:table-cell office:value-type="string" calcext:value-type="string">
            <text:p>Advanced Talents</text:p>
          </table:table-cell>
          <table:table-cell office:value-type="string" calcext:value-type="string">
            <text:p>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text:p>
          </table:table-cell>
          <table:table-cell table:number-columns-repeated="1021"/>
        </table:table-row>
        <table:table-row table:style-name="ro1">
          <table:table-cell office:value-type="string" calcext:value-type="string">
            <text:p>rogue</text:p>
          </table:table-cell>
          <table:table-cell office:value-type="string" calcext:value-type="string">
            <text:p>Master Strike</text:p>
          </table:table-cell>
          <table:table-cell office:value-type="string" calcext:value-type="string">
            <text:p><text:s/>(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text:p>
          </table:table-cell>
          <table:table-cell table:number-columns-repeated="1021"/>
        </table:table-row>
        <table:table-row table:style-name="ro1">
          <table:table-cell office:value-type="string" calcext:value-type="string">
            <text:p>sorcerer</text:p>
          </table:table-cell>
          <table:table-cell office:value-type="string" calcext:value-type="string">
            <text:p>Weapon and Armor Proficiency</text:p>
          </table:table-cell>
          <table:table-cell office:value-type="string"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cell table:number-columns-repeated="1021"/>
        </table:table-row>
        <table:table-row table:style-name="ro1">
          <table:table-cell office:value-type="string" calcext:value-type="string">
            <text:p>sorcerer</text:p>
          </table:table-cell>
          <table:table-cell office:value-type="string" calcext:value-type="string">
            <text:p>Spells</text:p>
          </table:table-cell>
          <table:table-cell office:value-type="string"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ext:s/>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text:p>
          </table:table-cell>
          <table:table-cell table:number-columns-repeated="1021"/>
        </table:table-row>
        <table:table-row table:style-name="ro1">
          <table:table-cell office:value-type="string" calcext:value-type="string">
            <text:p>sorcerer</text:p>
          </table:table-cell>
          <table:table-cell office:value-type="string" calcext:value-type="string">
            <text:p>Bloodline</text:p>
          </table:table-cell>
          <table:table-cell office:value-type="string"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text:p>
          </table:table-cell>
          <table:table-cell table:number-columns-repeated="1021"/>
        </table:table-row>
        <table:table-row table:style-name="ro1">
          <table:table-cell office:value-type="string" calcext:value-type="string">
            <text:p>sorcerer</text:p>
          </table:table-cell>
          <table:table-cell office:value-type="string" calcext:value-type="string">
            <text:p>Cantrips</text:p>
          </table:table-cell>
          <table:table-cell office:value-type="string" calcext:value-type="string">
            <text:p>Sorcerers learn a number of cantrips, or 0-level spells, as noted on Table: Sorcerer Spells Known under â€œSpells Known.â€ These spells are cast like any other spell, but they do not consume any slots and may be used again.</text:p>
          </table:table-cell>
          <table:table-cell table:number-columns-repeated="1021"/>
        </table:table-row>
        <table:table-row table:style-name="ro1">
          <table:table-cell office:value-type="string" calcext:value-type="string">
            <text:p>sorcerer</text:p>
          </table:table-cell>
          <table:table-cell office:value-type="string" calcext:value-type="string">
            <text:p>Eschew Materials</text:p>
          </table:table-cell>
          <table:table-cell office:value-type="string" calcext:value-type="string">
            <text:p>A sorcerer gains Eschew Materials as a bonus feat at 1st level.</text:p>
          </table:table-cell>
          <table:table-cell table:number-columns-repeated="1021"/>
        </table:table-row>
        <table:table-row table:style-name="ro1">
          <table:table-cell office:value-type="string" calcext:value-type="string">
            <text:p>wizard</text:p>
          </table:table-cell>
          <table:table-cell office:value-type="string" calcext:value-type="string">
            <text:p>Weapon and Armor Proficiency</text:p>
          </table:table-cell>
          <table:table-cell office:value-type="string" calcext:value-type="string">
            <text:p>Wizards are proficient with the club, dagger, heavy crossbow, light crossbow, and quarterstaff, but not with any type of armor or shield. Armor interferes with a wizard's movements, which can cause his spells with somatic components to fail.</text:p>
          </table:table-cell>
          <table:table-cell table:number-columns-repeated="1021"/>
        </table:table-row>
        <table:table-row table:style-name="ro1">
          <table:table-cell office:value-type="string" calcext:value-type="string">
            <text:p>wizard</text:p>
          </table:table-cell>
          <table:table-cell office:value-type="string" calcext:value-type="string">
            <text:p>Spells</text:p>
          </table:table-cell>
          <table:table-cell office:value-type="string" calcext:value-type="string">
            <text:p>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ext:s/>Table: Ability Modifiers and Bonus Spells).A wizard may know any number of spells. He must choose and prepare his spells ahead of time by getting 8 hours of sleep and spending 1 hour studying his spellbook. While studying, the wizard decides which spells to prepare.</text:p>
          </table:table-cell>
          <table:table-cell table:number-columns-repeated="1021"/>
        </table:table-row>
        <table:table-row table:style-name="ro1">
          <table:table-cell office:value-type="string" calcext:value-type="string">
            <text:p>wizard</text:p>
          </table:table-cell>
          <table:table-cell office:value-type="string" calcext:value-type="string">
            <text:p>Bonus Languages</text:p>
          </table:table-cell>
          <table:table-cell office:value-type="string" calcext:value-type="string">
            <text:p>A wizard may substitute Draconic for one of the bonus languages available to the character because of his race.</text:p>
          </table:table-cell>
          <table:table-cell table:number-columns-repeated="1021"/>
        </table:table-row>
        <table:table-row table:style-name="ro1">
          <table:table-cell office:value-type="string" calcext:value-type="string">
            <text:p>wizard</text:p>
          </table:table-cell>
          <table:table-cell office:value-type="string" calcext:value-type="string">
            <text:p>Arcane Bond (Ex or Sp)</text:p>
          </table:table-cell>
          <table:table-cell office:value-type="string" calcext:value-type="string">
            <text:p>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text:p>
          </table:table-cell>
          <table:table-cell table:number-columns-repeated="1021"/>
        </table:table-row>
        <table:table-row table:style-name="ro1">
          <table:table-cell office:value-type="string" calcext:value-type="string">
            <text:p>wizard</text:p>
          </table:table-cell>
          <table:table-cell office:value-type="string" calcext:value-type="string">
            <text:p>Arcane School</text:p>
          </table:table-cell>
          <table:table-cell office:value-type="string" calcext:value-type="string">
            <text:p>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text:p>
          </table:table-cell>
          <table:table-cell table:number-columns-repeated="1021"/>
        </table:table-row>
        <table:table-row table:style-name="ro1">
          <table:table-cell office:value-type="string" calcext:value-type="string">
            <text:p>wizard</text:p>
          </table:table-cell>
          <table:table-cell office:value-type="string" calcext:value-type="string">
            <text:p>Cantrips:</text:p>
          </table:table-cell>
          <table:table-cell office:value-type="string" calcext:value-type="string">
            <text:p><text:s/>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text:p>
          </table:table-cell>
          <table:table-cell table:number-columns-repeated="1021"/>
        </table:table-row>
        <table:table-row table:style-name="ro1">
          <table:table-cell office:value-type="string" calcext:value-type="string">
            <text:p>wizard</text:p>
          </table:table-cell>
          <table:table-cell office:value-type="string" calcext:value-type="string">
            <text:p>Scribe Scroll</text:p>
          </table:table-cell>
          <table:table-cell office:value-type="string" calcext:value-type="string">
            <text:p>At 1st level, a wizard gains Scribe Scroll as a bonus feat.</text:p>
          </table:table-cell>
          <table:table-cell table:number-columns-repeated="1021"/>
        </table:table-row>
        <table:table-row table:style-name="ro1">
          <table:table-cell office:value-type="string" calcext:value-type="string">
            <text:p>wizard</text:p>
          </table:table-cell>
          <table:table-cell office:value-type="string" calcext:value-type="string">
            <text:p>Bonus Feats</text:p>
          </table:table-cell>
          <table:table-cell office:value-type="string" calcext:value-type="string">
            <text:p>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text:p>
          </table:table-cell>
          <table:table-cell table:number-columns-repeated="1021"/>
        </table:table-row>
        <table:table-row table:style-name="ro1">
          <table:table-cell office:value-type="string" calcext:value-type="string">
            <text:p>wizard</text:p>
          </table:table-cell>
          <table:table-cell office:value-type="string" calcext:value-type="string">
            <text:p>Spellbooks</text:p>
          </table:table-cell>
          <table:table-cell office:value-type="string" calcext:value-type="string">
            <text:p>A wizard must study his spellbook each day to prepare his spells. He cannot prepare any spell not recorded in his spellbook, except for read magic, which all wizards can prepare from memory.</text:p>
          </table:table-cell>
          <table:table-cell table:number-columns-repeated="1021"/>
        </table:table-row>
      </table:table>
      <table:table table:name="dump_fr" table:style-name="ta1">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
          <table:table-cell table:style-name="ce1" office:value-type="string" calcext:value-type="string">
            <text:p>class_fr</text:p>
          </table:table-cell>
          <table:table-cell table:style-name="ce1" office:value-type="string" calcext:value-type="string">
            <text:p>name_fr</text:p>
          </table:table-cell>
          <table:table-cell table:style-name="ce1" office:value-type="string" calcext:value-type="string">
            <text:p>description_fr</text:p>
          </table:table-cell>
          <table:table-cell table:style-name="ce1" table:number-columns-repeated="1021"/>
        </table:table-row>
        <table:table-row table:style-name="ro1">
          <table:table-cell office:value-type="string" calcext:value-type="string">
            <text:p>Barbare</text:p>
          </table:table-cell>
          <table:table-cell office:value-type="string" calcext:value-type="string">
            <text:p>Armes et armures</text:p>
          </table:table-cell>
          <table:table-cell office:value-type="string" calcext:value-type="string">
            <text:p>Le barbare est formé au maniement de toutes les armes courantes et de guerre, ainsi qu’au port des armures légères et intermédiaires, et à l’utilisation des boucliers (à l’exception des pavois).</text:p>
          </table:table-cell>
          <table:table-cell table:number-columns-repeated="1021"/>
        </table:table-row>
        <table:table-row table:style-name="ro1">
          <table:table-cell office:value-type="string" calcext:value-type="string">
            <text:p>Barbare</text:p>
          </table:table-cell>
          <table:table-cell office:value-type="string" calcext:value-type="string">
            <text:p>Déplacement accéléré (Ext)</text:p>
          </table:table-cell>
          <table:table-cell office:value-type="string" calcext:value-type="string">
            <text:p>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text:p>
          </table:table-cell>
          <table:table-cell table:number-columns-repeated="1021"/>
        </table:table-row>
        <table:table-row table:style-name="ro2">
          <table:table-cell office:value-type="string" calcext:value-type="string">
            <text:p>Barbare</text:p>
          </table:table-cell>
          <table:table-cell office:value-type="string" calcext:value-type="string">
            <text:p>Rage de berserker (Ext)</text:p>
          </table:table-cell>
          <table:table-cell office:value-type="string" calcext:value-type="string">
            <text:p>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text:p>
            <text:p>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text:p>
            <text:p>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text:p>
          </table:table-cell>
          <table:table-cell table:number-columns-repeated="1021"/>
        </table:table-row>
        <table:table-row table:style-name="ro3">
          <table:table-cell office:value-type="string" calcext:value-type="string">
            <text:p>Barbare</text:p>
          </table:table-cell>
          <table:table-cell office:value-type="string" calcext:value-type="string">
            <text:p>Pouvoirs de rage (Ext)</text:p>
          </table:table-cell>
          <table:table-cell office:value-type="string" calcext:value-type="string">
            <text:p>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text:p>
            <text:p>Voir la liste des pouvoirs de rage.</text:p>
          </table:table-cell>
          <table:table-cell table:number-columns-repeated="1021"/>
        </table:table-row>
        <table:table-row table:style-name="ro3">
          <table:table-cell office:value-type="string" calcext:value-type="string">
            <text:p>Barbare</text:p>
          </table:table-cell>
          <table:table-cell office:value-type="string" calcext:value-type="string">
            <text:p>Esquive instinctive (Ext)</text:p>
          </table:table-cell>
          <table:table-cell office:value-type="string" calcext:value-type="string">
            <text:p>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text:p>
            <text:p>Si un barbare possède déjà la capacité d’esquive instinctive (grâce à une autre classe par exemple), il gagne la capacité d’esquive instinctive supérieure.</text:p>
          </table:table-cell>
          <table:table-cell table:number-columns-repeated="1021"/>
        </table:table-row>
        <table:table-row table:style-name="ro1">
          <table:table-cell office:value-type="string" calcext:value-type="string">
            <text:p>Barbare</text:p>
          </table:table-cell>
          <table:table-cell office:value-type="string" calcext:value-type="string">
            <text:p>Sens des pièges (Ext)</text:p>
          </table:table-cell>
          <table:table-cell office:value-type="string" calcext:value-type="string">
            <text:p>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text:p>
          </table:table-cell>
          <table:table-cell table:number-columns-repeated="1021"/>
        </table:table-row>
        <table:table-row table:style-name="ro3">
          <table:table-cell office:value-type="string" calcext:value-type="string">
            <text:p>Barbare</text:p>
          </table:table-cell>
          <table:table-cell office:value-type="string" calcext:value-type="string">
            <text:p>Esquive instinctive supérieure (Ext)</text:p>
          </table:table-cell>
          <table:table-cell office:value-type="string" calcext:value-type="string">
            <text:p>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text:p>
            <text:p>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text:p>
          </table:table-cell>
          <table:table-cell table:number-columns-repeated="1021"/>
        </table:table-row>
        <table:table-row table:style-name="ro1">
          <table:table-cell office:value-type="string" calcext:value-type="string">
            <text:p>Barbare</text:p>
          </table:table-cell>
          <table:table-cell office:value-type="string" calcext:value-type="string">
            <text:p>Réduction de dégâts (Ext)</text:p>
          </table:table-cell>
          <table:table-cell office:value-type="string" calcext:value-type="string">
            <text:p>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text:p>
          </table:table-cell>
          <table:table-cell table:number-columns-repeated="1021"/>
        </table:table-row>
        <table:table-row table:style-name="ro1">
          <table:table-cell office:value-type="string" calcext:value-type="string">
            <text:p>Barbare</text:p>
          </table:table-cell>
          <table:table-cell office:value-type="string" calcext:value-type="string">
            <text:p>Rage de grand berserker (Ext)</text:p>
          </table:table-cell>
          <table:table-cell office:value-type="string" calcext:value-type="string">
            <text:p>À partir du niveau 11, les bonus de moral à la Force et à la Constitution gagnés lorsque le barbare entre en rage passent à +6 et le bonus de moral aux jets de Volonté grimpe à +3.</text:p>
          </table:table-cell>
          <table:table-cell table:number-columns-repeated="1021"/>
        </table:table-row>
        <table:table-row table:style-name="ro1">
          <table:table-cell office:value-type="string" calcext:value-type="string">
            <text:p>Barbare</text:p>
          </table:table-cell>
          <table:table-cell office:value-type="string" calcext:value-type="string">
            <text:p>Volonté indomptable (Ext)</text:p>
          </table:table-cell>
          <table:table-cell office:value-type="string" calcext:value-type="string">
            <text:p>Lorsqu’un barbare de niveau 14 ou plus est en rage, il gagne un bonus de +4 aux jets de Volonté contre les sorts d’Enchantement. Ce bonus se cumule avec tous les autres modificateurs, y compris le bonus de moral octroyé par la rage.</text:p>
          </table:table-cell>
          <table:table-cell table:number-columns-repeated="1021"/>
        </table:table-row>
        <table:table-row table:style-name="ro1">
          <table:table-cell office:value-type="string" calcext:value-type="string">
            <text:p>Barbare</text:p>
          </table:table-cell>
          <table:table-cell office:value-type="string" calcext:value-type="string">
            <text:p>Rage sans fatigue (Ext)</text:p>
          </table:table-cell>
          <table:table-cell office:value-type="string" calcext:value-type="string">
            <text:p>Dès le niveau 17, un barbare n’est plus fatigué lorsqu’il met fin à sa rage.</text:p>
          </table:table-cell>
          <table:table-cell table:number-columns-repeated="1021"/>
        </table:table-row>
        <table:table-row table:style-name="ro1">
          <table:table-cell office:value-type="string" calcext:value-type="string">
            <text:p>Barbare</text:p>
          </table:table-cell>
          <table:table-cell office:value-type="string" calcext:value-type="string">
            <text:p>Rage de maître berserker (Ext)</text:p>
          </table:table-cell>
          <table:table-cell office:value-type="string" calcext:value-type="string">
            <text:p>Au niveau 20, les bonus de moral à la Force et à la Constitution gagnés lorsque le barbare entre en rage passent à +8 et le bonus de moral aux jets de Volonté grimpe à +4.</text:p>
          </table:table-cell>
          <table:table-cell table:number-columns-repeated="1021"/>
        </table:table-row>
        <table:table-row table:style-name="ro1">
          <table:table-cell office:value-type="string" calcext:value-type="string">
            <text:p>Barbare</text:p>
          </table:table-cell>
          <table:table-cell office:value-type="string" calcext:value-type="string">
            <text:p>Anciens barbares </text:p>
          </table:table-cell>
          <table:table-cell office:value-type="string" calcext:value-type="string">
            <text:p>Un barbare qui devient loyal perd la capacité d'entrer en rage et ne peut plus gagner de niveau en tant que barbare. Il conserve tous les autres avantages octroyés par la classe.</text:p>
          </table:table-cell>
          <table:table-cell table:number-columns-repeated="1021"/>
        </table:table-row>
        <table:table-row table:style-name="ro1">
          <table:table-cell office:value-type="string" calcext:value-type="string">
            <text:p>Barde</text:p>
          </table:table-cell>
          <table:table-cell office:value-type="string" calcext:value-type="string">
            <text:p>Armes et armures</text:p>
          </table:table-cell>
          <table:table-cell office:value-type="string" calcext:value-type="string">
            <text:p>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text:p>
          </table:table-cell>
          <table:table-cell table:number-columns-repeated="1021"/>
        </table:table-row>
        <table:table-row table:style-name="ro4">
          <table:table-cell office:value-type="string" calcext:value-type="string">
            <text:p>Barde</text:p>
          </table:table-cell>
          <table:table-cell office:value-type="string" calcext:value-type="string">
            <text:p>Sorts</text:p>
          </table:table-cell>
          <table:table-cell office:value-type="string" calcext:value-type="string">
            <text:p>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text:p>
            <text:p>Comme les autres lanceurs de sorts, le barde ne peut lancer qu’un certain nombre de sorts de chaque niveau chaque jour. Son quota de sorts quotidiens est indiqué sur la Table "Le Barde". En plus de cela, il reçoit des sorts en bonus chaque jour s’il possède un Charisme élevé (voir la Table "Modificateurs de caractéristique et sorts en bonus").</text:p>
            <text:p>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Sorts connus par le barde" (contrairement au quota de sorts quotidiens, le nombre de sorts connus par un barde n’est pas modifié par sa valeur de Charisme ; les chiffres de la Table "Sorts connus par le barde" sont fixes).</text:p>
            <text:p>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text:p>
            <text:p>Un barde n’a pas besoin de préparer ses sorts à l’avance. Il peut lancer n’importe quel sort de son répertoire à n’importe quel moment, pour autant qu’il n’ait pas épuisé son quota de sorts de ce niveau pour la journée.</text:p>
          </table:table-cell>
          <table:table-cell table:number-columns-repeated="1021"/>
        </table:table-row>
        <table:table-row table:style-name="ro1">
          <table:table-cell office:value-type="string" calcext:value-type="string">
            <text:p>Barde</text:p>
          </table:table-cell>
          <table:table-cell office:value-type="string" calcext:value-type="string">
            <text:p>Savoir bardique (Ext)</text:p>
          </table:table-cell>
          <table:table-cell office:value-type="string" calcext:value-type="string">
            <text:p>Un barde ajoute la moitié de son niveau de classe (au minimum 1) à tous ses tests de Connaissances et peut utiliser n’importe quelle compétence de Connaissances, même s’il n’a pas investi de points de compétence dans celle-ci.</text:p>
          </table:table-cell>
          <table:table-cell table:number-columns-repeated="1021"/>
        </table:table-row>
        <table:table-row table:style-name="ro5">
          <table:table-cell office:value-type="string" calcext:value-type="string">
            <text:p>Barde</text:p>
          </table:table-cell>
          <table:table-cell office:value-type="string" calcext:value-type="string">
            <text:p>Représentation bardique</text:p>
          </table:table-cell>
          <table:table-cell office:value-type="string" calcext:value-type="string">
            <text:p>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text:p>
            <text:p>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text:p>
            <text:p>À partir du niveau 7, le barde n’a besoin que d’une action de mouvement pour activer un effet de représentation bardique. À partir du niveau 13, une action rapide suffit.</text:p>
            <text:p>Chaque représentation bardique possède une composante sonore, une composante visuelle, ou les deux.</text:p>
            <text:p>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text:p>
            <text:p>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text:p>
            <text:p>Voir la liste des représentations bardiques.</text:p>
            <text:p>En remplacement de sa représentation bardique, le barde peut exécuter, sous certaines conditions, un chef-d’œuvre lui permettant de réaliser un exploit incroyable. Voir la description des chefs-d’œuvre.</text:p>
          </table:table-cell>
          <table:table-cell table:number-columns-repeated="1021"/>
        </table:table-row>
        <table:table-row table:style-name="ro1">
          <table:table-cell office:value-type="string" calcext:value-type="string">
            <text:p>Barde</text:p>
          </table:table-cell>
          <table:table-cell office:value-type="string" calcext:value-type="string">
            <text:p>Tours de magie</text:p>
          </table:table-cell>
          <table:table-cell office:value-type="string" calcext:value-type="string">
            <text:p>Les bardes apprennent un certain nombre de tours de magie (ou sorts de niveau 0) comme indiqué dans la Table "Sorts connus par le barde". Ces sorts sont lancés de la même manière que les autres mais ils ne nécessitent aucun emplacement de sorts et peuvent être utilisés de manière illimitée.</text:p>
          </table:table-cell>
          <table:table-cell table:number-columns-repeated="1021"/>
        </table:table-row>
        <table:table-row table:style-name="ro3">
          <table:table-cell office:value-type="string" calcext:value-type="string">
            <text:p>Barde</text:p>
          </table:table-cell>
          <table:table-cell office:value-type="string" calcext:value-type="string">
            <text:p>V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21"/>
        </table:table-row>
        <table:table-row table:style-name="ro1">
          <table:table-cell office:value-type="string" calcext:value-type="string">
            <text:p>Barde</text:p>
          </table:table-cell>
          <table:table-cell office:value-type="string" calcext:value-type="string">
            <text:p>Érudition (Ext)</text:p>
          </table:table-cell>
          <table:table-cell office:value-type="string" calcext:value-type="string">
            <text:p>Au niveau 2, le barde acquiert une certaine résistance aux représentations des autres bardes et aux effets de son en général. Il gagne un bonus de +4 aux jets de sauvegarde contre les effets des représentations bardiques, les effets de son et les effets de langage.</text:p>
          </table:table-cell>
          <table:table-cell table:number-columns-repeated="1021"/>
        </table:table-row>
        <table:table-row table:style-name="ro1">
          <table:table-cell office:value-type="string" calcext:value-type="string">
            <text:p>Barde</text:p>
          </table:table-cell>
          <table:table-cell office:value-type="string" calcext:value-type="string">
            <text:p>Maître du savoir (Ext)</text:p>
          </table:table-cell>
          <table:table-cell office:value-type="string" calcext:value-type="string">
            <text:p>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text:p>
          </table:table-cell>
          <table:table-cell table:number-columns-repeated="1021"/>
        </table:table-row>
        <table:table-row table:style-name="ro1">
          <table:table-cell office:value-type="string" calcext:value-type="string">
            <text:p>Barde</text:p>
          </table:table-cell>
          <table:table-cell office:value-type="string" calcext:value-type="string">
            <text:p>Touche-à-tout (Ext)</text:p>
          </table:table-cell>
          <table:table-cell office:value-type="string" calcext:value-type="string">
            <text:p>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text:p>
          </table:table-cell>
          <table:table-cell table:number-columns-repeated="1021"/>
        </table:table-row>
        <table:table-row table:style-name="ro2">
          <table:table-cell office:value-type="string" calcext:value-type="string">
            <text:p>Druide</text:p>
          </table:table-cell>
          <table:table-cell office:value-type="string" calcext:value-type="string">
            <text:p>Armes et armures</text:p>
          </table:table-cell>
          <table:table-cell office:value-type="string" calcext:value-type="string">
            <text:p>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text:p>
            <text:p>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text:p>
            <text:p>Si un druide porte une armure ou un bouclier qui lui est interdit, il perd l’accès à ses sorts de druide et à toutes ses aptitudes de classe surnaturelles ou magiques tant qu’il porte l’objet en question et pendant les vingt-quatre heures suivantes.</text:p>
          </table:table-cell>
          <table:table-cell table:number-columns-repeated="1021"/>
        </table:table-row>
        <table:table-row table:style-name="ro6">
          <table:table-cell office:value-type="string" calcext:value-type="string">
            <text:p>Druide</text:p>
          </table:table-cell>
          <table:table-cell office:value-type="string" calcext:value-type="string">
            <text:p>Sorts</text:p>
          </table:table-cell>
          <table:table-cell office:value-type="string" calcext:value-type="string">
            <text:p>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text:p>
            <text:p>Pour préparer ou lancer un sort, un druide doit avoir une valeur de Sagesse supérieure ou égale à 10 + le niveau du sort. Le DD des jets de sauvegarde contre les sorts du druide est égal à 10 + le niveau du sort + le modificateur de Sagesse du druide.</text:p>
            <text:p>Comme les autres lanceurs de sorts, le druide ne peut lancer qu’un nombre de sorts donné de chaque niveau chaque jour. Son quota de sorts quotidiens est indiqué sur la Table "Le Druide". En plus de cela, il reçoit des sorts en bonus chaque jour si sa valeur de Sagesse est suffisamment élevée (voir la Table "Modificateurs de caractéristique et sorts en bonus").</text:p>
            <text:p>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text:p>
          </table:table-cell>
          <table:table-cell table:number-columns-repeated="1021"/>
        </table:table-row>
        <table:table-row table:style-name="ro1">
          <table:table-cell office:value-type="string" calcext:value-type="string">
            <text:p>Druide</text:p>
          </table:table-cell>
          <table:table-cell office:value-type="string" calcext:value-type="string">
            <text:p>Incantation spontanée</text:p>
          </table:table-cell>
          <table:table-cell office:value-type="string" calcext:value-type="string">
            <text:p>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text:p>
          </table:table-cell>
          <table:table-cell table:number-columns-repeated="1021"/>
        </table:table-row>
        <table:table-row table:style-name="ro1">
          <table:table-cell office:value-type="string" calcext:value-type="string">
            <text:p>Druide</text:p>
          </table:table-cell>
          <table:table-cell office:value-type="string" calcext:value-type="string">
            <text:p>Sorts du Bien, du Chaos, de la Loi et du Mal</text:p>
          </table:table-cell>
          <table:table-cell office:value-type="string" calcext:value-type="string">
            <text:p>Un druide ne peut pas lancer de sorts dont l’alignement est opposé au sien ou à celui de son dieu (s’il en sert un). L’alignement d’un sort est indiqué dans sa description par les registres Bien, Chaos, Loi et Mal.</text:p>
          </table:table-cell>
          <table:table-cell table:number-columns-repeated="1021"/>
        </table:table-row>
        <table:table-row table:style-name="ro1">
          <table:table-cell office:value-type="string" calcext:value-type="string">
            <text:p>Druide</text:p>
          </table:table-cell>
          <table:table-cell office:value-type="string" calcext:value-type="string">
            <text:p>Oraisons</text:p>
          </table:table-cell>
          <table:table-cell office:value-type="string" calcext:value-type="string">
            <text:p>Les druides peuvent préparer un certain nombre d’oraisons (ou sorts de niveau 0) chaque jour, comme indiqué sur la Table "Le Druide" sous la mention « Sorts par jour ». Il jette ces sorts comme les autres mais ils ne sont pas perdus lorsqu’ils sont lancés et peuvent être utilisés à volonté.</text:p>
          </table:table-cell>
          <table:table-cell table:number-columns-repeated="1021"/>
        </table:table-row>
        <table:table-row table:style-name="ro2">
          <table:table-cell office:value-type="string" calcext:value-type="string">
            <text:p>Druide</text:p>
          </table:table-cell>
          <table:table-cell office:value-type="string" calcext:value-type="string">
            <text:p>Langues supplémentaires</text:p>
          </table:table-cell>
          <table:table-cell office:value-type="string" calcext:value-type="string">
            <text:p>Le sylvestre, le langage des créatures des bois, vient s’ajouter à la liste des langues que le druide peut choisir comme langues supplémentaires au niveau 1.</text:p>
            <text:p>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text:p>
            <text:p>Le druidique possède son propre alphabet.</text:p>
          </table:table-cell>
          <table:table-cell table:number-columns-repeated="1021"/>
        </table:table-row>
        <table:table-row table:style-name="ro1">
          <table:table-cell office:value-type="string" calcext:value-type="string">
            <text:p>Druide</text:p>
          </table:table-cell>
          <table:table-cell office:value-type="string" calcext:value-type="string">
            <text:p>Pacte avec la nature (Ext)</text:p>
          </table:table-cell>
          <table:table-cell office:value-type="string" calcext:value-type="string">
            <text:p>Au niveau 1, un lien se crée entre le druide et la nature, lien qui peut prendre une des deux formes suivantes.</text:p>
          </table:table-cell>
          <table:table-cell table:number-columns-repeated="1021"/>
        </table:table-row>
        <table:table-row table:style-name="ro7">
          <table:table-cell office:value-type="string" calcext:value-type="string">
            <text:p>Druide</text:p>
          </table:table-cell>
          <table:table-cell office:value-type="string" calcext:value-type="string">
            <text:p>Domaine de druide</text:p>
          </table:table-cell>
          <table:table-cell office:value-type="string" calcext:value-type="string">
            <text:p>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text:p>
            <text:p>Ultimate Magic - Art de la Magie</text:p>
            <text:p>En plus de ces domaines communs avec les prêtres, un druide peut choisir un domaine animal ou environnemental au lieu de l’un des domaines précité.</text:p>
            <text:p>Tout comme les domaines de prêtre, ceux du druide lui donnent des pouvoirs et des sorts de domaine. Un druide qui choisit un domaine animal ou environnemental gagne un emplacement de sort de domaine par niveau.</text:p>
            <text:p>Un druide qui vénère un dieu (et non la nature en général) ne peut pas choisir un domaine animal ou environnemental qui entre en contradiction avec les thèmes associés à sa divinité ou qui sort de sa juridiction.</text:p>
            <text:p>Si un pouvoir de domaine animal ou environnement autorise un jet de sauvegarde, le DD du jet est égal à 10 + 1/2 du niveau du druide + modificateur de Sagesse.</text:p>
            <text:p>Les autres classes basées sur la nature qui donnent accès à des domaines peuvent choisir un domaine animal ou environnemental au lieu d’un domaine ordinaire.</text:p>
          </table:table-cell>
          <table:table-cell table:number-columns-repeated="1021"/>
        </table:table-row>
        <table:table-row table:style-name="ro2">
          <table:table-cell office:value-type="string" calcext:value-type="string">
            <text:p>Druide</text:p>
          </table:table-cell>
          <table:table-cell office:value-type="string" calcext:value-type="string">
            <text:p>Compagnon animal</text:p>
          </table:table-cell>
          <table:table-cell office:value-type="string" calcext:value-type="string">
            <text:p>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text:p>
            <text:p>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text:p>
            <text:p>Voir aussi la liste des compagnons animaux</text:p>
          </table:table-cell>
          <table:table-cell table:number-columns-repeated="1021"/>
        </table:table-row>
        <table:table-row table:style-name="ro1">
          <table:table-cell office:value-type="string" calcext:value-type="string">
            <text:p>Druide</text:p>
          </table:table-cell>
          <table:table-cell office:value-type="string" calcext:value-type="string">
            <text:p>Instinct naturel (Ext)</text:p>
          </table:table-cell>
          <table:table-cell office:value-type="string" calcext:value-type="string">
            <text:p>Le druide bénéficie d’un bonus de +2 aux tests de Connaissances (nature) et de Survie.</text:p>
          </table:table-cell>
          <table:table-cell table:number-columns-repeated="1021"/>
        </table:table-row>
        <table:table-row table:style-name="ro2">
          <table:table-cell office:value-type="string" calcext:value-type="string">
            <text:p>Druide</text:p>
          </table:table-cell>
          <table:table-cell office:value-type="string" calcext:value-type="string">
            <text:p>Empathie sauvage (Ext)</text:p>
          </table:table-cell>
          <table:table-cell office:value-type="string" calcext:value-type="string">
            <text:p>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text:p>
            <text:p>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text:p>
            <text:p>Un druide peut également utiliser cette aptitude pour influencer une créature magique dont la valeur d’Intelligence est de 1 ou 2 mais son test subit alors un malus de -4.</text:p>
          </table:table-cell>
          <table:table-cell table:number-columns-repeated="1021"/>
        </table:table-row>
        <table:table-row table:style-name="ro1">
          <table:table-cell office:value-type="string" calcext:value-type="string">
            <text:p>Druide</text:p>
          </table:table-cell>
          <table:table-cell office:value-type="string" calcext:value-type="string">
            <text:p>Déplacement facilité (Ext)</text:p>
          </table:table-cell>
          <table:table-cell office:value-type="string" calcext:value-type="string">
            <text:p>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text:p>
          </table:table-cell>
          <table:table-cell table:number-columns-repeated="1021"/>
        </table:table-row>
        <table:table-row table:style-name="ro1">
          <table:table-cell office:value-type="string" calcext:value-type="string">
            <text:p>Druide</text:p>
          </table:table-cell>
          <table:table-cell office:value-type="string" calcext:value-type="string">
            <text:p>Absence de traces (Ext)</text:p>
          </table:table-cell>
          <table:table-cell office:value-type="string" calcext:value-type="string">
            <text:p>Au niveau 3, le druide ne laisse plus la moindre trace en milieu naturel et il est impossible de le pister. Il peut néanmoins laisser des traces s’il le souhaite.</text:p>
          </table:table-cell>
          <table:table-cell table:number-columns-repeated="1021"/>
        </table:table-row>
        <table:table-row table:style-name="ro1">
          <table:table-cell office:value-type="string" calcext:value-type="string">
            <text:p>Druide</text:p>
          </table:table-cell>
          <table:table-cell office:value-type="string" calcext:value-type="string">
            <text:p>Résistance à l’appel de la nature (Ext)</text:p>
          </table:table-cell>
          <table:table-cell office:value-type="string" calcext:value-type="string">
            <text:p>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text:p>
          </table:table-cell>
          <table:table-cell table:number-columns-repeated="1021"/>
        </table:table-row>
        <table:table-row table:style-name="ro7">
          <table:table-cell office:value-type="string" calcext:value-type="string">
            <text:p>Druide</text:p>
          </table:table-cell>
          <table:table-cell office:value-type="string" calcext:value-type="string">
            <text:p>Forme animale (Sur)</text:p>
          </table:table-cell>
          <table:table-cell office:value-type="string" calcext:value-type="string">
            <text:p>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text:p>
            <text:p>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text:p>
            <text:p>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text:p>
            <text:p>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text:p>
            <text:p>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text:p>
            <text:p>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text:p>
            <text:p>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text:p>
          </table:table-cell>
          <table:table-cell table:number-columns-repeated="1021"/>
        </table:table-row>
        <table:table-row table:style-name="ro1">
          <table:table-cell office:value-type="string" calcext:value-type="string">
            <text:p>Druide</text:p>
          </table:table-cell>
          <table:table-cell office:value-type="string" calcext:value-type="string">
            <text:p>Immunité contre le venin (Ext)</text:p>
          </table:table-cell>
          <table:table-cell office:value-type="string" calcext:value-type="string">
            <text:p>À partir du niveau 9, le druide est immunisé à toutes les formes de poisons.</text:p>
          </table:table-cell>
          <table:table-cell table:number-columns-repeated="1021"/>
        </table:table-row>
        <table:table-row table:style-name="ro1">
          <table:table-cell office:value-type="string" calcext:value-type="string">
            <text:p>Druide</text:p>
          </table:table-cell>
          <table:table-cell office:value-type="string" calcext:value-type="string">
            <text:p>Mille visages (Sur)</text:p>
          </table:table-cell>
          <table:table-cell office:value-type="string" calcext:value-type="string">
            <text:p>Au niveau 13, le druide acquiert le pouvoir surnaturel de se transformer à volonté, comme s’il utilisait le sort modification d’apparence, mais uniquement lorsqu’il est sous sa forme normale.</text:p>
          </table:table-cell>
          <table:table-cell table:number-columns-repeated="1021"/>
        </table:table-row>
        <table:table-row table:style-name="ro1">
          <table:table-cell office:value-type="string" calcext:value-type="string">
            <text:p>Druide</text:p>
          </table:table-cell>
          <table:table-cell office:value-type="string" calcext:value-type="string">
            <text:p>Éternelle jeunesse (Ext)</text:p>
          </table:table-cell>
          <table:table-cell office:value-type="string" calcext:value-type="string">
            <text:p>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text:p>
          </table:table-cell>
          <table:table-cell table:number-columns-repeated="1021"/>
        </table:table-row>
        <table:table-row table:style-name="ro1">
          <table:table-cell office:value-type="string" calcext:value-type="string">
            <text:p>Druide</text:p>
          </table:table-cell>
          <table:table-cell office:value-type="string" calcext:value-type="string">
            <text:p>Anciens druides</text:p>
          </table:table-cell>
          <table:table-cell office:value-type="string" calcext:value-type="string">
            <text:p>Un druide qui cesse de vénérer la nature, qui prend un alignement interdit ou apprend la langue des druides à un non-druide perd tous ses sorts et pouvoirs de druide (y compris son compagnon animal, mais pas ses capacités à manier les armes, à porter des armures ou à utiliser des boucliers). Il ne peut gagner de nouveaux niveaux de druide que s’il fait acte de contrition (voir le sort pénitence).</text:p>
          </table:table-cell>
          <table:table-cell table:number-columns-repeated="1021"/>
        </table:table-row>
        <table:table-row table:style-name="ro1">
          <table:table-cell office:value-type="string" calcext:value-type="string">
            <text:p>Ensorceleur</text:p>
          </table:table-cell>
          <table:table-cell office:value-type="string" calcext:value-type="string">
            <text:p>Armes et armures</text:p>
          </table:table-cell>
          <table:table-cell office:value-type="string" calcext:value-type="string">
            <text:p>L’ensorceleur est formé au maniement de toutes les armes courantes mais pas au port des armures ni à l’utilisation des boucliers. En effet, une armure restreint ses gestes, ce qui risque de faire échouer ses sorts à composante gestuelle (voir « Sorts profanes et armure »).</text:p>
          </table:table-cell>
          <table:table-cell table:number-columns-repeated="1021"/>
        </table:table-row>
        <table:table-row table:style-name="ro4">
          <table:table-cell office:value-type="string" calcext:value-type="string">
            <text:p>Ensorceleur</text:p>
          </table:table-cell>
          <table:table-cell office:value-type="string" calcext:value-type="string">
            <text:p>Sorts</text:p>
          </table:table-cell>
          <table:table-cell office:value-type="string" calcext:value-type="string">
            <text:p>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text:p>
            <text:p>Comme les autres lanceurs de sorts, l’ensorceleur ne peut lancer qu’un nombre de sorts donné de chaque niveau chaque jour. Son quota de sorts quotidiens est indiqué dans la Table "L'Ensorceleur". En plus de cela, il reçoit des sorts en bonus si sa valeur de Charisme est suffisamment élevée (voir la Table "Modificateurs de caractéristique et sorts en bonus").</text:p>
            <text:p>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Sorts connus par l'ensorceleur"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text:p>
            <text:p>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text:p>
            <text:p>Contrairement à un magicien ou à un prêtre, un ensorceleur n’a pas besoin de préparer ses sorts à l’avance. Il peut lancer n’importe quel sort de son répertoire à n’importe quel moment, à condition de ne pas avoir épuisé son quota de sorts de ce niveau pour la journée.</text:p>
          </table:table-cell>
          <table:table-cell table:number-columns-repeated="1021"/>
        </table:table-row>
        <table:table-row table:style-name="ro4">
          <table:table-cell office:value-type="string" calcext:value-type="string">
            <text:p>Ensorceleur</text:p>
          </table:table-cell>
          <table:table-cell office:value-type="string" calcext:value-type="string">
            <text:p>Lignage</text:p>
          </table:table-cell>
          <table:table-cell office:value-type="string" calcext:value-type="string">
            <text:p>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text:p>
            <text:p>Au niveau 3 et tous les deux niveaux suivants, l’ensorceleur apprend un sort supplémentaire associé à son lignage. Ces sorts viennent s’ajouter au nombre de sorts indiqué dans la Table "Sorts connus par l'ensorceleur". L’ensorceleur ne peut pas les remplacer par d’autres sorts par la suite.</text:p>
            <text:p>Au niveau 7 et tous les six niveaux suivants, l’ensorceleur reçoit un don supplémentaire qu’il peut choisir dans une liste dépendant de son lignage. L’ensorceleur doit remplir les conditions du don qu’il choisit.</text:p>
            <text:p>Ultimate Magic - Art de la Magie</text:p>
            <text:p>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text:p>
          </table:table-cell>
          <table:table-cell table:number-columns-repeated="1021"/>
        </table:table-row>
        <table:table-row table:style-name="ro1">
          <table:table-cell office:value-type="string" calcext:value-type="string">
            <text:p>Ensorceleur</text:p>
          </table:table-cell>
          <table:table-cell office:value-type="string" calcext:value-type="string">
            <text:p>Tours de magie</text:p>
          </table:table-cell>
          <table:table-cell office:value-type="string" calcext:value-type="string">
            <text:p>Les ensorceleurs apprennent un certain nombre de tours de magie (ou sorts de niveau 0) comme indiqué dans la Table "Sorts connus par l'ensorceleur". Ces sorts sont lancés de la même manière que les autres mais ils ne réduisent pas le quota quotidien de l’ensorceleur et peuvent être utilisés indéfiniment.</text:p>
          </table:table-cell>
          <table:table-cell table:number-columns-repeated="1021"/>
        </table:table-row>
        <table:table-row table:style-name="ro1">
          <table:table-cell office:value-type="string" calcext:value-type="string">
            <text:p>Ensorceleur</text:p>
          </table:table-cell>
          <table:table-cell office:value-type="string" calcext:value-type="string">
            <text:p>Dispense de composantes</text:p>
          </table:table-cell>
          <table:table-cell office:value-type="string" calcext:value-type="string">
            <text:p>Un ensorceleur reçoit le don Dispense de composantes matérielles comme don supplémentaire au niveau 1.</text:p>
          </table:table-cell>
          <table:table-cell table:number-columns-repeated="1021"/>
        </table:table-row>
        <table:table-row table:style-name="ro1">
          <table:table-cell office:value-type="string" calcext:value-type="string">
            <text:p>Guerrier</text:p>
          </table:table-cell>
          <table:table-cell office:value-type="string" calcext:value-type="string">
            <text:p>Armes et armures</text:p>
          </table:table-cell>
          <table:table-cell office:value-type="string" calcext:value-type="string">
            <text:p>Le guerrier est formé au maniement de toutes les armes courantes et de guerre, ainsi qu’au port de tous les types d’armures (légères, intermédiaires et lourdes) et à l’utilisation des boucliers (y compris les pavois).</text:p>
          </table:table-cell>
          <table:table-cell table:number-columns-repeated="1021"/>
        </table:table-row>
        <table:table-row table:style-name="ro3">
          <table:table-cell office:value-type="string" calcext:value-type="string">
            <text:p>Guerrier</text:p>
          </table:table-cell>
          <table:table-cell office:value-type="string" calcext:value-type="string">
            <text:p>Dons supplémentaires</text:p>
          </table:table-cell>
          <table:table-cell office:value-type="string" calcext:value-type="string">
            <text:p>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text:p>
            <text:p>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text:p>
          </table:table-cell>
          <table:table-cell table:number-columns-repeated="1021"/>
        </table:table-row>
        <table:table-row table:style-name="ro1">
          <table:table-cell office:value-type="string" calcext:value-type="string">
            <text:p>Guerrier</text:p>
          </table:table-cell>
          <table:table-cell office:value-type="string" calcext:value-type="string">
            <text:p>Courage (Ext)</text:p>
          </table:table-cell>
          <table:table-cell office:value-type="string" calcext:value-type="string">
            <text:p>À partir du niveau 2, le guerrier gagne un bonus de +1 aux jets de sauvegarde contre la terreur. Ce bonus augmente de +1 tous les quatre niveaux après le niveau 2.</text:p>
          </table:table-cell>
          <table:table-cell table:number-columns-repeated="1021"/>
        </table:table-row>
        <table:table-row table:style-name="ro3">
          <table:table-cell office:value-type="string" calcext:value-type="string">
            <text:p>Guerrier</text:p>
          </table:table-cell>
          <table:table-cell office:value-type="string" calcext:value-type="string">
            <text:p>Entraînement aux armures (Ext)</text:p>
          </table:table-cell>
          <table:table-cell office:value-type="string" calcext:value-type="string">
            <text:p>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text:p>
            <text:p>De plus, un guerrier peut se déplacer à sa vitesse normale même lorsqu’il porte une armure intermédiaire. Au niveau 7, cela est valable également lorsqu’il porte une armure lourde.</text:p>
          </table:table-cell>
          <table:table-cell table:number-columns-repeated="1021"/>
        </table:table-row>
        <table:table-row table:style-name="ro8">
          <table:table-cell office:value-type="string" calcext:value-type="string">
            <text:p>Guerrier</text:p>
          </table:table-cell>
          <table:table-cell office:value-type="string" calcext:value-type="string">
            <text:p>Entraînement aux armes (Ext)</text:p>
          </table:table-cell>
          <table:table-cell office:value-type="string" calcext:value-type="string">
            <text:p>Dès le niveau 5, le guerrier peut choisir un groupe d’armes (voir ci-dessous) et obtenir un bonus de +1 à tous les jets d’attaque et de dégâts relatifs aux attaques avec ces armes.</text:p>
            <text:p>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text:p>
            <text:p>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text:p>
            <text:p>Les groupes d’armes sont définis comme suit (le MJ peut ajouter d’autres armes à ces groupes ou même créer de nouveaux groupes) :</text:p>
            <text:p>* Arbalètes. Arbalète double, arbalète légère, arbalète légère à répétition, arbalète lourde, arbalète lourde à répétition, arbalète de poing.</text:p>
            <text:p>* Arcs. Arc court, arc court composite, arc long, arc long composite.</text:p>
            <text:p>* Armes doubles. Bâton, épée double, fléau double, hache double orque, marteau piolet gnome, urgrosh de nain.</text:p>
            <text:p>* Armes à feu. Toutes les armes à feu à une main, à deux mains et armes à feu de siège.</text:p>
            <text:p>*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text:p>
            <text:p>*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text:p>
            <text:p>* D’hast. Bardiche, bec de corbin, corsèque, fourche du tigre, getsugasan, glaive, glaive-guisarme, guisarme, hallebarde, happe-vilain, lance crochue, marteau de Lucerne, naginata, nodachi, rhomphaia, tepoztopili, vouge.</text:p>
            <text:p>* Engins de siège. Tous les engins de siège.</text:p>
            <text:p>* Fléau. Chaîne cloutée, chaîne à deux kamas, fléau d’armes, fléau d’armes lourd, fouet, fouet en neuf parties, fouet scorpion, kusarigama, kyoketsu shoge, lame volante, lance à chaîne, marteau météore, morgenstern, nunchaku, sansetsukon, urumi.</text:p>
            <text:p>* Haches. Bardiche, grande hache, hache d’armes, hache crochue, hache double orque, hache de guerre naine, hache de lancer, hache de poing, hachette, mattock, pata, pic de guerre léger, pic de guerre lourd.</text:p>
            <text:p>* Lames légères. Baïonnette, canne épée, couteau papillon, dague, dague brise-épée, épée courte, faucille, gladius, kama, kérambit, kukri, lamétoile, pata, quadrens, rapière, sica, wakizashi.</text:p>
            <text:p>*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text:p>
            <text:p>* Lances. Amentum, épieu, fourche du tigre, harpon, javeline, lance, lance d’arçon, lance d’arrêt, pilum, pique, sibat, trident.</text:p>
            <text:p>* Marteaux. Aklys, goupillon de combat, gourdin, gourdin mere, marteau de guerre, marteau léger, masse d’armes légère, masse d’armes lourde, massue, taiaha, tetsubo, wahaika.</text:p>
            <text:p>*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text:p>
            <text:p>* Naturelles. Mains nues et toutes les armes naturelles comme aile, corne, griffe, morsure et queue.</text:p>
          </table:table-cell>
          <table:table-cell table:number-columns-repeated="1021"/>
        </table:table-row>
        <table:table-row table:style-name="ro1">
          <table:table-cell office:value-type="string" calcext:value-type="string">
            <text:p>Guerrier</text:p>
          </table:table-cell>
          <table:table-cell office:value-type="string" calcext:value-type="string">
            <text:p>Maîtrise des armures (Ext)</text:p>
          </table:table-cell>
          <table:table-cell office:value-type="string" calcext:value-type="string">
            <text:p>Au niveau 19, le guerrier gagne une réduction aux dégâts de 5/— lorsqu’il porte une armure ou utilise un bouclier.</text:p>
          </table:table-cell>
          <table:table-cell table:number-columns-repeated="1021"/>
        </table:table-row>
        <table:table-row table:style-name="ro1">
          <table:table-cell office:value-type="string" calcext:value-type="string">
            <text:p>Guerrier</text:p>
          </table:table-cell>
          <table:table-cell office:value-type="string" calcext:value-type="string">
            <text:p>Maîtrise des armes (Ext)</text:p>
          </table:table-cell>
          <table:table-cell office:value-type="string" calcext:value-type="string">
            <text:p>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text:p>
          </table:table-cell>
          <table:table-cell table:number-columns-repeated="1021"/>
        </table:table-row>
        <table:table-row table:style-name="ro1">
          <table:table-cell office:value-type="string" calcext:value-type="string">
            <text:p>Magicien</text:p>
          </table:table-cell>
          <table:table-cell office:value-type="string" calcext:value-type="string">
            <text:p>Armes et armures</text:p>
          </table:table-cell>
          <table:table-cell office:value-type="string" calcext:value-type="string">
            <text:p>Le magicien est formé au maniement des arbalètes légères, des arbalètes lourdes, des bâtons, des dagues et des gourdins mais pas au port des armures ni à l’utilisation des boucliers. En effet, une armure restreint ses gestes, ce qui risque de faire échouer ses sorts à composante gestuelle.</text:p>
          </table:table-cell>
          <table:table-cell table:number-columns-repeated="1021"/>
        </table:table-row>
        <table:table-row table:style-name="ro6">
          <table:table-cell office:value-type="string" calcext:value-type="string">
            <text:p>Magicien</text:p>
          </table:table-cell>
          <table:table-cell office:value-type="string" calcext:value-type="string">
            <text:p>Sorts</text:p>
          </table:table-cell>
          <table:table-cell office:value-type="string" calcext:value-type="string">
            <text:p>Un magicien peut lancer des sorts profanes appartenant à la liste des sorts d’ensorceleur et de magicien. Un magicien doit choisir et préparer ses sorts à l’avance.</text:p>
            <text:p>Pour apprendre ou lancer un sort, un magicien doit avoir une valeur d’Intelligence au moins égale à 10 + le niveau du sort. Le DD des jets de sauvegarde contre les sorts du magicien est égal à 10 + le niveau du sort + le modificateur d’Intelligence du magicien.</text:p>
            <text:p>Le magicien ne peut lancer qu’un nombre de sorts donné de chaque niveau chaque jour. Son quota de sorts quotidien est indiqué dans la Table "Le Magicien". En plus de cela, il reçoit des sorts en bonus si sa valeur d’Intelligence est suffisamment élevée (voir la Table "Modificateurs de caractéristique et sorts en bonus").</text:p>
            <text:p>Le magicien n’est pas limité quant au nombre de sorts qu’il peut connaître. Il doit cependant choisir et préparer ses sorts à l’avance en étudiant son grimoire pendant une heure, après huit heures de sommeil. Pendant qu’il étudie, le magicien choisit quels sorts il va préparer pour la journée.</text:p>
          </table:table-cell>
          <table:table-cell table:number-columns-repeated="1021"/>
        </table:table-row>
        <table:table-row table:style-name="ro1">
          <table:table-cell office:value-type="string" calcext:value-type="string">
            <text:p>Magicien</text:p>
          </table:table-cell>
          <table:table-cell office:value-type="string" calcext:value-type="string">
            <text:p>Langues supplémentaires</text:p>
          </table:table-cell>
          <table:table-cell office:value-type="string" calcext:value-type="string">
            <text:p>Le magicien peut apprendre le draconien à la place d’une des langues supplémentaires autorisées par sa race.</text:p>
          </table:table-cell>
          <table:table-cell table:number-columns-repeated="1021"/>
        </table:table-row>
        <table:table-row table:style-name="ro9">
          <table:table-cell office:value-type="string" calcext:value-type="string">
            <text:p>Magicien</text:p>
          </table:table-cell>
          <table:table-cell office:value-type="string" calcext:value-type="string">
            <text:p>Pacte magique (Ext ou Mag)</text:p>
          </table:table-cell>
          <table:table-cell office:value-type="string" calcext:value-type="string">
            <text:p>Au niveau 1, un puissant lien se crée entre le magicien et un objet ou une créature. Ce lien peut prendre l’une des deux formes suivantes : un familier ou un objet fétiche. Un familier est un animal de compagnie magique qui améliore les compétences et rehausse les sens du magicien alors qu’un objet fétiche est un objet que le magicien utilise pour lancer des sorts supplémentaires ou en tant qu’objet magique. Une fois qu’un magicien a choisi une de ces deux options, il ne peut plus modifier son choix. Pour les règles concernant les familiers, voir la page correspondante, pour celles qui traitent des objets fétiches, voir ci-dessous.</text:p>
            <text:p>Les magiciens qui choisissent un objet fétiche le possèdent automatiquement (sans devoir le payer) lorsqu’ils entrent en jeu. L’objet en question doit appartenir à une des catégories suivantes : amulette, anneau, arme, baguette ou bâton. Il s’agit toujours d’un objet de maître. Les armes que le personnage reçoit au niveau 1 ne sont jamais composées d’un matériel spécial. Si l’objet est une amulette ou un anneau, il doit être porté pour pouvoir être utilisé. Les armes, les baguettes et les bâtons, quant à eux, doivent être tenus dans une main. Si un magicien tente de lancer un sort sans porter ou tenir son objet fétiche, il doit réussir un test de concentration pour éviter de perdre le sort. Le DD de ce test vaut 20 + le niveau du sort. Si l’objet est un anneau ou une amulette, il occupe l’emplacement d’un objet magique (cou ou anneau).</text:p>
            <text:p>Un magicien peut utiliser son objet fétiche une fois par jour pour lancer n’importe quel sort qui se trouve dans son grimoire et qu’il est capable de lancer et ce, même s’il ne l’a pas préparé. Ce sort fonctionne comme n’importe quel autre sort lancé par le magicien : même temps d’incantation, même durée et les effets dépendant du niveau du magicien sont déterminés normalement. Le sort ne peut être modifié par aucun don de métamagie ni aucune capacité spéciale. Le magicien ne peut pas utiliser son objet fétiche pour lancer des sorts appartenant à ses écoles opposées (voir « École de magie »).</text:p>
            <text:p>Un magicien peut ajouter de nouvelles capacités magiques à son objet fétiche comme s’il possédait les dons de création d’objets magiques nécessaires, mais seulement si son niveau est suffisant pour remplir les conditions requises par ces dons. Par exemple, un magicien ayant une dague comme objet fétiche doit être de niveau supérieur ou égal à 5 pour ajouter des propriétés magiques à la dague (voir le don de Création d’armes et d’armures magiques). Si l’objet fétiche est une baguette et qu’on dépense sa dernière charge, il ne peut plus être utilisé comme baguette magique mais il n’est pas détruit pour autant : il conserve ses capacités d’objet fétiche et peut être utilisé pour créer une nouvelle baguette. Les propriétés magiques d’un objet fétiche, y compris les capacités magiques ajoutées à l’objet, ne fonctionnent que pour le magicien qui le possède. Si le propriétaire d’un objet fétiche meurt ou si l’objet est remplacé, il redevient un o</text:p>
            <text:p>bjet de maître ordinaire.</text:p>
            <text:p>Si un objet fétiche est endommagé, il revient à son maximum de points de vie la prochaine fois que le magicien prépare ses sorts. Si l’objet fétiche est détruit ou perdu, le magicien peut le remplacer une semaine plus tard en réalisant un rituel qui dure huit heures et coûte 200 po par niveau de magicien (en plus du coût de l’objet de maître). Le nouvel objet fétiche ne possède aucune des propriétés magiques qui avaient pu être ajoutées à l’ancien objet. Un magicien peut également désigner un nouvel objet magique comme objet fétiche de remplacement. Cela fonctionne comme ci-dessus, si ce n’est que l’objet magique conserve ses propriétés et acquiert en plus les avantages et les désavantages des objets fétiches.</text:p>
          </table:table-cell>
          <table:table-cell table:number-columns-repeated="1021"/>
        </table:table-row>
        <table:table-row table:style-name="ro5">
          <table:table-cell office:value-type="string" calcext:value-type="string">
            <text:p>Magicien</text:p>
          </table:table-cell>
          <table:table-cell office:value-type="string" calcext:value-type="string">
            <text:p>École de magie</text:p>
          </table:table-cell>
          <table:table-cell office:value-type="string" calcext:value-type="string">
            <text:p>Un magicien peut choisir de se spécialiser dans une école de magie afin d’acquérir des sorts et des pouvoirs supplémentaires associés à cette école. Ce choix doit être fait au niveau 1 et ne peut être modifié par la suite. Si le magicien ne choisit aucune école, il reçoit les avantages liés à l’école universelle.</text:p>
            <text:p>Un magicien qui choisit de se spécialiser dans une des huit écoles de magie standard doit sélectionner deux autres écoles qui deviennent ses écoles opposées et représentent les domaines de connaissances qu’il décide de sacrifier pour se concentrer sur son domaine de prédilection. Un magicien peut préparer un sort appartenant à une de ses écoles opposées mais il doit alors utiliser deux emplacements de sort du même niveau.</text:p>
            <text:p>Par exemple, un magicien dont une des écoles d’opposition est l’Évocation doit utiliser deux emplacements de sort de 3e niveau pour préparer une boule de feu. De plus, le spécialiste subit un malus de -4 à tous les tests de compétence pour fabriquer un objet magique dont la création nécessite un sort appartenant à une de ses écoles d’opposition.</text:p>
            <text:p>Un magicien généraliste peut préparer des sorts de n’importe quelle école sans aucune restriction.</text:p>
            <text:p>Les magiciens spécialistes reçoivent un certain nombre de pouvoirs d’école dépendant de leur spécialité. Ils obtiennent également un emplacement de sort supplémentaire pour chacun des niveaux de sorts auxquels ils ont accès (sauf le niveau 0). Chaque jour, le magicien peut utiliser cet emplacement supplémentaire pour préparer un sort appartenant à son école de spécialisation et figurant sur son grimoire. Le magicien peut choisir de préparer un sort modifié par un don de métamagie dans un de ces emplacements supplémentaires mais il devra alors utiliser un emplacement de niveau plus élevé. Les magiciens généralistes ne reçoivent pas d’emplacements de sort supplémentaires.</text:p>
            <text:p>Advanced Player's Guide/Manuel du joueur - règles avancées</text:p>
            <text:p>Au lieu de se spécialiser dans l’une des huit écoles de magie standard, un magicien peut se focaliser sur l’étude d’une des quatre écoles de magie élémentaires. Comme les écoles ordinaires, ces quatre nouvelles options octroient un certain nombre de pouvoirs d’école et un emplacement de sort en bonus pour chaque niveau de sorts auquel le magicien a accès (à partir du 1^er niveau). Contrairement aux écoles ordinaires, une école élémentaire impose au magicien de choisir son élément opposé comme école d’opposition (l’Air contre la Terre, l’Eau contre le Feu). Le magicien ne doit pas choisir de seconde école d’opposition. Pour pouvoir préparer un sort appartenant à son école d’opposition, il doit utiliser deux emplacements de sort, conformément aux règles normales.</text:p>
            <text:p>Voir la liste des écoles de magie.</text:p>
          </table:table-cell>
          <table:table-cell table:number-columns-repeated="1021"/>
        </table:table-row>
        <table:table-row table:style-name="ro1">
          <table:table-cell office:value-type="string" calcext:value-type="string">
            <text:p>Magicien</text:p>
          </table:table-cell>
          <table:table-cell office:value-type="string" calcext:value-type="string">
            <text:p>Tours de magie</text:p>
          </table:table-cell>
          <table:table-cell office:value-type="string" calcext:value-type="string">
            <text:p>Le magicien peut préparer un certain nombre de tours de magie (ou sorts de niveau 0) chaque jour, comme indiqué dans la Table ci-dessus sous la mention « Sorts par jour ». Il jette ces sorts comme les autres mais ils ne sont pas dépensés lorsqu’ils sont lancés et peuvent être utilisés à nouveau.</text:p>
          </table:table-cell>
          <table:table-cell table:number-columns-repeated="1021"/>
        </table:table-row>
        <table:table-row table:style-name="ro1">
          <table:table-cell office:value-type="string" calcext:value-type="string">
            <text:p>Magicien</text:p>
          </table:table-cell>
          <table:table-cell office:value-type="string" calcext:value-type="string">
            <text:p>Écriture de parchemins</text:p>
          </table:table-cell>
          <table:table-cell office:value-type="string" calcext:value-type="string">
            <text:p>Un magicien de niveau 1 acquiert automatiquement le don Écriture de parchemins comme don supplémentaire.</text:p>
          </table:table-cell>
          <table:table-cell table:number-columns-repeated="1021"/>
        </table:table-row>
        <table:table-row table:style-name="ro6">
          <table:table-cell office:value-type="string" calcext:value-type="string">
            <text:p>Magicien</text:p>
          </table:table-cell>
          <table:table-cell office:value-type="string" calcext:value-type="string">
            <text:p>Dons supplémentaires et découvertes arcaniques</text:p>
          </table:table-cell>
          <table:table-cell office:value-type="string" calcext:value-type="string">
            <text:p>Aux niveaux 5, 10, 15 et 20, le magicien gagne un don supplémentaire. Ce don doit obligatoirement être un don de métamagie, un don de création d’objets ou encore le don Maîtrise des sorts. Le magicien doit satisfaire à toutes les conditions requises pour le don choisi, y compris le niveau de lanceur de sorts minimum. Ces dons viennent s’ajouter à ceux que tous les personnages gagnent en montant de niveau (et pour lesquels le magicien n’est pas limité aux catégories de dons citées plus haut).</text:p>
            <text:p>Ultimate Magic - Art de la Magie</text:p>
            <text:p>Les magiciens passent une grande partie de leur existence à chercher de grandes vérités et à traquer les connaissances comme si leur vie en dépendait. Le pouvoir du magicien ne réside pas forcément dans ses sorts, ce ne sont que des manifestations extérieures visibles de ce pouvoir. La véritable puissance du magicien réside dans son intelligence indomptable, dans sa dévotion à son art et dans ses capacités à dépasser les vérités superficielles pour comprendre les fondements cachés de l’existence. Un magicien passe une grande partie de son temps à faire des recherches sur les sorts et préfère découvrir une bibliothèque inconnue plutôt qu’une salle pleine de pièces d’or. Les magiciens ne sont pas forcément des rats de bibliothèque reclus mais ils brûlent de curiosité face à l’inconnu. Les découvertes arcaniques résultent de cette obsession pour la magie. Le magicien peut apprendre une découverte magique au lieu de choisir un don normal ou un don de magicien</text:p>
            <text:p>supplémentaire.</text:p>
          </table:table-cell>
          <table:table-cell table:number-columns-repeated="1021"/>
        </table:table-row>
        <table:table-row table:style-name="ro3">
          <table:table-cell office:value-type="string" calcext:value-type="string">
            <text:p>Magicien</text:p>
          </table:table-cell>
          <table:table-cell office:value-type="string" calcext:value-type="string">
            <text:p>Grimoire</text:p>
          </table:table-cell>
          <table:table-cell office:value-type="string" calcext:value-type="string">
            <text:p>Le magicien doit étudier son grimoire chaque jour afin de préparer les sorts qu’il souhaite utiliser. Il est incapable de préparer un sort qui ne se trouve pas dans son grimoire, exception faite de lecture de la magie, que tout magicien peut préparer de tête.</text:p>
            <text:p>Le personnage commence sa carrière avec un grimoire contenant tous les sorts de niveau 0 (sauf ceux appartenant à une école interdite, s’il est spécialisé, voir « École de magie ») plus trois sorts du 1er niveau choisis par le joueur. On y ajoute un nouveau sort du 1er niveau pour chaque point de bonus du modificateur d’Intelligence du personnage. Chaque fois que le personnage gagne un niveau de magicien, il ajoute deux nouveaux sorts dans son grimoire. Ces sorts doivent appartenir à des niveaux de sorts auxquels il a accès (en considérant son niveau de magicien nouvellement augmenté). À n’importe quel moment, le personnage peut également recopier des sorts trouvés dans le grimoire d’un autre magicien (voir la section Ecrits de magie profane).</text:p>
          </table:table-cell>
          <table:table-cell table:number-columns-repeated="1021"/>
        </table:table-row>
        <table:table-row table:style-name="ro3">
          <table:table-cell office:value-type="string" calcext:value-type="string">
            <text:p>Magicien</text:p>
          </table:table-cell>
          <table:table-cell office:value-type="string" calcext:value-type="string">
            <text:p>Sorts profanes et armures </text:p>
          </table:table-cell>
          <table:table-cell office:value-type="string" calcext:value-type="string">
            <text:p>Les armures gênent les mouvements complexes nécessaires pour lancer des sorts possédant une composante gestuelle. Les descriptions des armures et des boucliers indiquent le risque d’échec des sorts profanes pour chaque type de protection (voir le tableau récapitulatif des armures).</text:p>
            <text:p>Un lanceur de sorts profane n’encourt aucun risque d’échec lorsqu’il lance un sort sans composante gestuelle, même s’il porte une armure. Ces sorts peuvent également être lancés lorsque le personnage a les mains liées ou lorsqu’il participe à une lutte (mais un test de concentration peut être nécessaire). Le don de métamagie Incantation statique permet au lanceur de sorts de préparer ou de lancer un sort sans sa composante gestuelle en le considérant comme un sort appartenant au niveau directement supérieur à son niveau normal. Cette option permet aussi de lancer un sort en armure sans subir de risque d’échec des sorts.</text:p>
          </table:table-cell>
          <table:table-cell table:number-columns-repeated="1021"/>
        </table:table-row>
        <table:table-row table:style-name="ro2">
          <table:table-cell office:value-type="string" calcext:value-type="string">
            <text:p>Moine</text:p>
          </table:table-cell>
          <table:table-cell office:value-type="string" calcext:value-type="string">
            <text:p>Armes et armures</text:p>
          </table:table-cell>
          <table:table-cell office:value-type="string" calcext:value-type="string">
            <text:p>Le moine est formé au maniement des armes suivantes : arbalète (légère ou lourde), bâton, ceste^APG, coup de poing américain^APG, dague, épée courte, épée du temple^APG, épieu, fronde, gourdin, hachette, javeline, kama, lance, nunchaku, sai, shuriken et siangham.</text:p>
            <text:p>Le moine n’est formé ni au port d’armures ni à l’utilisation de boucliers.</text:p>
            <text:p>Lorsqu’il porte une armure ou utilise un bouclier, ou encore lorsqu’il transporte une charge lourde ou intermédiaire, un moine perd son bonus à la CA ainsi que ses aptitudes de déplacement accéléré et de déluge de coups.</text:p>
          </table:table-cell>
          <table:table-cell table:number-columns-repeated="1021"/>
        </table:table-row>
        <table:table-row table:style-name="ro3">
          <table:table-cell office:value-type="string" calcext:value-type="string">
            <text:p>Moine</text:p>
          </table:table-cell>
          <table:table-cell office:value-type="string" calcext:value-type="string">
            <text:p>Bonus à la CA (Ext)</text:p>
          </table:table-cell>
          <table:table-cell office:value-type="string" calcext:value-type="string">
            <text:p>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text:p>
            <text:p>Ces bonus à la CA s’appliquent aussi contre les attaques de contact ou lorsque le moine est pris au dépourvu. Il les perd s’il est immobilisé, s’il est sans défense ou s’il porte une armure ou un bouclier ou transporte une charge intermédiaire ou lourde.</text:p>
          </table:table-cell>
          <table:table-cell table:number-columns-repeated="1021"/>
        </table:table-row>
        <table:table-row table:style-name="ro6">
          <table:table-cell office:value-type="string" calcext:value-type="string">
            <text:p>Moine</text:p>
          </table:table-cell>
          <table:table-cell office:value-type="string" calcext:value-type="string">
            <text:p>Déluge de coups (Ext)</text:p>
          </table:table-cell>
          <table:table-cell office:value-type="string" calcext:value-type="string">
            <text:p>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text:p>
            <text:p>Au niveau 8, le moine peut porter deux attaques supplémentaires lorsqu’il fait pleuvoir un déluge de coups, comme s’il utilisait le don Science du combat à deux armes (même s’il ne remplit pas les conditions de ce don).</text:p>
            <text:p>Au niveau 15, il peut porter trois attaques supplémentaires lorsqu’il fait pleuvoir un déluge de coups, comme s’il utilisait le don Combat à deux armes supérieur (même s’il ne remplit pas les conditions de ce don).</text:p>
            <text:p>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text:p>
          </table:table-cell>
          <table:table-cell table:number-columns-repeated="1021"/>
        </table:table-row>
        <table:table-row table:style-name="ro10">
          <table:table-cell office:value-type="string" calcext:value-type="string">
            <text:p>Moine</text:p>
          </table:table-cell>
          <table:table-cell office:value-type="string" calcext:value-type="string">
            <text:p>Combat à mains nues</text:p>
          </table:table-cell>
          <table:table-cell office:value-type="string" calcext:value-type="string">
            <text:p>CAPTION: Degats a mains nues des moines</text:p>
            <text:p>de taille P ou G</text:p>
            <text:p>Niveau Dégâts</text:p>
            <text:p>(taille P) Dégâts</text:p>
            <text:p>(taille G)</text:p>
            <text:p>1–3    1d4        1d8</text:p>
            <text:p>4–7    1d6        2d6</text:p>
            <text:p>8–11   1d8        2d8</text:p>
            <text:p>12–15  1d10       3d6</text:p>
            <text:p>16–19  2d6        3d8</text:p>
            <text:p>20     2d8        4d8</text:p>
            <text:p>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text:p>
            <text:p>En règle générale, les attaques à mains nues du moine infligent des dégâts létaux, mais le moine peut choisir d’infliger des dégâts non létaux sans devoir subir un malus au jet d’attaque. Ce même choix lui est offert en situation de lutte.</text:p>
            <text:p>L’attaque à mains nues du moine est considérée à la fois comme une arme manufacturée et une arme naturelle pour les sorts et effets qui altèrent ou améliorent l’un ou l’autre de ces deux types d’armes.</text:p>
            <text:p>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text:p>
          </table:table-cell>
          <table:table-cell table:number-columns-repeated="1021"/>
        </table:table-row>
        <table:table-row table:style-name="ro9">
          <table:table-cell office:value-type="string" calcext:value-type="string">
            <text:p>Moine</text:p>
          </table:table-cell>
          <table:table-cell office:value-type="string" calcext:value-type="string">
            <text:p>Dons supplémentaires</text:p>
          </table:table-cell>
          <table:table-cell office:value-type="string" calcext:value-type="string">
            <text:p>Aux niveaux 1 et 2 et tous les quatre niveaux suivants, un moine peut choisir un don supplémentaire.</text:p>
            <text:p>Ces dons doivent être choisis dans la liste suivante : Attaques réflexes, École du scorpion, Esquive, Lancer improvisé, Parade de projectiles, Science de la lutte et Surprise.</text:p>
            <text:p>Au niveau 6, les dons suivants s’ajoutent à la liste : Poing de la gorgone, Science de la bousculade, Science de la feinte, Science du croc-en-jambe, Science du désarmement et Souplesse du serpent.</text:p>
            <text:p>Au niveau 10, les dons suivants s’ajoutent à la liste : Attaque éclair, Fureur de la méduse, Capture de projectiles, Lancer ki^APG et Science du critique.</text:p>
            <text:p>Au niveau 14, le don suivant s'ajoute à cette liste : Science du lancer ki^APG, Entrave à distance^AdG</text:p>
            <text:p>Le moine peut choisir un de ces dons comme don supplémentaire même s’il ne remplit pas les conditions requises.</text:p>
          </table:table-cell>
          <table:table-cell table:number-columns-repeated="1021"/>
        </table:table-row>
        <table:table-row table:style-name="ro3">
          <table:table-cell office:value-type="string" calcext:value-type="string">
            <text:p>Moine</text:p>
          </table:table-cell>
          <table:table-cell office:value-type="string" calcext:value-type="string">
            <text:p>Coup étourdissant (Ext)</text:p>
          </table:table-cell>
          <table:table-cell office:value-type="string" calcext:value-type="string">
            <text:p>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text:p>
            <text:p>affectée par un nouveau Coup étourdissant), mais les coups supplémentaires augmentent la durée de l'état préjudiciable initial.</text:p>
          </table:table-cell>
          <table:table-cell table:number-columns-repeated="1021"/>
        </table:table-row>
        <table:table-row table:style-name="ro1">
          <table:table-cell office:value-type="string" calcext:value-type="string">
            <text:p>Moine</text:p>
          </table:table-cell>
          <table:table-cell office:value-type="string" calcext:value-type="string">
            <text:p>Esquive totale (Ext)</text:p>
          </table:table-cell>
          <table:table-cell office:value-type="string" calcext:value-type="string">
            <text:p>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text:p>
          </table:table-cell>
          <table:table-cell table:number-columns-repeated="1021"/>
        </table:table-row>
        <table:table-row table:style-name="ro1">
          <table:table-cell office:value-type="string" calcext:value-type="string">
            <text:p>Moine</text:p>
          </table:table-cell>
          <table:table-cell office:value-type="string" calcext:value-type="string">
            <text:p>Déplacement accéléré (Ext)</text:p>
          </table:table-cell>
          <table:table-cell office:value-type="string" calcext:value-type="string">
            <text:p>À partir du niveau 3, un moine obtient un bonus d’altération à sa vitesse de déplacement au sol, comme indiqué dans la Table "Le Moine". Il perd ce bonus s’il porte une armure ou une charge intermédiaire ou lourde.</text:p>
          </table:table-cell>
          <table:table-cell table:number-columns-repeated="1021"/>
        </table:table-row>
        <table:table-row table:style-name="ro1">
          <table:table-cell office:value-type="string" calcext:value-type="string">
            <text:p>Moine</text:p>
          </table:table-cell>
          <table:table-cell office:value-type="string" calcext:value-type="string">
            <text:p>Entraînement aux manœuvres offensives (Ext)</text:p>
          </table:table-cell>
          <table:table-cell office:value-type="string" calcext:value-type="string">
            <text:p>Au niveau 3, le moine utilise son niveau de moine au lieu de son bonus de base à l’attaque lorsqu’il calcule son bonus de manœuvre offensive. Les bonus de base à l’attaque provenant d’autres classes ne sont pas modifiés et se cumulent normalement.</text:p>
          </table:table-cell>
          <table:table-cell table:number-columns-repeated="1021"/>
        </table:table-row>
        <table:table-row table:style-name="ro1">
          <table:table-cell office:value-type="string" calcext:value-type="string">
            <text:p>Moine</text:p>
          </table:table-cell>
          <table:table-cell office:value-type="string" calcext:value-type="string">
            <text:p>Sérénité (Ext)</text:p>
          </table:table-cell>
          <table:table-cell office:value-type="string" calcext:value-type="string">
            <text:p>Un moine de niveau 3 bénéficie d’un bonus de +2 aux jets de sauvegarde contre les sorts et effets de type enchantement.</text:p>
          </table:table-cell>
          <table:table-cell table:number-columns-repeated="1021"/>
        </table:table-row>
        <table:table-row table:style-name="ro11">
          <table:table-cell office:value-type="string" calcext:value-type="string">
            <text:p>Moine</text:p>
          </table:table-cell>
          <table:table-cell office:value-type="string" calcext:value-type="string">
            <text:p>Réserve de ki (Sur) et Voeux</text:p>
          </table:table-cell>
          <table:table-cell office:value-type="string" calcext:value-type="string">
            <text:p>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text:p>
            <text:p>si elles ignorent les réductions de dégâts ou la solidité des objets.</text:p>
            <text:p>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text:p>
            <text:p>La réserve de ki du moine se renouvelle chaque matin après huit heures de repos ou de méditation (qui ne doivent pas forcément être consécutives).</text:p>
            <text:p>Voeux.</text:p>
            <text:p>Ultimate Magic - Art de la Magie</text:p>
            <text:p>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text:p>
            <text:p>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text:p>
            <text:p>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text:p>
          </table:table-cell>
          <table:table-cell table:number-columns-repeated="1021"/>
        </table:table-row>
        <table:table-row table:style-name="ro1">
          <table:table-cell office:value-type="string" calcext:value-type="string">
            <text:p>Moine</text:p>
          </table:table-cell>
          <table:table-cell office:value-type="string" calcext:value-type="string">
            <text:p>Chute ralentie (Ext)</text:p>
          </table:table-cell>
          <table:table-cell office:value-type="string" calcext:value-type="string">
            <text:p>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text:p>
          </table:table-cell>
          <table:table-cell table:number-columns-repeated="1021"/>
        </table:table-row>
        <table:table-row table:style-name="ro1">
          <table:table-cell office:value-type="string" calcext:value-type="string">
            <text:p>Moine</text:p>
          </table:table-cell>
          <table:table-cell office:value-type="string" calcext:value-type="string">
            <text:p>Sauts puissants (Ext)</text:p>
          </table:table-cell>
          <table:table-cell office:value-type="string" calcext:value-type="string">
            <text:p>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text:p>
          </table:table-cell>
          <table:table-cell table:number-columns-repeated="1021"/>
        </table:table-row>
        <table:table-row table:style-name="ro1">
          <table:table-cell office:value-type="string" calcext:value-type="string">
            <text:p>Moine</text:p>
          </table:table-cell>
          <table:table-cell office:value-type="string" calcext:value-type="string">
            <text:p>Pureté physique (Ext)</text:p>
          </table:table-cell>
          <table:table-cell office:value-type="string" calcext:value-type="string">
            <text:p>Au niveau 5, le moine développe une immunité à toutes les maladies, même celles qui sont d’origine surnaturelle ou magique.</text:p>
          </table:table-cell>
          <table:table-cell table:number-columns-repeated="1021"/>
        </table:table-row>
        <table:table-row table:style-name="ro1">
          <table:table-cell office:value-type="string" calcext:value-type="string">
            <text:p>Moine</text:p>
          </table:table-cell>
          <table:table-cell office:value-type="string" calcext:value-type="string">
            <text:p>Plénitude physique (Sur)</text:p>
          </table:table-cell>
          <table:table-cell office:value-type="string" calcext:value-type="string">
            <text:p>Dès le niveau 7, le moine est capable de se soigner par une action simple. Il peut récupérer un nombre de points de vie égal à son niveau de moine en utilisant 2 points de sa réserve de ki.</text:p>
          </table:table-cell>
          <table:table-cell table:number-columns-repeated="1021"/>
        </table:table-row>
        <table:table-row table:style-name="ro1">
          <table:table-cell office:value-type="string" calcext:value-type="string">
            <text:p>Moine</text:p>
          </table:table-cell>
          <table:table-cell office:value-type="string" calcext:value-type="string">
            <text:p>Esquive surnaturelle (Ext)</text:p>
          </table:table-cell>
          <table:table-cell office:value-type="string" calcext:value-type="string">
            <text:p>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text:p>
          </table:table-cell>
          <table:table-cell table:number-columns-repeated="1021"/>
        </table:table-row>
        <table:table-row table:style-name="ro1">
          <table:table-cell office:value-type="string" calcext:value-type="string">
            <text:p>Moine</text:p>
          </table:table-cell>
          <table:table-cell office:value-type="string" calcext:value-type="string">
            <text:p>Corps de diamant (Sur)</text:p>
          </table:table-cell>
          <table:table-cell office:value-type="string" calcext:value-type="string">
            <text:p>Au niveau 11, le moine développe une immunité à tous les types de poisons.</text:p>
          </table:table-cell>
          <table:table-cell table:number-columns-repeated="1021"/>
        </table:table-row>
        <table:table-row table:style-name="ro1">
          <table:table-cell office:value-type="string" calcext:value-type="string">
            <text:p>Moine</text:p>
          </table:table-cell>
          <table:table-cell office:value-type="string" calcext:value-type="string">
            <text:p>Pas chassé (Sur)</text:p>
          </table:table-cell>
          <table:table-cell office:value-type="string" calcext:value-type="string">
            <text:p>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text:p>
          </table:table-cell>
          <table:table-cell table:number-columns-repeated="1021"/>
        </table:table-row>
        <table:table-row table:style-name="ro1">
          <table:table-cell office:value-type="string" calcext:value-type="string">
            <text:p>Moine</text:p>
          </table:table-cell>
          <table:table-cell office:value-type="string" calcext:value-type="string">
            <text:p>Âme de diamant (Ext)</text:p>
          </table:table-cell>
          <table:table-cell office:value-type="string" calcext:value-type="string">
            <text:p>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text:p>
          </table:table-cell>
          <table:table-cell table:number-columns-repeated="1021"/>
        </table:table-row>
        <table:table-row table:style-name="ro3">
          <table:table-cell office:value-type="string" calcext:value-type="string">
            <text:p>Moine</text:p>
          </table:table-cell>
          <table:table-cell office:value-type="string" calcext:value-type="string">
            <text:p>Paume vibratoire (Sur)</text:p>
          </table:table-cell>
          <table:table-cell office:value-type="string" calcext:value-type="string">
            <text:p>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text:p>
            <text:p>paume vibratoire). Le moine ne peut activer plus d’un effet de paume vibratoire à la fois : si une victime est encore affectée par la paume vibratoire du moine et que celui-ci utilise cette capacité à nouveau, l’effet le plus ancien prend fin immédiatement.</text:p>
          </table:table-cell>
          <table:table-cell table:number-columns-repeated="1021"/>
        </table:table-row>
        <table:table-row table:style-name="ro1">
          <table:table-cell office:value-type="string" calcext:value-type="string">
            <text:p>Moine</text:p>
          </table:table-cell>
          <table:table-cell office:value-type="string" calcext:value-type="string">
            <text:p>Éternelle jeunesse (Ext)</text:p>
          </table:table-cell>
          <table:table-cell office:value-type="string" calcext:value-type="string">
            <text:p>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text:p>
          </table:table-cell>
          <table:table-cell table:number-columns-repeated="1021"/>
        </table:table-row>
        <table:table-row table:style-name="ro1">
          <table:table-cell office:value-type="string" calcext:value-type="string">
            <text:p>Moine</text:p>
          </table:table-cell>
          <table:table-cell office:value-type="string" calcext:value-type="string">
            <text:p>Langues du soleil et de la lune (Ext)</text:p>
          </table:table-cell>
          <table:table-cell office:value-type="string" calcext:value-type="string">
            <text:p>À partir du niveau 17, le moine peut communiquer avec toutes les créatures vivantes.</text:p>
          </table:table-cell>
          <table:table-cell table:number-columns-repeated="1021"/>
        </table:table-row>
        <table:table-row table:style-name="ro1">
          <table:table-cell office:value-type="string" calcext:value-type="string">
            <text:p>Moine</text:p>
          </table:table-cell>
          <table:table-cell office:value-type="string" calcext:value-type="string">
            <text:p>Désertion de l’âme (Sur)</text:p>
          </table:table-cell>
          <table:table-cell office:value-type="string" calcext:value-type="string">
            <text:p>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text:p>
          </table:table-cell>
          <table:table-cell table:number-columns-repeated="1021"/>
        </table:table-row>
        <table:table-row table:style-name="ro1">
          <table:table-cell office:value-type="string" calcext:value-type="string">
            <text:p>Moine</text:p>
          </table:table-cell>
          <table:table-cell office:value-type="string" calcext:value-type="string">
            <text:p>Perfection de l’être</text:p>
          </table:table-cell>
          <table:table-cell office:value-type="string" calcext:value-type="string">
            <text:p>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text:p>
          </table:table-cell>
          <table:table-cell table:number-columns-repeated="1021"/>
        </table:table-row>
        <table:table-row table:style-name="ro1">
          <table:table-cell office:value-type="string" calcext:value-type="string">
            <text:p>Moine</text:p>
          </table:table-cell>
          <table:table-cell office:value-type="string" calcext:value-type="string">
            <text:p>Anciens moines </text:p>
          </table:table-cell>
          <table:table-cell office:value-type="string" calcext:value-type="string">
            <text:p>Un moine cessant d’être Loyal ne peut plus gagner de niveau de moine mais conserve les pouvoirs acquis jusque-là.</text:p>
          </table:table-cell>
          <table:table-cell table:number-columns-repeated="1021"/>
        </table:table-row>
        <table:table-row table:style-name="ro1">
          <table:table-cell office:value-type="string" calcext:value-type="string">
            <text:p>Paladin</text:p>
          </table:table-cell>
          <table:table-cell office:value-type="string" calcext:value-type="string">
            <text:p>Armes et armures</text:p>
          </table:table-cell>
          <table:table-cell office:value-type="string" calcext:value-type="string">
            <text:p>Le paladin est formé au maniement de toutes les armes courantes et de guerre, ainsi qu’au port de toutes les armures (légères, intermédiaires et lourdes) et à l’utilisation des boucliers (à l’exception des pavois).</text:p>
          </table:table-cell>
          <table:table-cell table:number-columns-repeated="1021"/>
        </table:table-row>
        <table:table-row table:style-name="ro1">
          <table:table-cell office:value-type="string" calcext:value-type="string">
            <text:p>Paladin</text:p>
          </table:table-cell>
          <table:table-cell office:value-type="string" calcext:value-type="string">
            <text:p>Aura de Bien (Ext)</text:p>
          </table:table-cell>
          <table:table-cell office:value-type="string" calcext:value-type="string">
            <text:p>Un paladin génère une aura de Bien (voir le sort détection du Mal), dont la puissance correspond à son niveau de paladin.</text:p>
          </table:table-cell>
          <table:table-cell table:number-columns-repeated="1021"/>
        </table:table-row>
        <table:table-row table:style-name="ro1">
          <table:table-cell office:value-type="string" calcext:value-type="string">
            <text:p>Paladin</text:p>
          </table:table-cell>
          <table:table-cell office:value-type="string" calcext:value-type="string">
            <text:p>Détection du Mal (Mag)</text:p>
          </table:table-cell>
          <table:table-cell office:value-type="string" calcext:value-type="string">
            <text:p>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text:p>
          </table:table-cell>
          <table:table-cell table:number-columns-repeated="1021"/>
        </table:table-row>
        <table:table-row table:style-name="ro2">
          <table:table-cell office:value-type="string" calcext:value-type="string">
            <text:p>Paladin</text:p>
          </table:table-cell>
          <table:table-cell office:value-type="string" calcext:value-type="string">
            <text:p>Châtiment du Mal (Sur)</text:p>
          </table:table-cell>
          <table:table-cell office:value-type="string" calcext:value-type="string">
            <text:p>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text:p>
            <text:p>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text:p>
            <text:p>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Le Paladin", avec un maximum de sept utilisations quotidiennes au niveau 19.</text:p>
          </table:table-cell>
          <table:table-cell table:number-columns-repeated="1021"/>
        </table:table-row>
        <table:table-row table:style-name="ro1">
          <table:table-cell office:value-type="string" calcext:value-type="string">
            <text:p>Paladin</text:p>
          </table:table-cell>
          <table:table-cell office:value-type="string" calcext:value-type="string">
            <text:p>Grâce divine (Sur)</text:p>
          </table:table-cell>
          <table:table-cell office:value-type="string" calcext:value-type="string">
            <text:p>Un paladin de niveau 2 ou plus bénéficie d’un bonus à tous ses jets de sauvegarde égal à son bonus de Charisme (s’il en a un).</text:p>
          </table:table-cell>
          <table:table-cell table:number-columns-repeated="1021"/>
        </table:table-row>
        <table:table-row table:style-name="ro3">
          <table:table-cell office:value-type="string" calcext:value-type="string">
            <text:p>Paladin</text:p>
          </table:table-cell>
          <table:table-cell office:value-type="string" calcext:value-type="string">
            <text:p>Imposition des mains (Sur)</text:p>
          </table:table-cell>
          <table:table-cell office:value-type="string" calcext:value-type="string">
            <text:p>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text:p>
            <text:p>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text:p>
          </table:table-cell>
          <table:table-cell table:number-columns-repeated="1021"/>
        </table:table-row>
        <table:table-row table:style-name="ro1">
          <table:table-cell office:value-type="string" calcext:value-type="string">
            <text:p>Paladin</text:p>
          </table:table-cell>
          <table:table-cell office:value-type="string" calcext:value-type="string">
            <text:p>Aura de bravoure (Sur)</text:p>
          </table:table-cell>
          <table:table-cell office:value-type="string" calcext:value-type="string">
            <text:p>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text:p>
          </table:table-cell>
          <table:table-cell table:number-columns-repeated="1021"/>
        </table:table-row>
        <table:table-row table:style-name="ro2">
          <table:table-cell office:value-type="string" calcext:value-type="string">
            <text:p>Paladin</text:p>
          </table:table-cell>
          <table:table-cell office:value-type="string" calcext:value-type="string">
            <text:p>Santé divine (Ext)</text:p>
          </table:table-cell>
          <table:table-cell office:value-type="string" calcext:value-type="string">
            <text:p>Un paladin de niveau 3 est immunisé contre toutes les maladies, y compris celles qui sont d’origine magique ou surnaturelle.</text:p>
            <text:p>Grâce est également le nom d'un sort.</text:p>
            <text:p>Cliquez pour afficher/cacher l'information</text:p>
          </table:table-cell>
          <table:table-cell table:number-columns-repeated="1021"/>
        </table:table-row>
        <table:table-row table:style-name="ro12">
          <table:table-cell office:value-type="string" calcext:value-type="string">
            <text:p>Paladin</text:p>
          </table:table-cell>
          <table:table-cell office:value-type="string" calcext:value-type="string">
            <text:p>Grâce (Sur)</text:p>
          </table:table-cell>
          <table:table-cell office:value-type="string" calcext:value-type="string">
            <text:p>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text:p>
            <text:p>Au niveau 3, le paladin peut sélectionner une des grâces suivantes :</text:p>
            <text:p>* Fatigué : la cible n’est plus fatiguée.</text:p>
            <text:p>* Fiévreux : la cible n’est plus fiévreuse.</text:p>
            <text:p>* Secoué : la cible n’est plus secouée.</text:p>
            <text:p>Au niveau 6, les choix suivants s’ajoutent à la liste des grâces disponibles :</text:p>
            <text:p>* Chancelant : la cible n’est plus chancelante, sauf si elle a exactement 0 point de vie.</text:p>
            <text:p>* Guérison de la maladie : l’imposition des mains du paladin agit également comme un sort de guérison des maladies avec un NLS égal au niveau du paladin.</text:p>
            <text:p>* Hébété : la cible n’est plus hébétée.</text:p>
            <text:p>Au niveau 9, les choix suivants s’ajoutent à la liste des grâces disponibles :</text:p>
            <text:p>* Délivrance de la malédiction : l’imposition des mains du paladin agit également comme un sort de délivrance des malédictions avec un NLS égal au niveau du paladin.</text:p>
            <text:p>* Effrayé : la cible n’est plus effrayée (le paladin doit posséder la grâce Secoué avant de pouvoir choisir cette option).</text:p>
            <text:p>* Épuisé : la cible n’est plus épuisée (le paladin doit posséder la grâce Fatigué avant de pouvoir choisir cette option).</text:p>
            <text:p>* Guérison du poison : l’imposition des mains du paladin agit également comme un sort de neutralisation du poison avec un NLS égal au niveau du paladin.</text:p>
            <text:p>* Nauséeux : la cible n’est plus nauséeuse (le paladin doit posséder la grâce Fiévreux avant de pouvoir choisir cette option).</text:p>
            <text:p>Au niveau 12, les choix suivants s’ajoutent à la liste des grâces disponibles.</text:p>
            <text:p>* Aveugle : la cible n’est plus aveugle.</text:p>
            <text:p>* Assourdi : la cible n’est plus assourdie.</text:p>
            <text:p>* Étourdi : la cible n’est plus étourdie.</text:p>
            <text:p>* Paralysé : la cible n’est plus paralysée.</text:p>
            <text:p>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text:p>
          </table:table-cell>
          <table:table-cell table:number-columns-repeated="1021"/>
        </table:table-row>
        <table:table-row table:style-name="ro2">
          <table:table-cell office:value-type="string" calcext:value-type="string">
            <text:p>Paladin</text:p>
          </table:table-cell>
          <table:table-cell office:value-type="string" calcext:value-type="string">
            <text:p>Canalisation d’énergie positive (Sur)</text:p>
          </table:table-cell>
          <table:table-cell office:value-type="string" calcext:value-type="string">
            <text:p>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text:p>
            <text:p>Ultimate Magic - Art de la Magie</text:p>
            <text:p>Voir aussi les variantes de canalisation</text:p>
          </table:table-cell>
          <table:table-cell table:number-columns-repeated="1021"/>
        </table:table-row>
        <table:table-row table:style-name="ro4">
          <table:table-cell office:value-type="string" calcext:value-type="string">
            <text:p>Paladin</text:p>
          </table:table-cell>
          <table:table-cell office:value-type="string" calcext:value-type="string">
            <text:p>Sorts</text:p>
          </table:table-cell>
          <table:table-cell office:value-type="string" calcext:value-type="string">
            <text:p>Dès le niveau 4, un paladin peut lancer un petit nombre de sorts divins appartenant à la liste des sorts de paladins. Un paladin doit choisir et préparer ses sorts à l’avance.</text:p>
            <text:p>Pour préparer ou lancer un sort, un paladin doit avoir une valeur de Charisme au moins égale à 10 + le niveau du sort. Le DD des jets de sauvegarde contre les sorts du paladin est égal à 10 + le niveau du sort + le modificateur de Charisme du paladin.</text:p>
            <text:p>Comme les autres lanceurs de sorts, le paladin ne peut lancer qu’un nombre de sorts donné de chaque niveau chaque jour. Son quota de sorts quotidiens est indiqué dans la Table "Le Paladin". En plus de cela, il reçoit des sorts en bonus si sa valeur de Charisme est suffisamment élevée. Quand la Table "Le Paladin" indique que le paladin peut lancer quotidiennement 0 sort d’un niveau donné, il ne dispose, pour ce niveau de sorts, que des sorts en bonus que peut lui accorder un Charisme élevé (voir la Table "Modificateurs de caractéristique et sorts en bonus").</text:p>
            <text:p>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text:p>
            <text:p>Jusqu’au niveau 3, le paladin n’a pas de niveau de lanceur de sorts. À partir du niveau 4, son niveau de lanceur de sorts est égal son niveau de paladin -3.</text:p>
          </table:table-cell>
          <table:table-cell table:number-columns-repeated="1021"/>
        </table:table-row>
        <table:table-row table:style-name="ro5">
          <table:table-cell office:value-type="string" calcext:value-type="string">
            <text:p>Paladin</text:p>
          </table:table-cell>
          <table:table-cell office:value-type="string" calcext:value-type="string">
            <text:p>Pacte divin (Mag)</text:p>
          </table:table-cell>
          <table:table-cell office:value-type="string" calcext:value-type="string">
            <text:p>Lorsque le paladin atteint le niveau 5, un lien divin se tisse entre lui et son dieu. Celui-ci peut prendre une des deux formes suivantes. Une fois qu’une forme a été choisie, ce choix ne peut plus être modifié.</text:p>
            <text:p>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text:p>
            <text:p>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text:p>
            <text:p>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text:p>
            <text:p>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text:p>
            <text:p>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text:p>
            <text:p>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text:p>
            <text:p>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text:p>
          </table:table-cell>
          <table:table-cell table:number-columns-repeated="1021"/>
        </table:table-row>
        <table:table-row table:style-name="ro3">
          <table:table-cell office:value-type="string" calcext:value-type="string">
            <text:p>Paladin</text:p>
          </table:table-cell>
          <table:table-cell office:value-type="string" calcext:value-type="string">
            <text:p>Aura de fermeté (Sur)</text:p>
          </table:table-cell>
          <table:table-cell office:value-type="string" calcext:value-type="string">
            <text:p>Un paladin de niveau 8 est immunisé contre les sorts et les pouvoirs magiques de charme. De plus, tous ses alliés situés à 3 m ou moins bénéficient d’un bonus de moral de +4 aux jets de sauvegarde contre tous les effets de charme.</text:p>
            <text:p>Cette aptitude fonctionne tant que le paladin est conscient, mais pas s’il est inconscient ou mort.</text:p>
          </table:table-cell>
          <table:table-cell table:number-columns-repeated="1021"/>
        </table:table-row>
        <table:table-row table:style-name="ro1">
          <table:table-cell office:value-type="string" calcext:value-type="string">
            <text:p>Paladin</text:p>
          </table:table-cell>
          <table:table-cell office:value-type="string" calcext:value-type="string">
            <text:p>Aura de justice (Sur)</text:p>
          </table:table-cell>
          <table:table-cell office:value-type="string" calcext:value-type="string">
            <text:p>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text:p>
          </table:table-cell>
          <table:table-cell table:number-columns-repeated="1021"/>
        </table:table-row>
        <table:table-row table:style-name="ro3">
          <table:table-cell office:value-type="string" calcext:value-type="string">
            <text:p>Paladin</text:p>
          </table:table-cell>
          <table:table-cell office:value-type="string" calcext:value-type="string">
            <text:p>Aura de foi (Sur)</text:p>
          </table:table-cell>
          <table:table-cell office:value-type="string" calcext:value-type="string">
            <text:p>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text:p>
            <text:p>Cette capacité fonctionne tant que le paladin est conscient, mais pas s’il est inconscient ou mort.</text:p>
          </table:table-cell>
          <table:table-cell table:number-columns-repeated="1021"/>
        </table:table-row>
        <table:table-row table:style-name="ro3">
          <table:table-cell office:value-type="string" calcext:value-type="string">
            <text:p>Paladin</text:p>
          </table:table-cell>
          <table:table-cell office:value-type="string" calcext:value-type="string">
            <text:p>Aura de droiture (Sur)</text:p>
          </table:table-cell>
          <table:table-cell office:value-type="string" calcext:value-type="string">
            <text:p>Au niveau 17, un paladin gagne une RD 5/Mal et est immunisé aux sorts et aux pouvoirs magiques de coercition. De plus, tous ses alliés situés à 3 m ou moins bénéficient d’un bonus de moral de +4 aux jets de sauvegarde contre tous les effets de coercition.</text:p>
            <text:p>Cette aptitude fonctionne tant que le paladin est conscient, mais pas s’il est inconscient ou mort.</text:p>
          </table:table-cell>
          <table:table-cell table:number-columns-repeated="1021"/>
        </table:table-row>
        <table:table-row table:style-name="ro1">
          <table:table-cell office:value-type="string" calcext:value-type="string">
            <text:p>Paladin</text:p>
          </table:table-cell>
          <table:table-cell office:value-type="string" calcext:value-type="string">
            <text:p>Champion sacré (Sur)</text:p>
          </table:table-cell>
          <table:table-cell office:value-type="string" calcext:value-type="string">
            <text:p>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text:p>
          </table:table-cell>
          <table:table-cell table:number-columns-repeated="1021"/>
        </table:table-row>
        <table:table-row table:style-name="ro3">
          <table:table-cell office:value-type="string" calcext:value-type="string">
            <text:p>Paladin</text:p>
          </table:table-cell>
          <table:table-cell office:value-type="string" calcext:value-type="string">
            <text:p>Code de conduite</text:p>
          </table:table-cell>
          <table:table-cell office:value-type="string" calcext:value-type="string">
            <text:p>Le paladin est obligatoirement Loyal Bon. S’il commet sciemment un acte maléfique, il perd aussitôt son statut et ses pouvoirs, en dehors des compétences de maniement d’armes, de port d’armures et d’utilisation de boucliers.</text:p>
            <text:p>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text:p>
          </table:table-cell>
          <table:table-cell table:number-columns-repeated="1021"/>
        </table:table-row>
        <table:table-row table:style-name="ro1">
          <table:table-cell office:value-type="string" calcext:value-type="string">
            <text:p>Paladin</text:p>
          </table:table-cell>
          <table:table-cell office:value-type="string" calcext:value-type="string">
            <text:p>Compagnons</text:p>
          </table:table-cell>
          <table:table-cell office:value-type="string" calcext:value-type="string">
            <text:p>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text:p>
          </table:table-cell>
          <table:table-cell table:number-columns-repeated="1021"/>
        </table:table-row>
        <table:table-row table:style-name="ro1">
          <table:table-cell office:value-type="string" calcext:value-type="string">
            <text:p>Paladin</text:p>
          </table:table-cell>
          <table:table-cell office:value-type="string" calcext:value-type="string">
            <text:p>Anciens paladins </text:p>
          </table:table-cell>
          <table:table-cell office:value-type="string" calcext:value-type="string">
            <text:p>Un paladin changeant d’alignement, commettant sciemment un acte maléfique ou bafouant son code de conduite perd ses sorts et ses aptitudes (y compris la collaboration de son destrier, mais pas sa formation en matière d’armes, d’armures et de boucliers). Il ne peut plus gagner de niveaux de paladin. Il récupère son statut et ses capacités et peut à nouveau progresser en tant que paladin s’il fait acte de contrition (voir le sort pénitence).</text:p>
          </table:table-cell>
          <table:table-cell table:number-columns-repeated="1021"/>
        </table:table-row>
        <table:table-row table:style-name="ro1">
          <table:table-cell office:value-type="string" calcext:value-type="string">
            <text:p>Prêtre</text:p>
          </table:table-cell>
          <table:table-cell office:value-type="string" calcext:value-type="string">
            <text:p>Armes et armures</text:p>
          </table:table-cell>
          <table:table-cell office:value-type="string" calcext:value-type="string">
            <text:p>Le prêtre est formé au maniement de toutes les armes courantes, ainsi qu’au port des armures légères et intermédiaires et à l’utilisation des boucliers (à l’exception des pavois). Il est également formé au maniement de l’arme de prédilection de son dieu.</text:p>
          </table:table-cell>
          <table:table-cell table:number-columns-repeated="1021"/>
        </table:table-row>
        <table:table-row table:style-name="ro1">
          <table:table-cell office:value-type="string" calcext:value-type="string">
            <text:p>Prêtre</text:p>
          </table:table-cell>
          <table:table-cell office:value-type="string" calcext:value-type="string">
            <text:p>Aura (Ext)</text:p>
          </table:table-cell>
          <table:table-cell office:value-type="string" calcext:value-type="string">
            <text:p>Le prêtre d’un dieu Chaotique, Mauvais, Bon ou Loyal possède une aura particulièrement puissante correspondant à l’alignement de la divinité (voir le sort de détection du Mal pour plus de détails).</text:p>
          </table:table-cell>
          <table:table-cell table:number-columns-repeated="1021"/>
        </table:table-row>
        <table:table-row table:style-name="ro6">
          <table:table-cell office:value-type="string" calcext:value-type="string">
            <text:p>Prêtre</text:p>
          </table:table-cell>
          <table:table-cell office:value-type="string" calcext:value-type="string">
            <text:p>Sorts</text:p>
          </table:table-cell>
          <table:table-cell office:value-type="string" calcext:value-type="string">
            <text:p>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text:p>
            <text:p>Pour préparer ou lancer un sort, un prêtre doit avoir une valeur de Sagesse supérieure ou égale à 10 + le niveau du sort. Le degré de difficulté des jets de sauvegarde contre un sort de prêtre vaut 10 + le niveau du sort + le modificateur de Sagesse du prêtre.</text:p>
            <text:p>Comme les autres lanceurs de sorts, le prêtre ne peut jeter qu’un certain nombre de sorts de chaque niveau chaque jour. Son quota quotidien de sorts est indiqué sur la Table "Le Prêtre". En plus de cela, il reçoit des sorts en bonus chaque jour s’il possède une valeur de Sagesse élevée (voir la Table "Modificateurs de caractéristique et sorts en bonus").</text:p>
            <text:p>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text:p>
          </table:table-cell>
          <table:table-cell table:number-columns-repeated="1021"/>
        </table:table-row>
        <table:table-row table:style-name="ro11">
          <table:table-cell office:value-type="string" calcext:value-type="string">
            <text:p>Prêtre</text:p>
          </table:table-cell>
          <table:table-cell office:value-type="string" calcext:value-type="string">
            <text:p>Canalisation d’énergie (Sur) et ses variantes</text:p>
          </table:table-cell>
          <table:table-cell office:value-type="string" calcext:value-type="string">
            <text:p>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text:p>
            <text:p>Quel que soit son alignement, le prêtre peut libérer une vague d’énergie en canalisant la puissance de sa foi à travers son symbole sacré (ou maudit). Selon le type d’énergie canalisée et les créatures affectées, il peut utiliser cette capacité pour blesser ou pour soigner.</text:p>
            <text:p>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text:p>
            <text:p>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text:p>
            <text:p>s d’attaque d’opportunité. Le prêtre peut choisir que cet effet l’affecte également ou pas. Il doit être capable de brandir son symbole sacré pour utiliser ce pouvoir.</text:p>
            <text:p>Ultimate Magic - Art de la Magie</text:p>
            <text:p>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text:p>
            <text:p>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text:p>
            <text:p>Voir les variantes de canalisation.</text:p>
          </table:table-cell>
          <table:table-cell table:number-columns-repeated="1021"/>
        </table:table-row>
        <table:table-row table:style-name="ro6">
          <table:table-cell office:value-type="string" calcext:value-type="string">
            <text:p>Prêtre</text:p>
          </table:table-cell>
          <table:table-cell office:value-type="string" calcext:value-type="string">
            <text:p>Domaines</text:p>
          </table:table-cell>
          <table:table-cell office:value-type="string" calcext:value-type="string">
            <text:p>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text:p>
            <text:p>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text:p>
            <text:p>Le prêtre reçoit également les pouvoirs indiqués dans chacun de ses domaines s’il a atteint un niveau suffisant. Sauf indication contraire, il suffit d’une action simple pour activer un pouvoir de domaine.</text:p>
            <text:p>Voir la liste des domaines de prêtres.</text:p>
          </table:table-cell>
          <table:table-cell table:number-columns-repeated="1021"/>
        </table:table-row>
        <table:table-row table:style-name="ro1">
          <table:table-cell office:value-type="string" calcext:value-type="string">
            <text:p>Prêtre</text:p>
          </table:table-cell>
          <table:table-cell office:value-type="string" calcext:value-type="string">
            <text:p>Oraisons</text:p>
          </table:table-cell>
          <table:table-cell office:value-type="string" calcext:value-type="string">
            <text:p>Les prêtres peuvent préparer un certain nombre d’oraisons (ou sorts de niveau 0) chaque jour, comme indiqué sur la Table "Le Prêtre" sous la mention « Sorts par jour ». Il jette ces sorts comme les autres mais ils ne sont pas dépensés lorsqu’ils sont lancés et peuvent être utilisés à nouveau.</text:p>
          </table:table-cell>
          <table:table-cell table:number-columns-repeated="1021"/>
        </table:table-row>
        <table:table-row table:style-name="ro2">
          <table:table-cell office:value-type="string" calcext:value-type="string">
            <text:p>Prêtre</text:p>
          </table:table-cell>
          <table:table-cell office:value-type="string" calcext:value-type="string">
            <text:p>Incantation spontanée</text:p>
          </table:table-cell>
          <table:table-cell office:value-type="string" calcext:value-type="string">
            <text:p>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text:p>
            <text:p>Un prêtre Mauvais (ou un prêtre Neutre vénérant un dieu Mauvais) ne peut pas convertir les sorts qu’il a préparés en sorts de soins mais il peut les transformer en sorts de blessure (un sort de blessure est un sort dont le nom comporte le mot « blessure »).</text:p>
            <text:p>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text:p>
          </table:table-cell>
          <table:table-cell table:number-columns-repeated="1021"/>
        </table:table-row>
        <table:table-row table:style-name="ro1">
          <table:table-cell office:value-type="string" calcext:value-type="string">
            <text:p>Prêtre</text:p>
          </table:table-cell>
          <table:table-cell office:value-type="string" calcext:value-type="string">
            <text:p>Sorts du Bien, du Chaos, de la Loi et du Mal</text:p>
          </table:table-cell>
          <table:table-cell office:value-type="string" calcext:value-type="string">
            <text:p>Un prêtre ne peut pas lancer de sorts dont l’alignement est opposé au sien ou à celui de son dieu (s’il en sert un). L’alignement d’un sort est indiqué dans sa description par les registres Bien, Chaos, Loi et Mal.</text:p>
          </table:table-cell>
          <table:table-cell table:number-columns-repeated="1021"/>
        </table:table-row>
        <table:table-row table:style-name="ro1">
          <table:table-cell office:value-type="string" calcext:value-type="string">
            <text:p>Prêtre</text:p>
          </table:table-cell>
          <table:table-cell office:value-type="string" calcext:value-type="string">
            <text:p>Langues supplémentaires</text:p>
          </table:table-cell>
          <table:table-cell office:value-type="string" calcext:value-type="string">
            <text:p>Les options suivantes viennent s’ajouter à la liste des langues que la race du personnage lui permet d’apprendre : céleste, abyssal, infernal (respectivement, les langages des Extérieurs d’alignement Bon, Chaotique-Mauvais et Loyal-Mauvais).</text:p>
          </table:table-cell>
          <table:table-cell table:number-columns-repeated="1021"/>
        </table:table-row>
        <table:table-row table:style-name="ro1">
          <table:table-cell office:value-type="string" calcext:value-type="string">
            <text:p>Prêtre</text:p>
          </table:table-cell>
          <table:table-cell office:value-type="string" calcext:value-type="string">
            <text:p>Prêtres déchus </text:p>
          </table:table-cell>
          <table:table-cell office:value-type="string" calcext:value-type="string">
            <text:p>Un prêtre qui bafoue ouvertement le code de conduite imposé par son dieu perd tous ses sorts et toutes ses capacités de classe, à l’exception de la formation au maniement des armes courantes, à l’utilisation des boucliers et au port d’armures. Il ne peut plus gagner de niveau de prêtre de ce dieu tant qu’il n’a pas fait acte de contrition (voir le sort pénitence).</text:p>
          </table:table-cell>
          <table:table-cell table:number-columns-repeated="1021"/>
        </table:table-row>
        <table:table-row table:style-name="ro1">
          <table:table-cell office:value-type="string" calcext:value-type="string">
            <text:p>Rôdeur</text:p>
          </table:table-cell>
          <table:table-cell office:value-type="string" calcext:value-type="string">
            <text:p>Armes et armures</text:p>
          </table:table-cell>
          <table:table-cell office:value-type="string" calcext:value-type="string">
            <text:p>Le rôdeur est formé au maniement de toutes les armes courantes et de guerre, ainsi qu’au port des armures légères et intermédiaires et à l’utilisation des boucliers (à l’exception des pavois).</text:p>
          </table:table-cell>
          <table:table-cell table:number-columns-repeated="1021"/>
        </table:table-row>
        <table:table-row table:style-name="ro13">
          <table:table-cell office:value-type="string" calcext:value-type="string">
            <text:p>Rôdeur</text:p>
          </table:table-cell>
          <table:table-cell office:value-type="string" calcext:value-type="string">
            <text:p>Ennemis jurés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21"/>
        </table:table-row>
        <table:table-row table:style-name="ro1">
          <table:table-cell office:value-type="string" calcext:value-type="string">
            <text:p>Rôdeur</text:p>
          </table:table-cell>
          <table:table-cell office:value-type="string" calcext:value-type="string">
            <text:p>Pistage (Ext)</text:p>
          </table:table-cell>
          <table:table-cell office:value-type="string" calcext:value-type="string">
            <text:p>Le rôdeur ajoute la moitié de son niveau (au minimum +1) aux tests de Survie pour suivre des traces.</text:p>
          </table:table-cell>
          <table:table-cell table:number-columns-repeated="1021"/>
        </table:table-row>
        <table:table-row table:style-name="ro2">
          <table:table-cell office:value-type="string" calcext:value-type="string">
            <text:p>Rôdeur</text:p>
          </table:table-cell>
          <table:table-cell office:value-type="string" calcext:value-type="string">
            <text:p>Empathie sauvage (Ext)</text:p>
          </table:table-cell>
          <table:table-cell office:value-type="string" calcext:value-type="string">
            <text:p>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text:p>
            <text:p>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text:p>
            <text:p>Un rôdeur peut également utiliser cette aptitude pour influencer une créature magique dont la valeur d’Intelligence est de 1 ou 2, mais avec un malus de -4 sur son test.</text:p>
          </table:table-cell>
          <table:table-cell table:number-columns-repeated="1021"/>
        </table:table-row>
        <table:table-row table:style-name="ro14">
          <table:table-cell office:value-type="string" calcext:value-type="string">
            <text:p>Rôdeur</text:p>
          </table:table-cell>
          <table:table-cell office:value-type="string" calcext:value-type="string">
            <text:p>Style de combat (Ext)</text:p>
          </table:table-cell>
          <table:table-cell office:value-type="string" calcext:value-type="string">
            <text:p>Au niveau 2, un rôdeur choisit de se spécialiser dans un des deux styles de combat suivants : combat à deux armes ou combat à distance.</text:p>
            <text:p>Advanced Player's Guide/Manuel du joueur - règles avancées</text:p>
            <text:p>Il peut également choisir de se spécialiser dans un des styles de combat suivants : arbalète, arme à deux mains, arme et bouclier, arme naturelle ou combat monté.</text:p>
            <text:p>Cette spécialisation se traduit par des dons supplémentaires gagnés aux niveaux 2, 6, 10, 14 et 18. Le rôdeur choisit ces dons supplémentaires dans la liste appropriée. Il peut sélectionner un don même s’il ne remplit pas les conditions qui lui sont associées.</text:p>
            <text:p>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text:p>
            <text:p>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text:p>
            <text:p>Advanced Player's Guide/Manuel du joueur - règles avancées</text:p>
            <text:p>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text:p>
            <text:p>Advanced Player's Guide/Manuel du joueur - règles avancées</text:p>
            <text:p>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text:p>
            <text:p>Advanced Player's Guide/Manuel du joueur - règles avancées</text:p>
            <text:p>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text:p>
            <text:p>Advanced Player's Guide/Manuel du joueur - règles avancées</text:p>
            <text:p>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text:p>
            <text:p>Advanced Player's Guide/Manuel du joueur - règles avancées</text:p>
            <text:p>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text:p>
            <text:p>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text:p>
          </table:table-cell>
          <table:table-cell table:number-columns-repeated="1021"/>
        </table:table-row>
        <table:table-row table:style-name="ro1">
          <table:table-cell office:value-type="string" calcext:value-type="string">
            <text:p>Rôdeur</text:p>
          </table:table-cell>
          <table:table-cell office:value-type="string" calcext:value-type="string">
            <text:p>Endurance</text:p>
          </table:table-cell>
          <table:table-cell office:value-type="string" calcext:value-type="string">
            <text:p>Un rôdeur de niveau 3 reçoit gratuitement le don Endurance en tant que don supplémentaire.</text:p>
          </table:table-cell>
          <table:table-cell table:number-columns-repeated="1021"/>
        </table:table-row>
        <table:table-row table:style-name="ro10">
          <table:table-cell office:value-type="string" calcext:value-type="string">
            <text:p>Rôdeur</text:p>
          </table:table-cell>
          <table:table-cell office:value-type="string" calcext:value-type="string">
            <text:p>Environnements de prédilection (Ext)</text:p>
          </table:table-cell>
          <table:table-cell office:value-type="string"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number-columns-repeated="1021"/>
        </table:table-row>
        <table:table-row table:style-name="ro6">
          <table:table-cell office:value-type="string" calcext:value-type="string">
            <text:p>Rôdeur</text:p>
          </table:table-cell>
          <table:table-cell office:value-type="string" calcext:value-type="string">
            <text:p>Pacte du chasseur (Ext)</text:p>
          </table:table-cell>
          <table:table-cell office:value-type="string" calcext:value-type="string">
            <text:p>Au niveau 4, un lien se tisse entre le rôdeur et ses compagnons de chasse. Ce lien peut prendre l’une des deux formes suivantes. Une fois qu’une forme a été choisie, cette décision ne peut plus être modifiée.</text:p>
            <text:p>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text:p>
            <text:p>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text:p>
            <text:p>Le compagnon suit les mêmes règles que les compagnons animaux des druides (voir la capacité de druide de pacte avec la nature), avec un niveau de druide effectif égal au niveau du rôdeur -3.</text:p>
          </table:table-cell>
          <table:table-cell table:number-columns-repeated="1021"/>
        </table:table-row>
        <table:table-row table:style-name="ro4">
          <table:table-cell office:value-type="string" calcext:value-type="string">
            <text:p>Rôdeur</text:p>
          </table:table-cell>
          <table:table-cell office:value-type="string" calcext:value-type="string">
            <text:p>Sorts</text:p>
          </table:table-cell>
          <table:table-cell office:value-type="string" calcext:value-type="string">
            <text:p>Dès le niveau 4, un rôdeur peut lancer un petit nombre de sorts divins appartenant à la liste des sorts de rôdeurs. Un rôdeur doit choisir et préparer ses sorts à l’avance.</text:p>
            <text:p>Pour préparer ou lancer un sort, un rôdeur doit avoir une valeur de Sagesse au moins égale à 10 + le niveau du sort. Le DD des jets de sauvegarde contre les sorts du rôdeur est égal à 10 + le niveau du sort + le modificateur de Sagesse du rôdeur.</text:p>
            <text:p>Comme les autres lanceurs de sorts, le rôdeur ne peut lancer qu’un nombre de sorts donné de chaque niveau chaque jour. Son quota de sorts quotidiens est indiqué dans la Table "Le Rôdeur". En plus de cela, il reçoit des sorts en bonus si sa valeur de Sagesse est suffisamment élevée (voir la Table "Modificateurs de caractéristique et sorts en bonus"). Quand la Table "Le Rôdeur" indique que le rôdeur peut lancer 0 sort d’un niveau de sort par jour, il ne dispose, pour ce niveau de sorts, que des sorts en bonus que peut lui accorder une Sagesse élevée.</text:p>
            <text:p>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text:p>
            <text:p>Jusqu’au niveau 3, le rôdeur n’a pas de niveau de lanceur de sorts. À partir du niveau 4, son niveau de lanceur de sorts est égal son niveau de rôdeur -3.</text:p>
          </table:table-cell>
          <table:table-cell table:number-columns-repeated="1021"/>
        </table:table-row>
        <table:table-row table:style-name="ro3">
          <table:table-cell office:value-type="string" calcext:value-type="string">
            <text:p>Rôdeur</text:p>
          </table:table-cell>
          <table:table-cell office:value-type="string" calcext:value-type="string">
            <text:p>Déplacement facilité (Ext)</text:p>
          </table:table-cell>
          <table:table-cell office:value-type="string" calcext:value-type="string">
            <text:p>Un rôdeur de niveau 7 se déplace sans la moindre gêne dans toutes sortes de taillis, y compris les fourrés, les buissons (même épineux) et les autres zones de végétation dense. Il progresse normalement et ne subit aucun dégât.</text:p>
            <text:p>La végétation enchantée de manière à restreindre les mouvements continue toutefois à l’affecter.</text:p>
          </table:table-cell>
          <table:table-cell table:number-columns-repeated="1021"/>
        </table:table-row>
        <table:table-row table:style-name="ro1">
          <table:table-cell office:value-type="string" calcext:value-type="string">
            <text:p>Rôdeur</text:p>
          </table:table-cell>
          <table:table-cell office:value-type="string" calcext:value-type="string">
            <text:p>Pistage accéléré (Ext)</text:p>
          </table:table-cell>
          <table:table-cell office:value-type="string" calcext:value-type="string">
            <text:p>Lorsqu’un rôdeur de niveau 8 suit une piste, il peut se déplacer à vitesse normale sans subir le malus de -5 sur ses tests de Survie. De plus, il ne subit qu’un malus de -10 (au lieu de -20) sur ses tests de Survie lorsqu’il suit une piste en se déplaçant au double de sa vitesse.</text:p>
          </table:table-cell>
          <table:table-cell table:number-columns-repeated="1021"/>
        </table:table-row>
        <table:table-row table:style-name="ro1">
          <table:table-cell office:value-type="string" calcext:value-type="string">
            <text:p>Rôdeur</text:p>
          </table:table-cell>
          <table:table-cell office:value-type="string" calcext:value-type="string">
            <text:p>Esquive totale (Ext)</text:p>
          </table:table-cell>
          <table:table-cell office:value-type="string" calcext:value-type="string">
            <text:p>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text:p>
          </table:table-cell>
          <table:table-cell table:number-columns-repeated="1021"/>
        </table:table-row>
        <table:table-row table:style-name="ro1">
          <table:table-cell office:value-type="string" calcext:value-type="string">
            <text:p>Rôdeur</text:p>
          </table:table-cell>
          <table:table-cell office:value-type="string" calcext:value-type="string">
            <text:p>Proie du chasseur (Ext)</text:p>
          </table:table-cell>
          <table:table-cell office:value-type="string" calcext:value-type="string">
            <text:p>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text:p>
          </table:table-cell>
          <table:table-cell table:number-columns-repeated="1021"/>
        </table:table-row>
        <table:table-row table:style-name="ro1">
          <table:table-cell office:value-type="string" calcext:value-type="string">
            <text:p>Rôdeur</text:p>
          </table:table-cell>
          <table:table-cell office:value-type="string" calcext:value-type="string">
            <text:p>Camouflage (Ext)</text:p>
          </table:table-cell>
          <table:table-cell office:value-type="string" calcext:value-type="string">
            <text:p>Un rôdeur de niveau 12 ou plus peut utiliser la compétence Discrétion même s’il ne bénéficie pas d’un abri ou de camouflage, à condition de se trouver dans un de ses environnements de prédilection.</text:p>
          </table:table-cell>
          <table:table-cell table:number-columns-repeated="1021"/>
        </table:table-row>
        <table:table-row table:style-name="ro1">
          <table:table-cell office:value-type="string" calcext:value-type="string">
            <text:p>Rôdeur</text:p>
          </table:table-cell>
          <table:table-cell office:value-type="string" calcext:value-type="string">
            <text:p>Esquive surnaturelle (Ext)</text:p>
          </table:table-cell>
          <table:table-cell office:value-type="string" calcext:value-type="string">
            <text:p>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text:p>
          </table:table-cell>
          <table:table-cell table:number-columns-repeated="1021"/>
        </table:table-row>
        <table:table-row table:style-name="ro1">
          <table:table-cell office:value-type="string" calcext:value-type="string">
            <text:p>Rôdeur</text:p>
          </table:table-cell>
          <table:table-cell office:value-type="string" calcext:value-type="string">
            <text:p>Discrétion totale (Ext)</text:p>
          </table:table-cell>
          <table:table-cell office:value-type="string" calcext:value-type="string">
            <text:p>Un rôdeur de niveau 17 ou plus se trouvant dans un de ses environnements de prédilection peut utiliser la compétence Discrétion même s’il est observé.</text:p>
          </table:table-cell>
          <table:table-cell table:number-columns-repeated="1021"/>
        </table:table-row>
        <table:table-row table:style-name="ro1">
          <table:table-cell office:value-type="string" calcext:value-type="string">
            <text:p>Rôdeur</text:p>
          </table:table-cell>
          <table:table-cell office:value-type="string" calcext:value-type="string">
            <text:p>Proie du maître chasseur (Ext)</text:p>
          </table:table-cell>
          <table:table-cell office:value-type="string" calcext:value-type="string">
            <text:p>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text:p>
          </table:table-cell>
          <table:table-cell table:number-columns-repeated="1021"/>
        </table:table-row>
        <table:table-row table:style-name="ro3">
          <table:table-cell office:value-type="string" calcext:value-type="string">
            <text:p>Rôdeur</text:p>
          </table:table-cell>
          <table:table-cell office:value-type="string" calcext:value-type="string">
            <text:p>Maître chasseur (Ext)</text:p>
          </table:table-cell>
          <table:table-cell office:value-type="string" calcext:value-type="string">
            <text:p>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text:p>
            <text:p>ingt-quatre heures.</text:p>
          </table:table-cell>
          <table:table-cell table:number-columns-repeated="1021"/>
        </table:table-row>
        <table:table-row table:style-name="ro1">
          <table:table-cell office:value-type="string" calcext:value-type="string">
            <text:p>Roublard</text:p>
          </table:table-cell>
          <table:table-cell office:value-type="string" calcext:value-type="string">
            <text:p>Armes et armures </text:p>
          </table:table-cell>
          <table:table-cell office:value-type="string" calcext:value-type="string">
            <text:p>Le roublard est formé au maniement de toutes les armes courantes, des arbalètes de poing, des arcs courts, des épées courtes, des matraques et des rapières. Il est également formé au port des armures légères mais pas à l’utilisation des boucliers.</text:p>
          </table:table-cell>
          <table:table-cell table:number-columns-repeated="1021"/>
        </table:table-row>
        <table:table-row table:style-name="ro6">
          <table:table-cell office:value-type="string" calcext:value-type="string">
            <text:p>Roublard</text:p>
          </table:table-cell>
          <table:table-cell office:value-type="string" calcext:value-type="string">
            <text:p>Attaque sournoise</text:p>
          </table:table-cell>
          <table:table-cell office:value-type="string" calcext:value-type="string">
            <text:p>Lorsqu’un roublard attaque son adversaire dans une situation où ce dernier est incapable de se défendre efficacement, il peut lui infliger des dégâts supplémentaires en touchant un point sensible.</text:p>
            <text:p>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text:p>
            <text:p>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text:p>
            <text:p>Le roublard ne peut tenter une attaque sournoise que contre un adversaire qu’il peut observer suffisamment pour en repérer les points faibles et dont il peut toucher les organes vitaux. Les attaques sournoises sont impossibles lorsque la cible bénéficie d’un camouflage.</text:p>
          </table:table-cell>
          <table:table-cell table:number-columns-repeated="1021"/>
        </table:table-row>
        <table:table-row table:style-name="ro1">
          <table:table-cell office:value-type="string" calcext:value-type="string">
            <text:p>Roublard</text:p>
          </table:table-cell>
          <table:table-cell office:value-type="string" calcext:value-type="string">
            <text:p>Recherche des pièges</text:p>
          </table:table-cell>
          <table:table-cell office:value-type="string" calcext:value-type="string">
            <text:p>Les roublards ajoutent la moitié de leur niveau (au minimum +1) aux tests de Perception destinés à repérer des pièges ainsi qu’aux tests de Sabotage. Seul un roublard peut utiliser la compétence Sabotage pour désarmer les pièges magiques.</text:p>
          </table:table-cell>
          <table:table-cell table:number-columns-repeated="1021"/>
        </table:table-row>
        <table:table-row table:style-name="ro1">
          <table:table-cell office:value-type="string" calcext:value-type="string">
            <text:p>Roublard</text:p>
          </table:table-cell>
          <table:table-cell office:value-type="string" calcext:value-type="string">
            <text:p>Esquive totale (Ext)</text:p>
          </table:table-cell>
          <table:table-cell office:value-type="string" calcext:value-type="string">
            <text:p>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text:p>
          </table:table-cell>
          <table:table-cell table:number-columns-repeated="1021"/>
        </table:table-row>
        <table:table-row table:style-name="ro3">
          <table:table-cell office:value-type="string" calcext:value-type="string">
            <text:p>Roublard</text:p>
          </table:table-cell>
          <table:table-cell office:value-type="string" calcext:value-type="string">
            <text:p>Talents de roublard</text:p>
          </table:table-cell>
          <table:table-cell office:value-type="string" calcext:value-type="string">
            <text:p>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text:p>
            <text:p>Les talents marqués d’un astérisque ajoutent un effet aux attaques sournoises du roublard. Le roublard ne peut appliquer que l’un de ces effets à chaque attaque, et son choix doit être fait avant le jet d’attaque.</text:p>
          </table:table-cell>
          <table:table-cell table:number-columns-repeated="1021"/>
        </table:table-row>
        <table:table-row table:style-name="ro3">
          <table:table-cell office:value-type="string" calcext:value-type="string">
            <text:p>Roublard</text:p>
          </table:table-cell>
          <table:table-cell office:value-type="string" calcext:value-type="string">
            <text:p>Sens des pièges (Ext)</text:p>
          </table:table-cell>
          <table:table-cell office:value-type="string" calcext:value-type="string">
            <text:p>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text:p>
            <text:p>Les bonus de sens des pièges provenant de classes différentes se cumulent entre eux.</text:p>
          </table:table-cell>
          <table:table-cell table:number-columns-repeated="1021"/>
        </table:table-row>
        <table:table-row table:style-name="ro3">
          <table:table-cell office:value-type="string" calcext:value-type="string">
            <text:p>Roublard</text:p>
          </table:table-cell>
          <table:table-cell office:value-type="string" calcext:value-type="string">
            <text:p>Esquive instinctive (Ext)</text:p>
          </table:table-cell>
          <table:table-cell office:value-type="string" calcext:value-type="string">
            <text:p>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text:p>
            <text:p>Si un roublard possède déjà la capacité d’esquive instinctive (grâce à une autre classe par exemple), il gagne à la place la capacité d’esquive instinctive supérieure.</text:p>
          </table:table-cell>
          <table:table-cell table:number-columns-repeated="1021"/>
        </table:table-row>
        <table:table-row table:style-name="ro2">
          <table:table-cell office:value-type="string" calcext:value-type="string">
            <text:p>Roublard</text:p>
          </table:table-cell>
          <table:table-cell office:value-type="string" calcext:value-type="string">
            <text:p>Esquive instinctive supérieure (Ext)</text:p>
          </table:table-cell>
          <table:table-cell office:value-type="string" calcext:value-type="string">
            <text:p>À partir du niveau 8, un roublard ne peut plus être pris en tenaille.</text:p>
            <text:p>Un autre roublard ne peut donc pas utiliser ses capacités pour lui porter une attaque sournoise en le prenant en tenaille, à moins de posséder au moins quatre niveaux de roublard de plus que lui.</text:p>
            <text:p>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text:p>
          </table:table-cell>
          <table:table-cell table:number-columns-repeated="1021"/>
        </table:table-row>
        <table:table-row table:style-name="ro1">
          <table:table-cell office:value-type="string" calcext:value-type="string">
            <text:p>Roublard</text:p>
          </table:table-cell>
          <table:table-cell office:value-type="string" calcext:value-type="string">
            <text:p>Talents de maître roublard</text:p>
          </table:table-cell>
          <table:table-cell office:value-type="string" calcext:value-type="string">
            <text:p>Au niveau 10 et tous les deux niveaux par la suite, le roublard peut choisir l’un des talents de maître roublard suivants au lieu d’un talent de roublard.</text:p>
          </table:table-cell>
          <table:table-cell table:number-columns-repeated="1021"/>
        </table:table-row>
        <table:table-row table:style-name="ro1">
          <table:table-cell office:value-type="string" calcext:value-type="string">
            <text:p>Roublard</text:p>
          </table:table-cell>
          <table:table-cell office:value-type="string" calcext:value-type="string">
            <text:p>Coup de maître (Ext)</text:p>
          </table:table-cell>
          <table:table-cell office:value-type="string" calcext:value-type="string">
            <text:p>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text:p>
          </table:table-cell>
          <table:table-cell table:number-columns-repeated="1021"/>
        </table:table-row>
      </table:table>
      <table:table table:name="en_fr" table:style-name="ta1">
        <table:table-column table:style-name="co1" table:default-cell-style-name="Default"/>
        <table:table-column table:style-name="co5" table:default-cell-style-name="Default"/>
        <table:table-column table:style-name="co4" table:number-columns-repeated="1022" table:default-cell-style-name="Default"/>
        <table:table-row table:style-name="ro1">
          <table:table-cell table:style-name="ce1" office:value-type="string" calcext:value-type="string">
            <text:p>class</text:p>
          </table:table-cell>
          <table:table-cell table:style-name="ce1" office:value-type="string" calcext:value-type="string">
            <text:p>class_fr</text:p>
          </table:table-cell>
          <table:table-cell table:style-name="ce1" table:number-columns-repeated="1022"/>
        </table:table-row>
        <table:table-row table:style-name="ro1">
          <table:table-cell office:value-type="string" calcext:value-type="string">
            <text:p>barbarian</text:p>
          </table:table-cell>
          <table:table-cell office:value-type="string" calcext:value-type="string">
            <text:p>Barbare</text:p>
          </table:table-cell>
          <table:table-cell table:number-columns-repeated="1022"/>
        </table:table-row>
        <table:table-row table:style-name="ro1">
          <table:table-cell office:value-type="string" calcext:value-type="string">
            <text:p>bard</text:p>
          </table:table-cell>
          <table:table-cell office:value-type="string" calcext:value-type="string">
            <text:p>Barde</text:p>
          </table:table-cell>
          <table:table-cell table:number-columns-repeated="1022"/>
        </table:table-row>
        <table:table-row table:style-name="ro1">
          <table:table-cell office:value-type="string" calcext:value-type="string">
            <text:p>cleric</text:p>
          </table:table-cell>
          <table:table-cell office:value-type="string" calcext:value-type="string">
            <text:p>Prêtre</text:p>
          </table:table-cell>
          <table:table-cell table:number-columns-repeated="1022"/>
        </table:table-row>
        <table:table-row table:style-name="ro1">
          <table:table-cell office:value-type="string" calcext:value-type="string">
            <text:p>druid</text:p>
          </table:table-cell>
          <table:table-cell office:value-type="string" calcext:value-type="string">
            <text:p>Druide</text:p>
          </table:table-cell>
          <table:table-cell table:number-columns-repeated="1022"/>
        </table:table-row>
        <table:table-row table:style-name="ro1">
          <table:table-cell office:value-type="string" calcext:value-type="string">
            <text:p>fighter</text:p>
          </table:table-cell>
          <table:table-cell office:value-type="string" calcext:value-type="string">
            <text:p>Guerrier</text:p>
          </table:table-cell>
          <table:table-cell table:number-columns-repeated="1022"/>
        </table:table-row>
        <table:table-row table:style-name="ro1">
          <table:table-cell office:value-type="string" calcext:value-type="string">
            <text:p>monk</text:p>
          </table:table-cell>
          <table:table-cell office:value-type="string" calcext:value-type="string">
            <text:p>Moine</text:p>
          </table:table-cell>
          <table:table-cell table:number-columns-repeated="1022"/>
        </table:table-row>
        <table:table-row table:style-name="ro1">
          <table:table-cell office:value-type="string" calcext:value-type="string">
            <text:p>paladin</text:p>
          </table:table-cell>
          <table:table-cell office:value-type="string" calcext:value-type="string">
            <text:p>Paladin</text:p>
          </table:table-cell>
          <table:table-cell table:number-columns-repeated="1022"/>
        </table:table-row>
        <table:table-row table:style-name="ro1">
          <table:table-cell office:value-type="string" calcext:value-type="string">
            <text:p>ranger</text:p>
          </table:table-cell>
          <table:table-cell office:value-type="string" calcext:value-type="string">
            <text:p>Rôdeur</text:p>
          </table:table-cell>
          <table:table-cell table:number-columns-repeated="1022"/>
        </table:table-row>
        <table:table-row table:style-name="ro1">
          <table:table-cell office:value-type="string" calcext:value-type="string">
            <text:p>rogue</text:p>
          </table:table-cell>
          <table:table-cell office:value-type="string" calcext:value-type="string">
            <text:p>Roublard</text:p>
          </table:table-cell>
          <table:table-cell table:number-columns-repeated="1022"/>
        </table:table-row>
        <table:table-row table:style-name="ro1">
          <table:table-cell office:value-type="string" calcext:value-type="string">
            <text:p>sorcerer</text:p>
          </table:table-cell>
          <table:table-cell office:value-type="string" calcext:value-type="string">
            <text:p>Ensorceleur</text:p>
          </table:table-cell>
          <table:table-cell table:number-columns-repeated="1022"/>
        </table:table-row>
        <table:table-row table:style-name="ro1">
          <table:table-cell office:value-type="string" calcext:value-type="string">
            <text:p>wizard</text:p>
          </table:table-cell>
          <table:table-cell office:value-type="string" calcext:value-type="string">
            <text:p>Magicien</text:p>
          </table:table-cell>
          <table:table-cell table:number-columns-repeated="1022"/>
        </table:table-row>
      </table:table>
      <table:table table:name="vue" table:style-name="ta1">
        <table:table-column table:style-name="co4" table:default-cell-style-name="Default"/>
        <table:table-column table:style-name="co8" table:default-cell-style-name="Default"/>
        <table:table-column table:style-name="co9" table:default-cell-style-name="Default"/>
        <table:table-column table:style-name="co4" table:number-columns-repeated="1021" table:default-cell-style-name="Default"/>
        <table:table-row table:style-name="ro1">
          <table:table-cell table:style-name="ce1" table:formula="of:=[dump_en.A1]" office:value-type="string" office:string-value="class" calcext:value-type="string">
            <text:p>class</text:p>
          </table:table-cell>
          <table:table-cell table:style-name="ce1" office:value-type="string" calcext:value-type="string">
            <text:p>class_fr</text:p>
          </table:table-cell>
          <table:table-cell table:style-name="ce1" table:formula="of:=[dump_en.B1]" office:value-type="string" office:string-value="name" calcext:value-type="string">
            <text:p>name</text:p>
          </table:table-cell>
          <table:table-cell table:style-name="ce1" office:value-type="string" calcext:value-type="string">
            <text:p>name_fr</text:p>
          </table:table-cell>
          <table:table-cell table:style-name="ce1" table:formula="of:=[dump_en.C1]" office:value-type="string" office:string-value="description" calcext:value-type="string">
            <text:p>description</text:p>
          </table:table-cell>
          <table:table-cell table:style-name="ce1" office:value-type="string" calcext:value-type="string">
            <text:p>description_fr</text:p>
          </table:table-cell>
          <table:table-cell table:style-name="ce1" table:number-columns-repeated="1018"/>
        </table:table-row>
        <table:table-row table:style-name="ro1">
          <table:table-cell table:formula="of:=[dump_en.A2]" office:value-type="string" office:string-value="barbarian" calcext:value-type="string">
            <text:p>barbarian</text:p>
          </table:table-cell>
          <table:table-cell table:formula="of:=VLOOKUP([.A2];[en_fr.$A$1:.$B$12];2)" office:value-type="string" office:string-value="Barbare" calcext:value-type="string">
            <text:p>Barbare</text:p>
          </table:table-cell>
          <table:table-cell table:formula="of:=[dump_en.B2]" office:value-type="string" office:string-value="Weapon and Armor Proficiency" calcext:value-type="string">
            <text:p>Weapon and Armor Proficiency</text:p>
          </table:table-cell>
          <table:table-cell/>
          <table:table-cell table:formula="of:=[dump_en.C2]" office:value-type="string" office:string-value="A barbarian is proficient with all simple and martial weapons, light armor, medium armor, and shields (except tower shields)." calcext:value-type="string">
            <text:p>A barbarian is proficient with all simple and martial weapons, light armor, medium armor, and shields (except tower shields).</text:p>
          </table:table-cell>
          <table:table-cell table:number-columns-repeated="1019"/>
        </table:table-row>
        <table:table-row table:style-name="ro1">
          <table:table-cell table:formula="of:=[dump_en.A3]" office:value-type="string" office:string-value="barbarian" calcext:value-type="string">
            <text:p>barbarian</text:p>
          </table:table-cell>
          <table:table-cell table:formula="of:=VLOOKUP([.A3];[en_fr.$A$1:.$B$12];2)" office:value-type="string" office:string-value="Barbare" calcext:value-type="string">
            <text:p>Barbare</text:p>
          </table:table-cell>
          <table:table-cell table:formula="of:=[dump_en.B3]" office:value-type="string" office:string-value="Fast Movement (Ex)" calcext:value-type="string">
            <text:p>Fast Movement (Ex)</text:p>
          </table:table-cell>
          <table:table-cell/>
          <table:table-cell table:formula="of:=[dump_en.C3]" office:value-type="string" office:string-value="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 calcext:value-type="string">
            <text:p>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text:p>
          </table:table-cell>
          <table:table-cell table:number-columns-repeated="1019"/>
        </table:table-row>
        <table:table-row table:style-name="ro1">
          <table:table-cell table:formula="of:=[dump_en.A4]" office:value-type="string" office:string-value="barbarian" calcext:value-type="string">
            <text:p>barbarian</text:p>
          </table:table-cell>
          <table:table-cell table:formula="of:=VLOOKUP([.A4];[en_fr.$A$1:.$B$12];2)" office:value-type="string" office:string-value="Barbare" calcext:value-type="string">
            <text:p>Barbare</text:p>
          </table:table-cell>
          <table:table-cell table:formula="of:=[dump_en.B4]" office:value-type="string" office:string-value="Rage (Ex)" calcext:value-type="string">
            <text:p>Rage (Ex)</text:p>
          </table:table-cell>
          <table:table-cell/>
          <table:table-cell table:formula="of:=[dump_en.C4]" office:value-type="string" office:string-value="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 calcext:value-type="string">
            <text:p>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text:p>
          </table:table-cell>
          <table:table-cell table:number-columns-repeated="1019"/>
        </table:table-row>
        <table:table-row table:style-name="ro1">
          <table:table-cell table:formula="of:=[dump_en.A5]" office:value-type="string" office:string-value="barbarian" calcext:value-type="string">
            <text:p>barbarian</text:p>
          </table:table-cell>
          <table:table-cell table:formula="of:=VLOOKUP([.A5];[en_fr.$A$1:.$B$12];2)" office:value-type="string" office:string-value="Barbare" calcext:value-type="string">
            <text:p>Barbare</text:p>
          </table:table-cell>
          <table:table-cell table:formula="of:=[dump_en.B5]" office:value-type="string" office:string-value="Rage Powers (Ex)" calcext:value-type="string">
            <text:p>Rage Powers (Ex)</text:p>
          </table:table-cell>
          <table:table-cell/>
          <table:table-cell table:formula="of:=[dump_en.C5]" office:value-type="string" office:string-value="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 calcext:value-type="string">
            <text:p>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text:p>
          </table:table-cell>
          <table:table-cell table:number-columns-repeated="1019"/>
        </table:table-row>
        <table:table-row table:style-name="ro1">
          <table:table-cell table:formula="of:=[dump_en.A6]" office:value-type="string" office:string-value="barbarian" calcext:value-type="string">
            <text:p>barbarian</text:p>
          </table:table-cell>
          <table:table-cell table:formula="of:=VLOOKUP([.A6];[en_fr.$A$1:.$B$12];2)" office:value-type="string" office:string-value="Barbare" calcext:value-type="string">
            <text:p>Barbare</text:p>
          </table:table-cell>
          <table:table-cell table:formula="of:=[dump_en.B6]" office:value-type="string" office:string-value="Uncanny Dodge (Ex)" calcext:value-type="string">
            <text:p>Uncanny Dodge (Ex)</text:p>
          </table:table-cell>
          <table:table-cell/>
          <table:table-cell table:formula="of:=[dump_en.C6]" office:value-type="string" office:string-value="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 calcext:value-type="string">
            <text:p>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text:p>
          </table:table-cell>
          <table:table-cell table:number-columns-repeated="1019"/>
        </table:table-row>
        <table:table-row table:style-name="ro1">
          <table:table-cell table:formula="of:=[dump_en.A7]" office:value-type="string" office:string-value="barbarian" calcext:value-type="string">
            <text:p>barbarian</text:p>
          </table:table-cell>
          <table:table-cell table:formula="of:=VLOOKUP([.A7];[en_fr.$A$1:.$B$12];2)" office:value-type="string" office:string-value="Barbare" calcext:value-type="string">
            <text:p>Barbare</text:p>
          </table:table-cell>
          <table:table-cell table:formula="of:=[dump_en.B7]" office:value-type="string" office:string-value="Trap Sense (Ex)" calcext:value-type="string">
            <text:p>Trap Sense (Ex)</text:p>
          </table:table-cell>
          <table:table-cell/>
          <table:table-cell table:formula="of:=[dump_en.C7]" office:value-type="string" office:string-value="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 calcext:value-type="string">
            <text:p>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text:p>
          </table:table-cell>
          <table:table-cell table:number-columns-repeated="1019"/>
        </table:table-row>
        <table:table-row table:style-name="ro1">
          <table:table-cell table:formula="of:=[dump_en.A8]" office:value-type="string" office:string-value="barbarian" calcext:value-type="string">
            <text:p>barbarian</text:p>
          </table:table-cell>
          <table:table-cell table:formula="of:=VLOOKUP([.A8];[en_fr.$A$1:.$B$12];2)" office:value-type="string" office:string-value="Barbare" calcext:value-type="string">
            <text:p>Barbare</text:p>
          </table:table-cell>
          <table:table-cell table:formula="of:=[dump_en.B8]" office:value-type="string" office:string-value="Improved Uncanny Dodge (Ex)" calcext:value-type="string">
            <text:p>Improved Uncanny Dodge (Ex)</text:p>
          </table:table-cell>
          <table:table-cell/>
          <table:table-cell table:formula="of:=[dump_en.C8]" office:value-type="string" office:string-value="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 calcext:value-type="string">
            <text:p>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text:p>
          </table:table-cell>
          <table:table-cell table:number-columns-repeated="1019"/>
        </table:table-row>
        <table:table-row table:style-name="ro1">
          <table:table-cell table:formula="of:=[dump_en.A9]" office:value-type="string" office:string-value="barbarian" calcext:value-type="string">
            <text:p>barbarian</text:p>
          </table:table-cell>
          <table:table-cell table:formula="of:=VLOOKUP([.A9];[en_fr.$A$1:.$B$12];2)" office:value-type="string" office:string-value="Barbare" calcext:value-type="string">
            <text:p>Barbare</text:p>
          </table:table-cell>
          <table:table-cell table:formula="of:=[dump_en.B9]" office:value-type="string" office:string-value="Damage Reduction (Ex)" calcext:value-type="string">
            <text:p>Damage Reduction (Ex)</text:p>
          </table:table-cell>
          <table:table-cell/>
          <table:table-cell table:formula="of:=[dump_en.C9]" office:value-type="string" office:string-value="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 calcext:value-type="string">
            <text:p>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text:p>
          </table:table-cell>
          <table:table-cell table:number-columns-repeated="1019"/>
        </table:table-row>
        <table:table-row table:style-name="ro1">
          <table:table-cell table:formula="of:=[dump_en.A10]" office:value-type="string" office:string-value="barbarian" calcext:value-type="string">
            <text:p>barbarian</text:p>
          </table:table-cell>
          <table:table-cell table:formula="of:=VLOOKUP([.A10];[en_fr.$A$1:.$B$12];2)" office:value-type="string" office:string-value="Barbare" calcext:value-type="string">
            <text:p>Barbare</text:p>
          </table:table-cell>
          <table:table-cell table:formula="of:=[dump_en.B10]" office:value-type="string" office:string-value="Greater Rage (Ex)" calcext:value-type="string">
            <text:p>Greater Rage (Ex)</text:p>
          </table:table-cell>
          <table:table-cell/>
          <table:table-cell table:formula="of:=[dump_en.C10]" office:value-type="string" office:string-value="At 11th level, when a barbarian enters rage, the morale bonus to her Strength and Constitution increases to +6 and the morale bonus on her Will saves increases to +3." calcext:value-type="string">
            <text:p>At 11th level, when a barbarian enters rage, the morale bonus to her Strength and Constitution increases to +6 and the morale bonus on her Will saves increases to +3.</text:p>
          </table:table-cell>
          <table:table-cell table:number-columns-repeated="1019"/>
        </table:table-row>
        <table:table-row table:style-name="ro1">
          <table:table-cell table:formula="of:=[dump_en.A11]" office:value-type="string" office:string-value="barbarian" calcext:value-type="string">
            <text:p>barbarian</text:p>
          </table:table-cell>
          <table:table-cell table:formula="of:=VLOOKUP([.A11];[en_fr.$A$1:.$B$12];2)" office:value-type="string" office:string-value="Barbare" calcext:value-type="string">
            <text:p>Barbare</text:p>
          </table:table-cell>
          <table:table-cell table:formula="of:=[dump_en.B11]" office:value-type="string" office:string-value="Indomitable Will (Ex)" calcext:value-type="string">
            <text:p>Indomitable Will (Ex)</text:p>
          </table:table-cell>
          <table:table-cell/>
          <table:table-cell table:formula="of:=[dump_en.C11]" office:value-type="string" office:string-value="While in rage, a barbarian of 14th level or higher gains a +4 bonus on Will saves to resist enchantment spells. This bonus stacks with all other modifiers, including the morale bonus on Will saves she also receives during her rage." calcext:value-type="string">
            <text:p>While in rage, a barbarian of 14th level or higher gains a +4 bonus on Will saves to resist enchantment spells. This bonus stacks with all other modifiers, including the morale bonus on Will saves she also receives during her rage.</text:p>
          </table:table-cell>
          <table:table-cell table:number-columns-repeated="1019"/>
        </table:table-row>
        <table:table-row table:style-name="ro1">
          <table:table-cell table:formula="of:=[dump_en.A12]" office:value-type="string" office:string-value="barbarian" calcext:value-type="string">
            <text:p>barbarian</text:p>
          </table:table-cell>
          <table:table-cell table:formula="of:=VLOOKUP([.A12];[en_fr.$A$1:.$B$12];2)" office:value-type="string" office:string-value="Barbare" calcext:value-type="string">
            <text:p>Barbare</text:p>
          </table:table-cell>
          <table:table-cell table:formula="of:=[dump_en.B12]" office:value-type="string" office:string-value="Tireless Rage (Ex)" calcext:value-type="string">
            <text:p>Tireless Rage (Ex)</text:p>
          </table:table-cell>
          <table:table-cell/>
          <table:table-cell table:formula="of:=[dump_en.C12]" office:value-type="string" office:string-value="Starting at 17th level, a barbarian no longer becomes fatigued at the end of her rage." calcext:value-type="string">
            <text:p>Starting at 17th level, a barbarian no longer becomes fatigued at the end of her rage.</text:p>
          </table:table-cell>
          <table:table-cell table:number-columns-repeated="1019"/>
        </table:table-row>
        <table:table-row table:style-name="ro1">
          <table:table-cell table:formula="of:=[dump_en.A13]" office:value-type="string" office:string-value="barbarian" calcext:value-type="string">
            <text:p>barbarian</text:p>
          </table:table-cell>
          <table:table-cell table:formula="of:=VLOOKUP([.A13];[en_fr.$A$1:.$B$12];2)" office:value-type="string" office:string-value="Barbare" calcext:value-type="string">
            <text:p>Barbare</text:p>
          </table:table-cell>
          <table:table-cell table:formula="of:=[dump_en.B13]" office:value-type="string" office:string-value="Mighty Rage (Ex)" calcext:value-type="string">
            <text:p>Mighty Rage (Ex)</text:p>
          </table:table-cell>
          <table:table-cell/>
          <table:table-cell table:formula="of:=[dump_en.C13]" office:value-type="string" office:string-value="At 20th level, when a barbarian enters rage, the morale bonus to her Strength and Constitution increases to +8 and the morale bonus on her Will saves increases to +4." calcext:value-type="string">
            <text:p>At 20th level, when a barbarian enters rage, the morale bonus to her Strength and Constitution increases to +8 and the morale bonus on her Will saves increases to +4.</text:p>
          </table:table-cell>
          <table:table-cell table:number-columns-repeated="1019"/>
        </table:table-row>
        <table:table-row table:style-name="ro1">
          <table:table-cell table:formula="of:=[dump_en.A14]" office:value-type="string" office:string-value="bard" calcext:value-type="string">
            <text:p>bard</text:p>
          </table:table-cell>
          <table:table-cell table:formula="of:=VLOOKUP([.A14];[en_fr.$A$1:.$B$12];2)" office:value-type="string" office:string-value="Barde" calcext:value-type="string">
            <text:p>Barde</text:p>
          </table:table-cell>
          <table:table-cell table:formula="of:=[dump_en.B14]" office:value-type="string" office:string-value="Weapon and Armor Proficiency" calcext:value-type="string">
            <text:p>Weapon and Armor Proficiency</text:p>
          </table:table-cell>
          <table:table-cell/>
          <table:table-cell table:formula="of:=[dump_en.C14]" office:value-type="string" office:string-value="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 calcext:value-type="string">
            <text:p>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text:p>
          </table:table-cell>
          <table:table-cell table:number-columns-repeated="1019"/>
        </table:table-row>
        <table:table-row table:style-name="ro1">
          <table:table-cell table:formula="of:=[dump_en.A15]" office:value-type="string" office:string-value="bard" calcext:value-type="string">
            <text:p>bard</text:p>
          </table:table-cell>
          <table:table-cell table:formula="of:=VLOOKUP([.A15];[en_fr.$A$1:.$B$12];2)" office:value-type="string" office:string-value="Barde" calcext:value-type="string">
            <text:p>Barde</text:p>
          </table:table-cell>
          <table:table-cell table:formula="of:=[dump_en.B15]" office:value-type="string" office:string-value="Spells" calcext:value-type="string">
            <text:p>Spells</text:p>
          </table:table-cell>
          <table:table-cell/>
          <table:table-cell table:formula="of:=[dump_en.C15]" office:value-type="string" office:string-value="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 calcext:value-type="string">
            <text:p>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ext:s/>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text:p>
          </table:table-cell>
          <table:table-cell table:number-columns-repeated="1019"/>
        </table:table-row>
        <table:table-row table:style-name="ro1">
          <table:table-cell table:formula="of:=[dump_en.A16]" office:value-type="string" office:string-value="bard" calcext:value-type="string">
            <text:p>bard</text:p>
          </table:table-cell>
          <table:table-cell table:formula="of:=VLOOKUP([.A16];[en_fr.$A$1:.$B$12];2)" office:value-type="string" office:string-value="Barde" calcext:value-type="string">
            <text:p>Barde</text:p>
          </table:table-cell>
          <table:table-cell table:formula="of:=[dump_en.B16]" office:value-type="string" office:string-value="Bardic Knowledge (Ex)" calcext:value-type="string">
            <text:p>Bardic Knowledge (Ex)</text:p>
          </table:table-cell>
          <table:table-cell/>
          <table:table-cell table:formula="of:=[dump_en.C16]" office:value-type="string" office:string-value="A bard adds half his class level (minimum 1) on all Knowledge skill checks and may make all Knowledge skill checks untrained." calcext:value-type="string">
            <text:p>A bard adds half his class level (minimum 1) on all Knowledge skill checks and may make all Knowledge skill checks untrained.</text:p>
          </table:table-cell>
          <table:table-cell table:number-columns-repeated="1019"/>
        </table:table-row>
        <table:table-row table:style-name="ro1">
          <table:table-cell table:formula="of:=[dump_en.A17]" office:value-type="string" office:string-value="bard" calcext:value-type="string">
            <text:p>bard</text:p>
          </table:table-cell>
          <table:table-cell table:formula="of:=VLOOKUP([.A17];[en_fr.$A$1:.$B$12];2)" office:value-type="string" office:string-value="Barde" calcext:value-type="string">
            <text:p>Barde</text:p>
          </table:table-cell>
          <table:table-cell table:formula="of:=[dump_en.B17]" office:value-type="string" office:string-value="Bardic Performance" calcext:value-type="string">
            <text:p>Bardic Performance</text:p>
          </table:table-cell>
          <table:table-cell/>
          <table:table-cell table:formula="of:=[dump_en.C17]" office:value-type="string" office:string-value="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 calcext:value-type="string">
            <text:p>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text:p>
          </table:table-cell>
          <table:table-cell table:number-columns-repeated="1019"/>
        </table:table-row>
        <table:table-row table:style-name="ro1">
          <table:table-cell table:formula="of:=[dump_en.A18]" office:value-type="string" office:string-value="bard" calcext:value-type="string">
            <text:p>bard</text:p>
          </table:table-cell>
          <table:table-cell table:formula="of:=VLOOKUP([.A18];[en_fr.$A$1:.$B$12];2)" office:value-type="string" office:string-value="Barde" calcext:value-type="string">
            <text:p>Barde</text:p>
          </table:table-cell>
          <table:table-cell table:formula="of:=[dump_en.B18]" office:value-type="string" office:string-value="Cantrips" calcext:value-type="string">
            <text:p>Cantrips</text:p>
          </table:table-cell>
          <table:table-cell/>
          <table:table-cell table:formula="of:=[dump_en.C18]" office:value-type="string" office:string-value="Bards learn a number of cantrips, or 0-level spells, as noted on Table: Bard Spells Known under â€œSpells Known.â€ These spells are cast like any other spell, but they do not consume any slots and may be used again." calcext:value-type="string">
            <text:p>Bards learn a number of cantrips, or 0-level spells, as noted on Table: Bard Spells Known under â€œSpells Known.â€ These spells are cast like any other spell, but they do not consume any slots and may be used again.</text:p>
          </table:table-cell>
          <table:table-cell table:number-columns-repeated="1019"/>
        </table:table-row>
        <table:table-row table:style-name="ro1">
          <table:table-cell table:formula="of:=[dump_en.A19]" office:value-type="string" office:string-value="bard" calcext:value-type="string">
            <text:p>bard</text:p>
          </table:table-cell>
          <table:table-cell table:formula="of:=VLOOKUP([.A19];[en_fr.$A$1:.$B$12];2)" office:value-type="string" office:string-value="Barde" calcext:value-type="string">
            <text:p>Barde</text:p>
          </table:table-cell>
          <table:table-cell table:formula="of:=[dump_en.B19]" office:value-type="string" office:string-value="Versatile Performance (Ex)" calcext:value-type="string">
            <text:p>Versatile Performance (Ex)</text:p>
          </table:table-cell>
          <table:table-cell/>
          <table:table-cell table:formula="of:=[dump_en.C19]"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19"/>
        </table:table-row>
        <table:table-row table:style-name="ro1">
          <table:table-cell table:formula="of:=[dump_en.A20]" office:value-type="string" office:string-value="bard" calcext:value-type="string">
            <text:p>bard</text:p>
          </table:table-cell>
          <table:table-cell table:formula="of:=VLOOKUP([.A20];[en_fr.$A$1:.$B$12];2)" office:value-type="string" office:string-value="Barde" calcext:value-type="string">
            <text:p>Barde</text:p>
          </table:table-cell>
          <table:table-cell table:formula="of:=[dump_en.B20]" office:value-type="string" office:string-value="Well-Versed (Ex)" calcext:value-type="string">
            <text:p>Well-Versed (Ex)</text:p>
          </table:table-cell>
          <table:table-cell/>
          <table:table-cell table:formula="of:=[dump_en.C20]" office:value-type="string" office:string-value="At 2nd level, the bard becomes resistant to the bardic performance of others, and to sonic effects in general. The bard gains a +4 bonus on saving throws made against bardic performance, sonic, and language-dependent effects." calcext:value-type="string">
            <text:p>At 2nd level, the bard becomes resistant to the bardic performance of others, and to sonic effects in general. The bard gains a +4 bonus on saving throws made against bardic performance, sonic, and language-dependent effects.</text:p>
          </table:table-cell>
          <table:table-cell table:number-columns-repeated="1019"/>
        </table:table-row>
        <table:table-row table:style-name="ro1">
          <table:table-cell table:formula="of:=[dump_en.A21]" office:value-type="string" office:string-value="bard" calcext:value-type="string">
            <text:p>bard</text:p>
          </table:table-cell>
          <table:table-cell table:formula="of:=VLOOKUP([.A21];[en_fr.$A$1:.$B$12];2)" office:value-type="string" office:string-value="Barde" calcext:value-type="string">
            <text:p>Barde</text:p>
          </table:table-cell>
          <table:table-cell table:formula="of:=[dump_en.B21]" office:value-type="string" office:string-value="Lore Master (Ex)" calcext:value-type="string">
            <text:p>Lore Master (Ex)</text:p>
          </table:table-cell>
          <table:table-cell/>
          <table:table-cell table:formula="of:=[dump_en.C21]" office:value-type="string" office:string-value="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 calcext:value-type="string">
            <text:p>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text:p>
          </table:table-cell>
          <table:table-cell table:number-columns-repeated="1019"/>
        </table:table-row>
        <table:table-row table:style-name="ro1">
          <table:table-cell table:formula="of:=[dump_en.A22]" office:value-type="string" office:string-value="bard" calcext:value-type="string">
            <text:p>bard</text:p>
          </table:table-cell>
          <table:table-cell table:formula="of:=VLOOKUP([.A22];[en_fr.$A$1:.$B$12];2)" office:value-type="string" office:string-value="Barde" calcext:value-type="string">
            <text:p>Barde</text:p>
          </table:table-cell>
          <table:table-cell table:formula="of:=[dump_en.B22]" office:value-type="string" office:string-value="Jack-of-All-Trades (Ex)" calcext:value-type="string">
            <text:p>Jack-of-All-Trades (Ex)</text:p>
          </table:table-cell>
          <table:table-cell/>
          <table:table-cell table:formula="of:=[dump_en.C22]" office:value-type="string" office:string-value="At 10th level, the bard can use any skill, even if the skill normally requires him to be trained. At 16th level, the bard considers all skills to be class skills. At 19th level, the bard can take 10 on any skill check, even if it is not normally allowed." calcext:value-type="string">
            <text:p>At 10th level, the bard can use any skill, even if the skill normally requires him to be trained. At 16th level, the bard considers all skills to be class skills. At 19th level, the bard can take 10 on any skill check, even if it is not normally allowed.</text:p>
          </table:table-cell>
          <table:table-cell table:number-columns-repeated="1019"/>
        </table:table-row>
        <table:table-row table:style-name="ro1">
          <table:table-cell table:formula="of:=[dump_en.A23]" office:value-type="string" office:string-value="cleric" calcext:value-type="string">
            <text:p>cleric</text:p>
          </table:table-cell>
          <table:table-cell table:formula="of:=VLOOKUP([.A23];[en_fr.$A$1:.$B$12];2)" office:value-type="string" office:string-value="Prêtre" calcext:value-type="string">
            <text:p>Prêtre</text:p>
          </table:table-cell>
          <table:table-cell table:formula="of:=[dump_en.B23]" office:value-type="string" office:string-value="Weapon and Armor Proficiency" calcext:value-type="string">
            <text:p>Weapon and Armor Proficiency</text:p>
          </table:table-cell>
          <table:table-cell/>
          <table:table-cell table:formula="of:=[dump_en.C23]" office:value-type="string" office:string-value="Clerics are proficient with all simple weapons, light armor, medium armor, and shields (except tower shields). Clerics are also proficient with the favored weapon of their deity." calcext:value-type="string">
            <text:p>Clerics are proficient with all simple weapons, light armor, medium armor, and shields (except tower shields). Clerics are also proficient with the favored weapon of their deity.</text:p>
          </table:table-cell>
          <table:table-cell table:number-columns-repeated="1019"/>
        </table:table-row>
        <table:table-row table:style-name="ro1">
          <table:table-cell table:formula="of:=[dump_en.A24]" office:value-type="string" office:string-value="cleric" calcext:value-type="string">
            <text:p>cleric</text:p>
          </table:table-cell>
          <table:table-cell table:formula="of:=VLOOKUP([.A24];[en_fr.$A$1:.$B$12];2)" office:value-type="string" office:string-value="Prêtre" calcext:value-type="string">
            <text:p>Prêtre</text:p>
          </table:table-cell>
          <table:table-cell table:formula="of:=[dump_en.B24]" office:value-type="string" office:string-value="Aura (Ex)" calcext:value-type="string">
            <text:p>Aura (Ex)</text:p>
          </table:table-cell>
          <table:table-cell/>
          <table:table-cell table:formula="of:=[dump_en.C24]" office:value-type="string" office:string-value="A cleric of a chaotic, evil, good, or lawful deity has a particularly powerful aura corresponding to the deity's alignment (see the detect evil spell for details)." calcext:value-type="string">
            <text:p>A cleric of a chaotic, evil, good, or lawful deity has a particularly powerful aura corresponding to the deity's alignment (see the detect evil spell for details).</text:p>
          </table:table-cell>
          <table:table-cell table:number-columns-repeated="1019"/>
        </table:table-row>
        <table:table-row table:style-name="ro1">
          <table:table-cell table:formula="of:=[dump_en.A25]" office:value-type="string" office:string-value="cleric" calcext:value-type="string">
            <text:p>cleric</text:p>
          </table:table-cell>
          <table:table-cell table:formula="of:=VLOOKUP([.A25];[en_fr.$A$1:.$B$12];2)" office:value-type="string" office:string-value="Prêtre" calcext:value-type="string">
            <text:p>Prêtre</text:p>
          </table:table-cell>
          <table:table-cell table:formula="of:=[dump_en.B25]" office:value-type="string" office:string-value="Spells" calcext:value-type="string">
            <text:p>Spells</text:p>
          </table:table-cell>
          <table:table-cell/>
          <table:table-cell table:formula="of:=[dump_en.C25]" office:value-type="string" office:string-value="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 calcext:value-type="string">
            <text:p>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ext:s/>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text:p>
          </table:table-cell>
          <table:table-cell table:number-columns-repeated="1019"/>
        </table:table-row>
        <table:table-row table:style-name="ro1">
          <table:table-cell table:formula="of:=[dump_en.A26]" office:value-type="string" office:string-value="cleric" calcext:value-type="string">
            <text:p>cleric</text:p>
          </table:table-cell>
          <table:table-cell table:formula="of:=VLOOKUP([.A26];[en_fr.$A$1:.$B$12];2)" office:value-type="string" office:string-value="Prêtre" calcext:value-type="string">
            <text:p>Prêtre</text:p>
          </table:table-cell>
          <table:table-cell table:formula="of:=[dump_en.B26]" office:value-type="string" office:string-value="Channel Energy (Su)" calcext:value-type="string">
            <text:p>Channel Energy (Su)</text:p>
          </table:table-cell>
          <table:table-cell/>
          <table:table-cell table:formula="of:=[dump_en.C26]" office:value-type="string" office:string-value="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 calcext:value-type="string">
            <text:p>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text:p>
          </table:table-cell>
          <table:table-cell table:number-columns-repeated="1019"/>
        </table:table-row>
        <table:table-row table:style-name="ro1">
          <table:table-cell table:formula="of:=[dump_en.A27]" office:value-type="string" office:string-value="cleric" calcext:value-type="string">
            <text:p>cleric</text:p>
          </table:table-cell>
          <table:table-cell table:formula="of:=VLOOKUP([.A27];[en_fr.$A$1:.$B$12];2)" office:value-type="string" office:string-value="Prêtre" calcext:value-type="string">
            <text:p>Prêtre</text:p>
          </table:table-cell>
          <table:table-cell table:formula="of:=[dump_en.B27]" office:value-type="string" office:string-value="Domains" calcext:value-type="string">
            <text:p>Domains</text:p>
          </table:table-cell>
          <table:table-cell/>
          <table:table-cell table:formula="of:=[dump_en.C27]" office:value-type="string" office:string-value="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 calcext:value-type="string">
            <text:p>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text:p>
          </table:table-cell>
          <table:table-cell table:number-columns-repeated="1019"/>
        </table:table-row>
        <table:table-row table:style-name="ro1">
          <table:table-cell table:formula="of:=[dump_en.A28]" office:value-type="string" office:string-value="cleric" calcext:value-type="string">
            <text:p>cleric</text:p>
          </table:table-cell>
          <table:table-cell table:formula="of:=VLOOKUP([.A28];[en_fr.$A$1:.$B$12];2)" office:value-type="string" office:string-value="Prêtre" calcext:value-type="string">
            <text:p>Prêtre</text:p>
          </table:table-cell>
          <table:table-cell table:formula="of:=[dump_en.B28]" office:value-type="string" office:string-value="Orisons" calcext:value-type="string">
            <text:p>Orisons</text:p>
          </table:table-cell>
          <table:table-cell/>
          <table:table-cell table:formula="of:=[dump_en.C28]" office:value-type="string" office:string-value="Clerics can prepare a number of orisons, or 0-level spells, each day, as noted on Table: Cleric under â€œSpells per Day.â€ These spells are cast like any other spell, but they are not expended when cast and may be used again." calcext:value-type="string">
            <text:p>Clerics can prepare a number of orisons, or 0-level spells, each day, as noted on Table: Cleric under â€œSpells per Day.â€ These spells are cast like any other spell, but they are not expended when cast and may be used again.</text:p>
          </table:table-cell>
          <table:table-cell table:number-columns-repeated="1019"/>
        </table:table-row>
        <table:table-row table:style-name="ro1">
          <table:table-cell table:formula="of:=[dump_en.A29]" office:value-type="string" office:string-value="cleric" calcext:value-type="string">
            <text:p>cleric</text:p>
          </table:table-cell>
          <table:table-cell table:formula="of:=VLOOKUP([.A29];[en_fr.$A$1:.$B$12];2)" office:value-type="string" office:string-value="Prêtre" calcext:value-type="string">
            <text:p>Prêtre</text:p>
          </table:table-cell>
          <table:table-cell table:formula="of:=[dump_en.B29]" office:value-type="string" office:string-value="Spontaneous Casting" calcext:value-type="string">
            <text:p>Spontaneous Casting</text:p>
          </table:table-cell>
          <table:table-cell/>
          <table:table-cell table:formula="of:=[dump_en.C29]" office:value-type="string" office:string-value="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 calcext:value-type="string">
            <text:p>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able:table-cell>
          <table:table-cell table:number-columns-repeated="1019"/>
        </table:table-row>
        <table:table-row table:style-name="ro1">
          <table:table-cell table:formula="of:=[dump_en.A30]" office:value-type="string" office:string-value="cleric" calcext:value-type="string">
            <text:p>cleric</text:p>
          </table:table-cell>
          <table:table-cell table:formula="of:=VLOOKUP([.A30];[en_fr.$A$1:.$B$12];2)" office:value-type="string" office:string-value="Prêtre" calcext:value-type="string">
            <text:p>Prêtre</text:p>
          </table:table-cell>
          <table:table-cell table:formula="of:=[dump_en.B30]" office:value-type="string" office:string-value="Chaotic, Evil, Good, and Lawful Spells" calcext:value-type="string">
            <text:p>Chaotic, Evil, Good, and Lawful Spells</text:p>
          </table:table-cell>
          <table:table-cell/>
          <table:table-cell table:formula="of:=[dump_en.C30]" office:value-type="string" office:string-value="A cleric can't cast spells of an alignment opposed to her own or her deity's (if she has one). Spells associated with particular alignments are indicated by the chaotic, evil, good, and lawful descriptors in their spell descriptions." calcext:value-type="string">
            <text:p>A cleric can't cast spells of an alignment opposed to her own or her deity's (if she has one). Spells associated with particular alignments are indicated by the chaotic, evil, good, and lawful descriptors in their spell descriptions.</text:p>
          </table:table-cell>
          <table:table-cell table:number-columns-repeated="1019"/>
        </table:table-row>
        <table:table-row table:style-name="ro1">
          <table:table-cell table:formula="of:=[dump_en.A31]" office:value-type="string" office:string-value="cleric" calcext:value-type="string">
            <text:p>cleric</text:p>
          </table:table-cell>
          <table:table-cell table:formula="of:=VLOOKUP([.A31];[en_fr.$A$1:.$B$12];2)" office:value-type="string" office:string-value="Prêtre" calcext:value-type="string">
            <text:p>Prêtre</text:p>
          </table:table-cell>
          <table:table-cell table:formula="of:=[dump_en.B31]" office:value-type="string" office:string-value="Bonus Languages" calcext:value-type="string">
            <text:p>Bonus Languages</text:p>
          </table:table-cell>
          <table:table-cell/>
          <table:table-cell table:formula="of:=[dump_en.C31]" office:value-type="string" office:string-value="A cleric's bonus language options include Celestial, Abyssal, and Infernal (the languages of good, chaotic evil, and lawful evil outsiders, respectively). These choices are in addition to the bonus languages available to the character because of her race." calcext:value-type="string">
            <text:p>A cleric's bonus language options include Celestial, Abyssal, and Infernal (the languages of good, chaotic evil, and lawful evil outsiders, respectively). These choices are in addition to the bonus languages available to the character because of her race.</text:p>
          </table:table-cell>
          <table:table-cell table:number-columns-repeated="1019"/>
        </table:table-row>
        <table:table-row table:style-name="ro1">
          <table:table-cell table:formula="of:=[dump_en.A32]" office:value-type="string" office:string-value="druid" calcext:value-type="string">
            <text:p>druid</text:p>
          </table:table-cell>
          <table:table-cell table:formula="of:=VLOOKUP([.A32];[en_fr.$A$1:.$B$12];2)" office:value-type="string" office:string-value="Druide" calcext:value-type="string">
            <text:p>Druide</text:p>
          </table:table-cell>
          <table:table-cell table:formula="of:=[dump_en.B32]" office:value-type="string" office:string-value="Weapon and Armor Proficiency" calcext:value-type="string">
            <text:p>Weapon and Armor Proficiency</text:p>
          </table:table-cell>
          <table:table-cell/>
          <table:table-cell table:formula="of:=[dump_en.C32]" office:value-type="string" office:string-value="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 calcext:value-type="string">
            <text:p>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text:p>
          </table:table-cell>
          <table:table-cell table:number-columns-repeated="1019"/>
        </table:table-row>
        <table:table-row table:style-name="ro1">
          <table:table-cell table:formula="of:=[dump_en.A33]" office:value-type="string" office:string-value="druid" calcext:value-type="string">
            <text:p>druid</text:p>
          </table:table-cell>
          <table:table-cell table:formula="of:=VLOOKUP([.A33];[en_fr.$A$1:.$B$12];2)" office:value-type="string" office:string-value="Druide" calcext:value-type="string">
            <text:p>Druide</text:p>
          </table:table-cell>
          <table:table-cell table:formula="of:=[dump_en.B33]" office:value-type="string" office:string-value="Spells" calcext:value-type="string">
            <text:p>Spells</text:p>
          </table:table-cell>
          <table:table-cell/>
          <table:table-cell table:formula="of:=[dump_en.C33]" office:value-type="string" office:string-value="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 calcext:value-type="string">
            <text:p>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ext:s/>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text:p>
          </table:table-cell>
          <table:table-cell table:number-columns-repeated="1019"/>
        </table:table-row>
        <table:table-row table:style-name="ro1">
          <table:table-cell table:formula="of:=[dump_en.A34]" office:value-type="string" office:string-value="druid" calcext:value-type="string">
            <text:p>druid</text:p>
          </table:table-cell>
          <table:table-cell table:formula="of:=VLOOKUP([.A34];[en_fr.$A$1:.$B$12];2)" office:value-type="string" office:string-value="Druide" calcext:value-type="string">
            <text:p>Druide</text:p>
          </table:table-cell>
          <table:table-cell table:formula="of:=[dump_en.B34]" office:value-type="string" office:string-value="Spontaneous Casting" calcext:value-type="string">
            <text:p>Spontaneous Casting</text:p>
          </table:table-cell>
          <table:table-cell/>
          <table:table-cell table:formula="of:=[dump_en.C34]" office:value-type="string" office:string-value="A druid can channel stored spell energy into summoning spells that she hasn't prepared ahead of time. She can â€œloseâ€ a prepared spell in order to cast any summon nature's ally spell of the same level or lower." calcext:value-type="string">
            <text:p>A druid can channel stored spell energy into summoning spells that she hasn't prepared ahead of time. She can â€œloseâ€ a prepared spell in order to cast any summon nature's ally spell of the same level or lower.</text:p>
          </table:table-cell>
          <table:table-cell table:number-columns-repeated="1019"/>
        </table:table-row>
        <table:table-row table:style-name="ro1">
          <table:table-cell table:formula="of:=[dump_en.A35]" office:value-type="string" office:string-value="druid" calcext:value-type="string">
            <text:p>druid</text:p>
          </table:table-cell>
          <table:table-cell table:formula="of:=VLOOKUP([.A35];[en_fr.$A$1:.$B$12];2)" office:value-type="string" office:string-value="Druide" calcext:value-type="string">
            <text:p>Druide</text:p>
          </table:table-cell>
          <table:table-cell table:formula="of:=[dump_en.B35]" office:value-type="string" office:string-value="Chaotic, Evil, Good, and Lawful Spells" calcext:value-type="string">
            <text:p>Chaotic, Evil, Good, and Lawful Spells</text:p>
          </table:table-cell>
          <table:table-cell/>
          <table:table-cell table:formula="of:=[dump_en.C35]" office:value-type="string" office:string-value="A druid can't cast spells of an alignment opposed to her own or her deity's (if she has one). Spells associated with particular alignments are indicated by the chaos, evil, good, and law descriptors in their spell descriptions." calcext:value-type="string">
            <text:p>A druid can't cast spells of an alignment opposed to her own or her deity's (if she has one). Spells associated with particular alignments are indicated by the chaos, evil, good, and law descriptors in their spell descriptions.</text:p>
          </table:table-cell>
          <table:table-cell table:number-columns-repeated="1019"/>
        </table:table-row>
        <table:table-row table:style-name="ro1">
          <table:table-cell table:formula="of:=[dump_en.A36]" office:value-type="string" office:string-value="druid" calcext:value-type="string">
            <text:p>druid</text:p>
          </table:table-cell>
          <table:table-cell table:formula="of:=VLOOKUP([.A36];[en_fr.$A$1:.$B$12];2)" office:value-type="string" office:string-value="Druide" calcext:value-type="string">
            <text:p>Druide</text:p>
          </table:table-cell>
          <table:table-cell table:formula="of:=[dump_en.B36]" office:value-type="string" office:string-value="Orisons" calcext:value-type="string">
            <text:p>Orisons</text:p>
          </table:table-cell>
          <table:table-cell/>
          <table:table-cell table:formula="of:=[dump_en.C36]" office:value-type="string" office:string-value="Druids can prepare a number of orisons, or 0-level spells, each day, as noted on Table: Druid under â€œSpells per Day.â€ These spells are cast like any other spell, but they are not expended when cast and may be used again." calcext:value-type="string">
            <text:p>Druids can prepare a number of orisons, or 0-level spells, each day, as noted on Table: Druid under â€œSpells per Day.â€ These spells are cast like any other spell, but they are not expended when cast and may be used again.</text:p>
          </table:table-cell>
          <table:table-cell table:number-columns-repeated="1019"/>
        </table:table-row>
        <table:table-row table:style-name="ro1">
          <table:table-cell table:formula="of:=[dump_en.A37]" office:value-type="string" office:string-value="druid" calcext:value-type="string">
            <text:p>druid</text:p>
          </table:table-cell>
          <table:table-cell table:formula="of:=VLOOKUP([.A37];[en_fr.$A$1:.$B$12];2)" office:value-type="string" office:string-value="Druide" calcext:value-type="string">
            <text:p>Druide</text:p>
          </table:table-cell>
          <table:table-cell table:formula="of:=[dump_en.B37]" office:value-type="string" office:string-value="Bonus Languages" calcext:value-type="string">
            <text:p>Bonus Languages</text:p>
          </table:table-cell>
          <table:table-cell/>
          <table:table-cell table:formula="of:=[dump_en.C37]" office:value-type="string" office:string-value="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 calcext:value-type="string">
            <text:p>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text:p>
          </table:table-cell>
          <table:table-cell table:number-columns-repeated="1019"/>
        </table:table-row>
        <table:table-row table:style-name="ro1">
          <table:table-cell table:formula="of:=[dump_en.A38]" office:value-type="string" office:string-value="druid" calcext:value-type="string">
            <text:p>druid</text:p>
          </table:table-cell>
          <table:table-cell table:formula="of:=VLOOKUP([.A38];[en_fr.$A$1:.$B$12];2)" office:value-type="string" office:string-value="Druide" calcext:value-type="string">
            <text:p>Druide</text:p>
          </table:table-cell>
          <table:table-cell table:formula="of:=[dump_en.B38]" office:value-type="string" office:string-value="Nature Bond (Ex)" calcext:value-type="string">
            <text:p>Nature Bond (Ex)</text:p>
          </table:table-cell>
          <table:table-cell/>
          <table:table-cell table:formula="of:=[dump_en.C38]" office:value-type="string" office:string-value="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 calcext:value-type="string">
            <text:p>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text:p>
          </table:table-cell>
          <table:table-cell table:number-columns-repeated="1019"/>
        </table:table-row>
        <table:table-row table:style-name="ro1">
          <table:table-cell table:formula="of:=[dump_en.A39]" office:value-type="string" office:string-value="druid" calcext:value-type="string">
            <text:p>druid</text:p>
          </table:table-cell>
          <table:table-cell table:formula="of:=VLOOKUP([.A39];[en_fr.$A$1:.$B$12];2)" office:value-type="string" office:string-value="Druide" calcext:value-type="string">
            <text:p>Druide</text:p>
          </table:table-cell>
          <table:table-cell table:formula="of:=[dump_en.B39]" office:value-type="string" office:string-value="Nature Sense (Ex)" calcext:value-type="string">
            <text:p>Nature Sense (Ex)</text:p>
          </table:table-cell>
          <table:table-cell/>
          <table:table-cell table:formula="of:=[dump_en.C39]" office:value-type="string" office:string-value="A druid gains a +2 bonus on Knowledge (nature) and Survival checks." calcext:value-type="string">
            <text:p>A druid gains a +2 bonus on Knowledge (nature) and Survival checks.</text:p>
          </table:table-cell>
          <table:table-cell table:number-columns-repeated="1019"/>
        </table:table-row>
        <table:table-row table:style-name="ro1">
          <table:table-cell table:formula="of:=[dump_en.A40]" office:value-type="string" office:string-value="druid" calcext:value-type="string">
            <text:p>druid</text:p>
          </table:table-cell>
          <table:table-cell table:formula="of:=VLOOKUP([.A40];[en_fr.$A$1:.$B$12];2)" office:value-type="string" office:string-value="Druide" calcext:value-type="string">
            <text:p>Druide</text:p>
          </table:table-cell>
          <table:table-cell table:formula="of:=[dump_en.B40]" office:value-type="string" office:string-value="Wild Empathy (Ex)" calcext:value-type="string">
            <text:p>Wild Empathy (Ex)</text:p>
          </table:table-cell>
          <table:table-cell/>
          <table:table-cell table:formula="of:=[dump_en.C40]" office:value-type="string" office:string-value="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 calcext:value-type="string">
            <text:p>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text:p>
          </table:table-cell>
          <table:table-cell table:number-columns-repeated="1019"/>
        </table:table-row>
        <table:table-row table:style-name="ro1">
          <table:table-cell table:formula="of:=[dump_en.A41]" office:value-type="string" office:string-value="druid" calcext:value-type="string">
            <text:p>druid</text:p>
          </table:table-cell>
          <table:table-cell table:formula="of:=VLOOKUP([.A41];[en_fr.$A$1:.$B$12];2)" office:value-type="string" office:string-value="Druide" calcext:value-type="string">
            <text:p>Druide</text:p>
          </table:table-cell>
          <table:table-cell table:formula="of:=[dump_en.B41]" office:value-type="string" office:string-value="Woodland Stride (Ex)" calcext:value-type="string">
            <text:p>Woodland Stride (Ex)</text:p>
          </table:table-cell>
          <table:table-cell/>
          <table:table-cell table:formula="of:=[dump_en.C41]" office:value-type="string" office:string-value="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 calcext:value-type="string">
            <text:p>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text:p>
          </table:table-cell>
          <table:table-cell table:number-columns-repeated="1019"/>
        </table:table-row>
        <table:table-row table:style-name="ro1">
          <table:table-cell table:formula="of:=[dump_en.A42]" office:value-type="string" office:string-value="druid" calcext:value-type="string">
            <text:p>druid</text:p>
          </table:table-cell>
          <table:table-cell table:formula="of:=VLOOKUP([.A42];[en_fr.$A$1:.$B$12];2)" office:value-type="string" office:string-value="Druide" calcext:value-type="string">
            <text:p>Druide</text:p>
          </table:table-cell>
          <table:table-cell table:formula="of:=[dump_en.B42]" office:value-type="string" office:string-value="Trackless Step (Ex)" calcext:value-type="string">
            <text:p>Trackless Step (Ex)</text:p>
          </table:table-cell>
          <table:table-cell/>
          <table:table-cell table:formula="of:=[dump_en.C42]" office:value-type="string" office:string-value="Starting at 3rd level, a druid leaves no trail in natural surroundings and cannot be tracked. She may choose to leave a trail if so desired." calcext:value-type="string">
            <text:p>Starting at 3rd level, a druid leaves no trail in natural surroundings and cannot be tracked. She may choose to leave a trail if so desired.</text:p>
          </table:table-cell>
          <table:table-cell table:number-columns-repeated="1019"/>
        </table:table-row>
        <table:table-row table:style-name="ro1">
          <table:table-cell table:formula="of:=[dump_en.A43]" office:value-type="string" office:string-value="druid" calcext:value-type="string">
            <text:p>druid</text:p>
          </table:table-cell>
          <table:table-cell table:formula="of:=VLOOKUP([.A43];[en_fr.$A$1:.$B$12];2)" office:value-type="string" office:string-value="Druide" calcext:value-type="string">
            <text:p>Druide</text:p>
          </table:table-cell>
          <table:table-cell table:formula="of:=[dump_en.B43]" office:value-type="string" office:string-value="Resist Nature's Lure (Ex)" calcext:value-type="string">
            <text:p>Resist Nature's Lure (Ex)</text:p>
          </table:table-cell>
          <table:table-cell/>
          <table:table-cell table:formula="of:=[dump_en.C43]" office:value-type="string" office:string-value="Starting at 4th level, a druid gains a +4 bonus on saving throws against the spell-like and supernatural abilities of fey. This bonus also applies to spells and effects that utilize or target plants, such as blight, entangle, spike growth, and warp wood." calcext:value-type="string">
            <text:p>Starting at 4th level, a druid gains a +4 bonus on saving throws against the spell-like and supernatural abilities of fey. This bonus also applies to spells and effects that utilize or target plants, such as blight, entangle, spike growth, and warp wood.</text:p>
          </table:table-cell>
          <table:table-cell table:number-columns-repeated="1019"/>
        </table:table-row>
        <table:table-row table:style-name="ro1">
          <table:table-cell table:formula="of:=[dump_en.A44]" office:value-type="string" office:string-value="druid" calcext:value-type="string">
            <text:p>druid</text:p>
          </table:table-cell>
          <table:table-cell table:formula="of:=VLOOKUP([.A44];[en_fr.$A$1:.$B$12];2)" office:value-type="string" office:string-value="Druide" calcext:value-type="string">
            <text:p>Druide</text:p>
          </table:table-cell>
          <table:table-cell table:formula="of:=[dump_en.B44]" office:value-type="string" office:string-value="Wild Shape (Su)" calcext:value-type="string">
            <text:p>Wild Shape (Su)</text:p>
          </table:table-cell>
          <table:table-cell/>
          <table:table-cell table:formula="of:=[dump_en.C44]" office:value-type="string" office:string-value="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 calcext:value-type="string">
            <text:p>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text:p>
          </table:table-cell>
          <table:table-cell table:number-columns-repeated="1019"/>
        </table:table-row>
        <table:table-row table:style-name="ro1">
          <table:table-cell table:formula="of:=[dump_en.A45]" office:value-type="string" office:string-value="druid" calcext:value-type="string">
            <text:p>druid</text:p>
          </table:table-cell>
          <table:table-cell table:formula="of:=VLOOKUP([.A45];[en_fr.$A$1:.$B$12];2)" office:value-type="string" office:string-value="Druide" calcext:value-type="string">
            <text:p>Druide</text:p>
          </table:table-cell>
          <table:table-cell table:formula="of:=[dump_en.B45]" office:value-type="string" office:string-value="Venom Immunity (Ex)" calcext:value-type="string">
            <text:p>Venom Immunity (Ex)</text:p>
          </table:table-cell>
          <table:table-cell/>
          <table:table-cell table:formula="of:=[dump_en.C45]" office:value-type="string" office:string-value="At 9th level, a druid gains immunity to all poisons." calcext:value-type="string">
            <text:p>At 9th level, a druid gains immunity to all poisons.</text:p>
          </table:table-cell>
          <table:table-cell table:number-columns-repeated="1019"/>
        </table:table-row>
        <table:table-row table:style-name="ro1">
          <table:table-cell table:formula="of:=[dump_en.A46]" office:value-type="string" office:string-value="druid" calcext:value-type="string">
            <text:p>druid</text:p>
          </table:table-cell>
          <table:table-cell table:formula="of:=VLOOKUP([.A46];[en_fr.$A$1:.$B$12];2)" office:value-type="string" office:string-value="Druide" calcext:value-type="string">
            <text:p>Druide</text:p>
          </table:table-cell>
          <table:table-cell table:formula="of:=[dump_en.B46]" office:value-type="string" office:string-value="A Thousand Faces (Su)" calcext:value-type="string">
            <text:p>A Thousand Faces (Su)</text:p>
          </table:table-cell>
          <table:table-cell/>
          <table:table-cell table:formula="of:=[dump_en.C46]" office:value-type="string" office:string-value="At 13th level, a druid gains the ability to change her appearance at will, as if using the alter self spell, but only while in her normal form." calcext:value-type="string">
            <text:p>At 13th level, a druid gains the ability to change her appearance at will, as if using the alter self spell, but only while in her normal form.</text:p>
          </table:table-cell>
          <table:table-cell table:number-columns-repeated="1019"/>
        </table:table-row>
        <table:table-row table:style-name="ro1">
          <table:table-cell table:formula="of:=[dump_en.A47]" office:value-type="string" office:string-value="druid" calcext:value-type="string">
            <text:p>druid</text:p>
          </table:table-cell>
          <table:table-cell table:formula="of:=VLOOKUP([.A47];[en_fr.$A$1:.$B$12];2)" office:value-type="string" office:string-value="Druide" calcext:value-type="string">
            <text:p>Druide</text:p>
          </table:table-cell>
          <table:table-cell table:formula="of:=[dump_en.B47]" office:value-type="string" office:string-value="Timeless Body (Ex)" calcext:value-type="string">
            <text:p>Timeless Body (Ex)</text:p>
          </table:table-cell>
          <table:table-cell/>
          <table:table-cell table:formula="of:=[dump_en.C47]" office:value-type="string" office:string-value="After attaining 15th level, a druid no longer takes ability score penalties for aging and cannot be magically aged. Any penalties she may have already incurred, however, remain in place. Bonuses still accrue, and the druid still dies of old age when her time is up." calcext:value-type="string">
            <text:p>After attaining 15th level, a druid no longer takes ability score penalties for aging and cannot be magically aged. Any penalties she may have already incurred, however, remain in place. Bonuses still accrue, and the druid still dies of old age when her time is up.</text:p>
          </table:table-cell>
          <table:table-cell table:number-columns-repeated="1019"/>
        </table:table-row>
        <table:table-row table:style-name="ro1">
          <table:table-cell table:formula="of:=[dump_en.A48]" office:value-type="string" office:string-value="fighter" calcext:value-type="string">
            <text:p>fighter</text:p>
          </table:table-cell>
          <table:table-cell table:formula="of:=VLOOKUP([.A48];[en_fr.$A$1:.$B$12];2)" office:value-type="string" office:string-value="Guerrier" calcext:value-type="string">
            <text:p>Guerrier</text:p>
          </table:table-cell>
          <table:table-cell table:formula="of:=[dump_en.B48]" office:value-type="string" office:string-value="Weapon and Armor Proficiency" calcext:value-type="string">
            <text:p>Weapon and Armor Proficiency</text:p>
          </table:table-cell>
          <table:table-cell/>
          <table:table-cell table:formula="of:=[dump_en.C48]" office:value-type="string" office:string-value="A fighter is proficient with all simple and martial weapons and with all armor (heavy, light, and medium) and shields (including tower shields)." calcext:value-type="string">
            <text:p>A fighter is proficient with all simple and martial weapons and with all armor (heavy, light, and medium) and shields (including tower shields).</text:p>
          </table:table-cell>
          <table:table-cell table:number-columns-repeated="1019"/>
        </table:table-row>
        <table:table-row table:style-name="ro1">
          <table:table-cell table:formula="of:=[dump_en.A49]" office:value-type="string" office:string-value="fighter" calcext:value-type="string">
            <text:p>fighter</text:p>
          </table:table-cell>
          <table:table-cell table:formula="of:=VLOOKUP([.A49];[en_fr.$A$1:.$B$12];2)" office:value-type="string" office:string-value="Guerrier" calcext:value-type="string">
            <text:p>Guerrier</text:p>
          </table:table-cell>
          <table:table-cell table:formula="of:=[dump_en.B49]" office:value-type="string" office:string-value="Bonus Feats" calcext:value-type="string">
            <text:p>Bonus Feats</text:p>
          </table:table-cell>
          <table:table-cell/>
          <table:table-cell table:formula="of:=[dump_en.C49]" office:value-type="string" office:string-value="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 calcext:value-type="string">
            <text:p>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text:p>
          </table:table-cell>
          <table:table-cell table:number-columns-repeated="1019"/>
        </table:table-row>
        <table:table-row table:style-name="ro1">
          <table:table-cell table:formula="of:=[dump_en.A50]" office:value-type="string" office:string-value="fighter" calcext:value-type="string">
            <text:p>fighter</text:p>
          </table:table-cell>
          <table:table-cell table:formula="of:=VLOOKUP([.A50];[en_fr.$A$1:.$B$12];2)" office:value-type="string" office:string-value="Guerrier" calcext:value-type="string">
            <text:p>Guerrier</text:p>
          </table:table-cell>
          <table:table-cell table:formula="of:=[dump_en.B50]" office:value-type="string" office:string-value="Bravery (Ex)" calcext:value-type="string">
            <text:p>Bravery (Ex)</text:p>
          </table:table-cell>
          <table:table-cell/>
          <table:table-cell table:formula="of:=[dump_en.C50]" office:value-type="string" office:string-value="Starting at 2nd level, a fighter gains a +1 bonus on Will saves against fear. This bonus increases by +1 for every four levels beyond 2nd." calcext:value-type="string">
            <text:p>Starting at 2nd level, a fighter gains a +1 bonus on Will saves against fear. This bonus increases by +1 for every four levels beyond 2nd.</text:p>
          </table:table-cell>
          <table:table-cell table:number-columns-repeated="1019"/>
        </table:table-row>
        <table:table-row table:style-name="ro1">
          <table:table-cell table:formula="of:=[dump_en.A51]" office:value-type="string" office:string-value="fighter" calcext:value-type="string">
            <text:p>fighter</text:p>
          </table:table-cell>
          <table:table-cell table:formula="of:=VLOOKUP([.A51];[en_fr.$A$1:.$B$12];2)" office:value-type="string" office:string-value="Guerrier" calcext:value-type="string">
            <text:p>Guerrier</text:p>
          </table:table-cell>
          <table:table-cell table:formula="of:=[dump_en.B51]" office:value-type="string" office:string-value="Armor Training (Ex)" calcext:value-type="string">
            <text:p>Armor Training (Ex)</text:p>
          </table:table-cell>
          <table:table-cell/>
          <table:table-cell table:formula="of:=[dump_en.C51]" office:value-type="string" office:string-value="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 calcext:value-type="string">
            <text:p>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text:p>
          </table:table-cell>
          <table:table-cell table:number-columns-repeated="1019"/>
        </table:table-row>
        <table:table-row table:style-name="ro1">
          <table:table-cell table:formula="of:=[dump_en.A52]" office:value-type="string" office:string-value="fighter" calcext:value-type="string">
            <text:p>fighter</text:p>
          </table:table-cell>
          <table:table-cell table:formula="of:=VLOOKUP([.A52];[en_fr.$A$1:.$B$12];2)" office:value-type="string" office:string-value="Guerrier" calcext:value-type="string">
            <text:p>Guerrier</text:p>
          </table:table-cell>
          <table:table-cell table:formula="of:=[dump_en.B52]" office:value-type="string" office:string-value="Weapon Training (Ex)" calcext:value-type="string">
            <text:p>Weapon Training (Ex)</text:p>
          </table:table-cell>
          <table:table-cell/>
          <table:table-cell table:formula="of:=[dump_en.C52]" office:value-type="string" office:string-value="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 calcext:value-type="string">
            <text:p>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text:p>
          </table:table-cell>
          <table:table-cell table:number-columns-repeated="1019"/>
        </table:table-row>
        <table:table-row table:style-name="ro1">
          <table:table-cell table:formula="of:=[dump_en.A53]" office:value-type="string" office:string-value="fighter" calcext:value-type="string">
            <text:p>fighter</text:p>
          </table:table-cell>
          <table:table-cell table:formula="of:=VLOOKUP([.A53];[en_fr.$A$1:.$B$12];2)" office:value-type="string" office:string-value="Guerrier" calcext:value-type="string">
            <text:p>Guerrier</text:p>
          </table:table-cell>
          <table:table-cell table:formula="of:=[dump_en.B53]" office:value-type="string" office:string-value="Armor Mastery (Ex)" calcext:value-type="string">
            <text:p>Armor Mastery (Ex)</text:p>
          </table:table-cell>
          <table:table-cell/>
          <table:table-cell table:formula="of:=[dump_en.C53]" office:value-type="string" office:string-value="At 19th level, a fighter gains DR 5/— whenever he is wearing armor or using a shield." calcext:value-type="string">
            <text:p>At 19th level, a fighter gains DR 5/— whenever he is wearing armor or using a shield.</text:p>
          </table:table-cell>
          <table:table-cell table:number-columns-repeated="1019"/>
        </table:table-row>
        <table:table-row table:style-name="ro1">
          <table:table-cell table:formula="of:=[dump_en.A54]" office:value-type="string" office:string-value="fighter" calcext:value-type="string">
            <text:p>fighter</text:p>
          </table:table-cell>
          <table:table-cell table:formula="of:=VLOOKUP([.A54];[en_fr.$A$1:.$B$12];2)" office:value-type="string" office:string-value="Guerrier" calcext:value-type="string">
            <text:p>Guerrier</text:p>
          </table:table-cell>
          <table:table-cell table:formula="of:=[dump_en.B54]" office:value-type="string" office:string-value="Weapon Mastery (Ex)" calcext:value-type="string">
            <text:p>Weapon Mastery (Ex)</text:p>
          </table:table-cell>
          <table:table-cell/>
          <table:table-cell table:formula="of:=[dump_en.C54]" office:value-type="string" office:string-value="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 calcext:value-type="string">
            <text:p>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text:p>
          </table:table-cell>
          <table:table-cell table:number-columns-repeated="1019"/>
        </table:table-row>
        <table:table-row table:style-name="ro1">
          <table:table-cell table:formula="of:=[dump_en.A55]" office:value-type="string" office:string-value="monk" calcext:value-type="string">
            <text:p>monk</text:p>
          </table:table-cell>
          <table:table-cell table:formula="of:=VLOOKUP([.A55];[en_fr.$A$1:.$B$12];2)" office:value-type="string" office:string-value="Moine" calcext:value-type="string">
            <text:p>Moine</text:p>
          </table:table-cell>
          <table:table-cell table:formula="of:=[dump_en.B55]" office:value-type="string" office:string-value="Weapon and Armor Proficiency" calcext:value-type="string">
            <text:p>Weapon and Armor Proficiency</text:p>
          </table:table-cell>
          <table:table-cell/>
          <table:table-cell table:formula="of:=[dump_en.C55]" office:value-type="string" office:string-value="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 calcext:value-type="string">
            <text:p>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text:p>
          </table:table-cell>
          <table:table-cell table:number-columns-repeated="1019"/>
        </table:table-row>
        <table:table-row table:style-name="ro1">
          <table:table-cell table:formula="of:=[dump_en.A56]" office:value-type="string" office:string-value="monk" calcext:value-type="string">
            <text:p>monk</text:p>
          </table:table-cell>
          <table:table-cell table:formula="of:=VLOOKUP([.A56];[en_fr.$A$1:.$B$12];2)" office:value-type="string" office:string-value="Moine" calcext:value-type="string">
            <text:p>Moine</text:p>
          </table:table-cell>
          <table:table-cell table:formula="of:=[dump_en.B56]" office:value-type="string" office:string-value="AC Bonus (Ex)" calcext:value-type="string">
            <text:p>AC Bonus (Ex)</text:p>
          </table:table-cell>
          <table:table-cell/>
          <table:table-cell table:formula="of:=[dump_en.C56]" office:value-type="string" office:string-value="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 calcext:value-type="string">
            <text:p>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text:p>
          </table:table-cell>
          <table:table-cell table:number-columns-repeated="1019"/>
        </table:table-row>
        <table:table-row table:style-name="ro1">
          <table:table-cell table:formula="of:=[dump_en.A57]" office:value-type="string" office:string-value="monk" calcext:value-type="string">
            <text:p>monk</text:p>
          </table:table-cell>
          <table:table-cell table:formula="of:=VLOOKUP([.A57];[en_fr.$A$1:.$B$12];2)" office:value-type="string" office:string-value="Moine" calcext:value-type="string">
            <text:p>Moine</text:p>
          </table:table-cell>
          <table:table-cell table:formula="of:=[dump_en.B57]" office:value-type="string" office:string-value="Flurry of Blows (Ex)" calcext:value-type="string">
            <text:p>Flurry of Blows (Ex)</text:p>
          </table:table-cell>
          <table:table-cell/>
          <table:table-cell table:formula="of:=[dump_en.C57]" office:value-type="string" office:string-value="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 calcext:value-type="string">
            <text:p>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text:p>
          </table:table-cell>
          <table:table-cell table:number-columns-repeated="1019"/>
        </table:table-row>
        <table:table-row table:style-name="ro1">
          <table:table-cell table:formula="of:=[dump_en.A58]" office:value-type="string" office:string-value="monk" calcext:value-type="string">
            <text:p>monk</text:p>
          </table:table-cell>
          <table:table-cell table:formula="of:=VLOOKUP([.A58];[en_fr.$A$1:.$B$12];2)" office:value-type="string" office:string-value="Moine" calcext:value-type="string">
            <text:p>Moine</text:p>
          </table:table-cell>
          <table:table-cell table:formula="of:=[dump_en.B58]" office:value-type="string" office:string-value="Unarmed Strike" calcext:value-type="string">
            <text:p>Unarmed Strike</text:p>
          </table:table-cell>
          <table:table-cell/>
          <table:table-cell table:formula="of:=[dump_en.C58]" office:value-type="string" office:string-value="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 calcext:value-type="string">
            <text:p>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text:p>
          </table:table-cell>
          <table:table-cell table:number-columns-repeated="1019"/>
        </table:table-row>
        <table:table-row table:style-name="ro1">
          <table:table-cell table:formula="of:=[dump_en.A59]" office:value-type="string" office:string-value="monk" calcext:value-type="string">
            <text:p>monk</text:p>
          </table:table-cell>
          <table:table-cell table:formula="of:=VLOOKUP([.A59];[en_fr.$A$1:.$B$12];2)" office:value-type="string" office:string-value="Moine" calcext:value-type="string">
            <text:p>Moine</text:p>
          </table:table-cell>
          <table:table-cell table:formula="of:=[dump_en.B59]" office:value-type="string" office:string-value="Bonus Feat:" calcext:value-type="string">
            <text:p>Bonus Feat:</text:p>
          </table:table-cell>
          <table:table-cell/>
          <table:table-cell table:formula="of:=[dump_en.C59]" office:value-type="string" office:string-value=" 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 calcext:value-type="string">
            <text:p><text:s/>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text:p>
          </table:table-cell>
          <table:table-cell table:number-columns-repeated="1019"/>
        </table:table-row>
        <table:table-row table:style-name="ro1">
          <table:table-cell table:formula="of:=[dump_en.A60]" office:value-type="string" office:string-value="monk" calcext:value-type="string">
            <text:p>monk</text:p>
          </table:table-cell>
          <table:table-cell table:formula="of:=VLOOKUP([.A60];[en_fr.$A$1:.$B$12];2)" office:value-type="string" office:string-value="Moine" calcext:value-type="string">
            <text:p>Moine</text:p>
          </table:table-cell>
          <table:table-cell table:formula="of:=[dump_en.B60]" office:value-type="string" office:string-value="Stunning Fist (Ex)" calcext:value-type="string">
            <text:p>Stunning Fist (Ex)</text:p>
          </table:table-cell>
          <table:table-cell/>
          <table:table-cell table:formula="of:=[dump_en.C60]" office:value-type="string" office:string-value="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 calcext:value-type="string">
            <text:p>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text:p>
          </table:table-cell>
          <table:table-cell table:number-columns-repeated="1019"/>
        </table:table-row>
        <table:table-row table:style-name="ro1">
          <table:table-cell table:formula="of:=[dump_en.A61]" office:value-type="string" office:string-value="monk" calcext:value-type="string">
            <text:p>monk</text:p>
          </table:table-cell>
          <table:table-cell table:formula="of:=VLOOKUP([.A61];[en_fr.$A$1:.$B$12];2)" office:value-type="string" office:string-value="Moine" calcext:value-type="string">
            <text:p>Moine</text:p>
          </table:table-cell>
          <table:table-cell table:formula="of:=[dump_en.B61]" office:value-type="string" office:string-value="Evasion (Ex)" calcext:value-type="string">
            <text:p>Evasion (Ex)</text:p>
          </table:table-cell>
          <table:table-cell/>
          <table:table-cell table:formula="of:=[dump_en.C61]" office:value-type="string" office:string-value="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 calcext:value-type="string">
            <text:p>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text:p>
          </table:table-cell>
          <table:table-cell table:number-columns-repeated="1019"/>
        </table:table-row>
        <table:table-row table:style-name="ro1">
          <table:table-cell table:formula="of:=[dump_en.A62]" office:value-type="string" office:string-value="monk" calcext:value-type="string">
            <text:p>monk</text:p>
          </table:table-cell>
          <table:table-cell table:formula="of:=VLOOKUP([.A62];[en_fr.$A$1:.$B$12];2)" office:value-type="string" office:string-value="Moine" calcext:value-type="string">
            <text:p>Moine</text:p>
          </table:table-cell>
          <table:table-cell table:formula="of:=[dump_en.B62]" office:value-type="string" office:string-value="Fast Movement (Ex)" calcext:value-type="string">
            <text:p>Fast Movement (Ex)</text:p>
          </table:table-cell>
          <table:table-cell/>
          <table:table-cell table:formula="of:=[dump_en.C62]" office:value-type="string" office:string-value="At 3rd level, a monk gains an enhancement bonus to his land speed, as shown on Table: Monk. A monk in armor or carrying a medium or heavy load loses this extra speed." calcext:value-type="string">
            <text:p>At 3rd level, a monk gains an enhancement bonus to his land speed, as shown on Table: Monk. A monk in armor or carrying a medium or heavy load loses this extra speed.</text:p>
          </table:table-cell>
          <table:table-cell table:number-columns-repeated="1019"/>
        </table:table-row>
        <table:table-row table:style-name="ro1">
          <table:table-cell table:formula="of:=[dump_en.A63]" office:value-type="string" office:string-value="monk" calcext:value-type="string">
            <text:p>monk</text:p>
          </table:table-cell>
          <table:table-cell table:formula="of:=VLOOKUP([.A63];[en_fr.$A$1:.$B$12];2)" office:value-type="string" office:string-value="Moine" calcext:value-type="string">
            <text:p>Moine</text:p>
          </table:table-cell>
          <table:table-cell table:formula="of:=[dump_en.B63]" office:value-type="string" office:string-value="Maneuver Training (Ex)" calcext:value-type="string">
            <text:p>Maneuver Training (Ex)</text:p>
          </table:table-cell>
          <table:table-cell/>
          <table:table-cell table:formula="of:=[dump_en.C63]" office:value-type="string" office:string-value="At 3rd level, a monk uses his monk level in place of his base attack bonus when calculating his Combat Maneuver Bonus. Base attack bonuses granted from other classes are unaffected and are added normally." calcext:value-type="string">
            <text:p>At 3rd level, a monk uses his monk level in place of his base attack bonus when calculating his Combat Maneuver Bonus. Base attack bonuses granted from other classes are unaffected and are added normally.</text:p>
          </table:table-cell>
          <table:table-cell table:number-columns-repeated="1019"/>
        </table:table-row>
        <table:table-row table:style-name="ro1">
          <table:table-cell table:formula="of:=[dump_en.A64]" office:value-type="string" office:string-value="monk" calcext:value-type="string">
            <text:p>monk</text:p>
          </table:table-cell>
          <table:table-cell table:formula="of:=VLOOKUP([.A64];[en_fr.$A$1:.$B$12];2)" office:value-type="string" office:string-value="Moine" calcext:value-type="string">
            <text:p>Moine</text:p>
          </table:table-cell>
          <table:table-cell table:formula="of:=[dump_en.B64]" office:value-type="string" office:string-value="Still Mind (Ex)" calcext:value-type="string">
            <text:p>Still Mind (Ex)</text:p>
          </table:table-cell>
          <table:table-cell/>
          <table:table-cell table:formula="of:=[dump_en.C64]" office:value-type="string" office:string-value="A monk of 3rd level or higher gains a +2 bonus on saving throws against enchantment spells and effects." calcext:value-type="string">
            <text:p>A monk of 3rd level or higher gains a +2 bonus on saving throws against enchantment spells and effects.</text:p>
          </table:table-cell>
          <table:table-cell table:number-columns-repeated="1019"/>
        </table:table-row>
        <table:table-row table:style-name="ro1">
          <table:table-cell table:formula="of:=[dump_en.A65]" office:value-type="string" office:string-value="monk" calcext:value-type="string">
            <text:p>monk</text:p>
          </table:table-cell>
          <table:table-cell table:formula="of:=VLOOKUP([.A65];[en_fr.$A$1:.$B$12];2)" office:value-type="string" office:string-value="Moine" calcext:value-type="string">
            <text:p>Moine</text:p>
          </table:table-cell>
          <table:table-cell table:formula="of:=[dump_en.B65]" office:value-type="string" office:string-value="Ki Pool (Su)" calcext:value-type="string">
            <text:p>Ki Pool (Su)</text:p>
          </table:table-cell>
          <table:table-cell/>
          <table:table-cell table:formula="of:=[dump_en.C65]" office:value-type="string" office:string-value="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 calcext:value-type="string">
            <text:p>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text:p>
          </table:table-cell>
          <table:table-cell table:number-columns-repeated="1019"/>
        </table:table-row>
        <table:table-row table:style-name="ro1">
          <table:table-cell table:formula="of:=[dump_en.A66]" office:value-type="string" office:string-value="monk" calcext:value-type="string">
            <text:p>monk</text:p>
          </table:table-cell>
          <table:table-cell table:formula="of:=VLOOKUP([.A66];[en_fr.$A$1:.$B$12];2)" office:value-type="string" office:string-value="Moine" calcext:value-type="string">
            <text:p>Moine</text:p>
          </table:table-cell>
          <table:table-cell table:formula="of:=[dump_en.B66]" office:value-type="string" office:string-value="Slow Fall (Ex)" calcext:value-type="string">
            <text:p>Slow Fall (Ex)</text:p>
          </table:table-cell>
          <table:table-cell/>
          <table:table-cell table:formula="of:=[dump_en.C66]" office:value-type="string" office:string-value="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 calcext:value-type="string">
            <text:p>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text:p>
          </table:table-cell>
          <table:table-cell table:number-columns-repeated="1019"/>
        </table:table-row>
        <table:table-row table:style-name="ro1">
          <table:table-cell table:formula="of:=[dump_en.A67]" office:value-type="string" office:string-value="monk" calcext:value-type="string">
            <text:p>monk</text:p>
          </table:table-cell>
          <table:table-cell table:formula="of:=VLOOKUP([.A67];[en_fr.$A$1:.$B$12];2)" office:value-type="string" office:string-value="Moine" calcext:value-type="string">
            <text:p>Moine</text:p>
          </table:table-cell>
          <table:table-cell table:formula="of:=[dump_en.B67]" office:value-type="string" office:string-value="High Jump (Ex)" calcext:value-type="string">
            <text:p>High Jump (Ex)</text:p>
          </table:table-cell>
          <table:table-cell/>
          <table:table-cell table:formula="of:=[dump_en.C67]" office:value-type="string" office:string-value="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 calcext:value-type="string">
            <text:p>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text:p>
          </table:table-cell>
          <table:table-cell table:number-columns-repeated="1019"/>
        </table:table-row>
        <table:table-row table:style-name="ro1">
          <table:table-cell table:formula="of:=[dump_en.A68]" office:value-type="string" office:string-value="monk" calcext:value-type="string">
            <text:p>monk</text:p>
          </table:table-cell>
          <table:table-cell table:formula="of:=VLOOKUP([.A68];[en_fr.$A$1:.$B$12];2)" office:value-type="string" office:string-value="Moine" calcext:value-type="string">
            <text:p>Moine</text:p>
          </table:table-cell>
          <table:table-cell table:formula="of:=[dump_en.B68]" office:value-type="string" office:string-value="Purity of Body (Ex)" calcext:value-type="string">
            <text:p>Purity of Body (Ex)</text:p>
          </table:table-cell>
          <table:table-cell/>
          <table:table-cell table:formula="of:=[dump_en.C68]" office:value-type="string" office:string-value="At 5th level, a monk gains immunity to all diseases, including supernatural and magical diseases." calcext:value-type="string">
            <text:p>At 5th level, a monk gains immunity to all diseases, including supernatural and magical diseases.</text:p>
          </table:table-cell>
          <table:table-cell table:number-columns-repeated="1019"/>
        </table:table-row>
        <table:table-row table:style-name="ro1">
          <table:table-cell table:formula="of:=[dump_en.A69]" office:value-type="string" office:string-value="monk" calcext:value-type="string">
            <text:p>monk</text:p>
          </table:table-cell>
          <table:table-cell table:formula="of:=VLOOKUP([.A69];[en_fr.$A$1:.$B$12];2)" office:value-type="string" office:string-value="Moine" calcext:value-type="string">
            <text:p>Moine</text:p>
          </table:table-cell>
          <table:table-cell table:formula="of:=[dump_en.B69]" office:value-type="string" office:string-value="Wholeness of Body (Su)" calcext:value-type="string">
            <text:p>Wholeness of Body (Su)</text:p>
          </table:table-cell>
          <table:table-cell/>
          <table:table-cell table:formula="of:=[dump_en.C69]" office:value-type="string" office:string-value="At 7th level or higher, a monk can heal his own wounds as a standard action. He can heal a number of hit points of damage equal to his monk level by using 2 points from his ki pool." calcext:value-type="string">
            <text:p>At 7th level or higher, a monk can heal his own wounds as a standard action. He can heal a number of hit points of damage equal to his monk level by using 2 points from his ki pool.</text:p>
          </table:table-cell>
          <table:table-cell table:number-columns-repeated="1019"/>
        </table:table-row>
        <table:table-row table:style-name="ro1">
          <table:table-cell table:formula="of:=[dump_en.A70]" office:value-type="string" office:string-value="monk" calcext:value-type="string">
            <text:p>monk</text:p>
          </table:table-cell>
          <table:table-cell table:formula="of:=VLOOKUP([.A70];[en_fr.$A$1:.$B$12];2)" office:value-type="string" office:string-value="Moine" calcext:value-type="string">
            <text:p>Moine</text:p>
          </table:table-cell>
          <table:table-cell table:formula="of:=[dump_en.B70]" office:value-type="string" office:string-value="Improved Evasion (Ex)" calcext:value-type="string">
            <text:p>Improved Evasion (Ex)</text:p>
          </table:table-cell>
          <table:table-cell/>
          <table:table-cell table:formula="of:=[dump_en.C70]" office:value-type="string" office:string-value="At 9th level, a monk's evasion ability improves. He still takes no damage on a successful Reflex saving throw against attacks, but henceforth he takes only half damage on a failed save. A helpless monk does not gain the benefit of improved evasion." calcext:value-type="string">
            <text:p>At 9th level, a monk's evasion ability improves. He still takes no damage on a successful Reflex saving throw against attacks, but henceforth he takes only half damage on a failed save. A helpless monk does not gain the benefit of improved evasion.</text:p>
          </table:table-cell>
          <table:table-cell table:number-columns-repeated="1019"/>
        </table:table-row>
        <table:table-row table:style-name="ro1">
          <table:table-cell table:formula="of:=[dump_en.A71]" office:value-type="string" office:string-value="monk" calcext:value-type="string">
            <text:p>monk</text:p>
          </table:table-cell>
          <table:table-cell table:formula="of:=VLOOKUP([.A71];[en_fr.$A$1:.$B$12];2)" office:value-type="string" office:string-value="Moine" calcext:value-type="string">
            <text:p>Moine</text:p>
          </table:table-cell>
          <table:table-cell table:formula="of:=[dump_en.B71]" office:value-type="string" office:string-value="Diamond Body (Su)" calcext:value-type="string">
            <text:p>Diamond Body (Su)</text:p>
          </table:table-cell>
          <table:table-cell/>
          <table:table-cell table:formula="of:=[dump_en.C71]" office:value-type="string" office:string-value="At 11th level, a monk gains immunity to poisons of all kinds." calcext:value-type="string">
            <text:p>At 11th level, a monk gains immunity to poisons of all kinds.</text:p>
          </table:table-cell>
          <table:table-cell table:number-columns-repeated="1019"/>
        </table:table-row>
        <table:table-row table:style-name="ro1">
          <table:table-cell table:formula="of:=[dump_en.A72]" office:value-type="string" office:string-value="monk" calcext:value-type="string">
            <text:p>monk</text:p>
          </table:table-cell>
          <table:table-cell table:formula="of:=VLOOKUP([.A72];[en_fr.$A$1:.$B$12];2)" office:value-type="string" office:string-value="Moine" calcext:value-type="string">
            <text:p>Moine</text:p>
          </table:table-cell>
          <table:table-cell table:formula="of:=[dump_en.B72]" office:value-type="string" office:string-value="Abundant Step (Su)" calcext:value-type="string">
            <text:p>Abundant Step (Su)</text:p>
          </table:table-cell>
          <table:table-cell/>
          <table:table-cell table:formula="of:=[dump_en.C72]" office:value-type="string" office:string-value="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 calcext:value-type="string">
            <text:p>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text:p>
          </table:table-cell>
          <table:table-cell table:number-columns-repeated="1019"/>
        </table:table-row>
        <table:table-row table:style-name="ro1">
          <table:table-cell table:formula="of:=[dump_en.A73]" office:value-type="string" office:string-value="monk" calcext:value-type="string">
            <text:p>monk</text:p>
          </table:table-cell>
          <table:table-cell table:formula="of:=VLOOKUP([.A73];[en_fr.$A$1:.$B$12];2)" office:value-type="string" office:string-value="Moine" calcext:value-type="string">
            <text:p>Moine</text:p>
          </table:table-cell>
          <table:table-cell table:formula="of:=[dump_en.B73]" office:value-type="string" office:string-value="Diamond Soul (Ex)" calcext:value-type="string">
            <text:p>Diamond Soul (Ex)</text:p>
          </table:table-cell>
          <table:table-cell/>
          <table:table-cell table:formula="of:=[dump_en.C73]" office:value-type="string" office:string-value="At 13th level, a monk gains spell resistance equal to his current monk level + 10. In order to affect the monk with a spell, a spellcaster must get a result on a caster level check (1d20 + caster level) that equals or exceeds the monk's spell resistance." calcext:value-type="string">
            <text:p>At 13th level, a monk gains spell resistance equal to his current monk level + 10. In order to affect the monk with a spell, a spellcaster must get a result on a caster level check (1d20 + caster level) that equals or exceeds the monk's spell resistance.</text:p>
          </table:table-cell>
          <table:table-cell table:number-columns-repeated="1019"/>
        </table:table-row>
        <table:table-row table:style-name="ro1">
          <table:table-cell table:formula="of:=[dump_en.A74]" office:value-type="string" office:string-value="monk" calcext:value-type="string">
            <text:p>monk</text:p>
          </table:table-cell>
          <table:table-cell table:formula="of:=VLOOKUP([.A74];[en_fr.$A$1:.$B$12];2)" office:value-type="string" office:string-value="Moine" calcext:value-type="string">
            <text:p>Moine</text:p>
          </table:table-cell>
          <table:table-cell table:formula="of:=[dump_en.B74]" office:value-type="string" office:string-value="Quivering Palm (Su)" calcext:value-type="string">
            <text:p>Quivering Palm (Su)</text:p>
          </table:table-cell>
          <table:table-cell/>
          <table:table-cell table:formula="of:=[dump_en.C74]" office:value-type="string" office:string-value="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 calcext:value-type="string">
            <text:p>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text:p>
          </table:table-cell>
          <table:table-cell table:number-columns-repeated="1019"/>
        </table:table-row>
        <table:table-row table:style-name="ro1">
          <table:table-cell table:formula="of:=[dump_en.A75]" office:value-type="string" office:string-value="monk" calcext:value-type="string">
            <text:p>monk</text:p>
          </table:table-cell>
          <table:table-cell table:formula="of:=VLOOKUP([.A75];[en_fr.$A$1:.$B$12];2)" office:value-type="string" office:string-value="Moine" calcext:value-type="string">
            <text:p>Moine</text:p>
          </table:table-cell>
          <table:table-cell table:formula="of:=[dump_en.B75]" office:value-type="string" office:string-value="Timeless Body (Ex)" calcext:value-type="string">
            <text:p>Timeless Body (Ex)</text:p>
          </table:table-cell>
          <table:table-cell/>
          <table:table-cell table:formula="of:=[dump_en.C75]" office:value-type="string" office:string-value="At 17th level, a monk no longer takes penalties to his ability scores for aging and cannot be magically aged. Any such penalties that he has already taken, however, remain in place. Age bonuses still accrue, and the monk still dies of old age when his time is up." calcext:value-type="string">
            <text:p>At 17th level, a monk no longer takes penalties to his ability scores for aging and cannot be magically aged. Any such penalties that he has already taken, however, remain in place. Age bonuses still accrue, and the monk still dies of old age when his time is up.</text:p>
          </table:table-cell>
          <table:table-cell table:number-columns-repeated="1019"/>
        </table:table-row>
        <table:table-row table:style-name="ro1">
          <table:table-cell table:formula="of:=[dump_en.A76]" office:value-type="string" office:string-value="monk" calcext:value-type="string">
            <text:p>monk</text:p>
          </table:table-cell>
          <table:table-cell table:formula="of:=VLOOKUP([.A76];[en_fr.$A$1:.$B$12];2)" office:value-type="string" office:string-value="Moine" calcext:value-type="string">
            <text:p>Moine</text:p>
          </table:table-cell>
          <table:table-cell table:formula="of:=[dump_en.B76]" office:value-type="string" office:string-value="Tongue of the Sun and Moon (Ex)" calcext:value-type="string">
            <text:p>Tongue of the Sun and Moon (Ex)</text:p>
          </table:table-cell>
          <table:table-cell/>
          <table:table-cell table:formula="of:=[dump_en.C76]" office:value-type="string" office:string-value="A monk of 17th level or higher can speak with any living creature." calcext:value-type="string">
            <text:p>A monk of 17th level or higher can speak with any living creature.</text:p>
          </table:table-cell>
          <table:table-cell table:number-columns-repeated="1019"/>
        </table:table-row>
        <table:table-row table:style-name="ro1">
          <table:table-cell table:formula="of:=[dump_en.A77]" office:value-type="string" office:string-value="monk" calcext:value-type="string">
            <text:p>monk</text:p>
          </table:table-cell>
          <table:table-cell table:formula="of:=VLOOKUP([.A77];[en_fr.$A$1:.$B$12];2)" office:value-type="string" office:string-value="Moine" calcext:value-type="string">
            <text:p>Moine</text:p>
          </table:table-cell>
          <table:table-cell table:formula="of:=[dump_en.B77]" office:value-type="string" office:string-value="Empty Body (Su)" calcext:value-type="string">
            <text:p>Empty Body (Su)</text:p>
          </table:table-cell>
          <table:table-cell/>
          <table:table-cell table:formula="of:=[dump_en.C77]" office:value-type="string" office:string-value="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 calcext:value-type="string">
            <text:p>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text:p>
          </table:table-cell>
          <table:table-cell table:number-columns-repeated="1019"/>
        </table:table-row>
        <table:table-row table:style-name="ro1">
          <table:table-cell table:formula="of:=[dump_en.A78]" office:value-type="string" office:string-value="monk" calcext:value-type="string">
            <text:p>monk</text:p>
          </table:table-cell>
          <table:table-cell table:formula="of:=VLOOKUP([.A78];[en_fr.$A$1:.$B$12];2)" office:value-type="string" office:string-value="Moine" calcext:value-type="string">
            <text:p>Moine</text:p>
          </table:table-cell>
          <table:table-cell table:formula="of:=[dump_en.B78]" office:value-type="string" office:string-value="Perfect Self" calcext:value-type="string">
            <text:p>Perfect Self</text:p>
          </table:table-cell>
          <table:table-cell/>
          <table:table-cell table:formula="of:=[dump_en.C78]" office:value-type="string" office:string-value="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 calcext:value-type="string">
            <text:p>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text:p>
          </table:table-cell>
          <table:table-cell table:number-columns-repeated="1019"/>
        </table:table-row>
        <table:table-row table:style-name="ro1">
          <table:table-cell table:formula="of:=[dump_en.A79]" office:value-type="string" office:string-value="paladin" calcext:value-type="string">
            <text:p>paladin</text:p>
          </table:table-cell>
          <table:table-cell table:formula="of:=VLOOKUP([.A79];[en_fr.$A$1:.$B$12];2)" office:value-type="string" office:string-value="Paladin" calcext:value-type="string">
            <text:p>Paladin</text:p>
          </table:table-cell>
          <table:table-cell table:formula="of:=[dump_en.B79]" office:value-type="string" office:string-value="Weapon and Armor Proficiency" calcext:value-type="string">
            <text:p>Weapon and Armor Proficiency</text:p>
          </table:table-cell>
          <table:table-cell/>
          <table:table-cell table:formula="of:=[dump_en.C79]" office:value-type="string" office:string-value="Paladins are proficient with all simple and martial weapons, with all types of armor (heavy, medium, and light), and with shields (except tower shields)." calcext:value-type="string">
            <text:p>Paladins are proficient with all simple and martial weapons, with all types of armor (heavy, medium, and light), and with shields (except tower shields).</text:p>
          </table:table-cell>
          <table:table-cell table:number-columns-repeated="1019"/>
        </table:table-row>
        <table:table-row table:style-name="ro1">
          <table:table-cell table:formula="of:=[dump_en.A80]" office:value-type="string" office:string-value="paladin" calcext:value-type="string">
            <text:p>paladin</text:p>
          </table:table-cell>
          <table:table-cell table:formula="of:=VLOOKUP([.A80];[en_fr.$A$1:.$B$12];2)" office:value-type="string" office:string-value="Paladin" calcext:value-type="string">
            <text:p>Paladin</text:p>
          </table:table-cell>
          <table:table-cell table:formula="of:=[dump_en.B80]" office:value-type="string" office:string-value="Aura of Good (Ex)" calcext:value-type="string">
            <text:p>Aura of Good (Ex)</text:p>
          </table:table-cell>
          <table:table-cell/>
          <table:table-cell table:formula="of:=[dump_en.C80]" office:value-type="string" office:string-value="The power of a paladin's aura of good (see the detect good spell) is equal to her paladin level." calcext:value-type="string">
            <text:p>The power of a paladin's aura of good (see the detect good spell) is equal to her paladin level.</text:p>
          </table:table-cell>
          <table:table-cell table:number-columns-repeated="1019"/>
        </table:table-row>
        <table:table-row table:style-name="ro1">
          <table:table-cell table:formula="of:=[dump_en.A81]" office:value-type="string" office:string-value="paladin" calcext:value-type="string">
            <text:p>paladin</text:p>
          </table:table-cell>
          <table:table-cell table:formula="of:=VLOOKUP([.A81];[en_fr.$A$1:.$B$12];2)" office:value-type="string" office:string-value="Paladin" calcext:value-type="string">
            <text:p>Paladin</text:p>
          </table:table-cell>
          <table:table-cell table:formula="of:=[dump_en.B81]" office:value-type="string" office:string-value="Detect Evil" calcext:value-type="string">
            <text:p>Detect Evil</text:p>
          </table:table-cell>
          <table:table-cell/>
          <table:table-cell table:formula="of:=[dump_en.C81]" office:value-type="string" office:string-value="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 calcext:value-type="string">
            <text:p>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text:p>
          </table:table-cell>
          <table:table-cell table:number-columns-repeated="1019"/>
        </table:table-row>
        <table:table-row table:style-name="ro1">
          <table:table-cell table:formula="of:=[dump_en.A82]" office:value-type="string" office:string-value="paladin" calcext:value-type="string">
            <text:p>paladin</text:p>
          </table:table-cell>
          <table:table-cell table:formula="of:=VLOOKUP([.A82];[en_fr.$A$1:.$B$12];2)" office:value-type="string" office:string-value="Paladin" calcext:value-type="string">
            <text:p>Paladin</text:p>
          </table:table-cell>
          <table:table-cell table:formula="of:=[dump_en.B82]" office:value-type="string" office:string-value="Smite Evil (Su)" calcext:value-type="string">
            <text:p>Smite Evil (Su)</text:p>
          </table:table-cell>
          <table:table-cell/>
          <table:table-cell table:formula="of:=[dump_en.C82]" office:value-type="string" office:string-value="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 calcext:value-type="string">
            <text:p>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p>
          </table:table-cell>
          <table:table-cell table:number-columns-repeated="1019"/>
        </table:table-row>
        <table:table-row table:style-name="ro1">
          <table:table-cell table:formula="of:=[dump_en.A83]" office:value-type="string" office:string-value="paladin" calcext:value-type="string">
            <text:p>paladin</text:p>
          </table:table-cell>
          <table:table-cell table:formula="of:=VLOOKUP([.A83];[en_fr.$A$1:.$B$12];2)" office:value-type="string" office:string-value="Paladin" calcext:value-type="string">
            <text:p>Paladin</text:p>
          </table:table-cell>
          <table:table-cell table:formula="of:=[dump_en.B83]" office:value-type="string" office:string-value="Divine Grace (Su)" calcext:value-type="string">
            <text:p>Divine Grace (Su)</text:p>
          </table:table-cell>
          <table:table-cell/>
          <table:table-cell table:formula="of:=[dump_en.C83]" office:value-type="string" office:string-value="At 2nd level, a paladin gains a bonus equal to her Charisma bonus (if any) on all saving throws." calcext:value-type="string">
            <text:p>At 2nd level, a paladin gains a bonus equal to her Charisma bonus (if any) on all saving throws.</text:p>
          </table:table-cell>
          <table:table-cell table:number-columns-repeated="1019"/>
        </table:table-row>
        <table:table-row table:style-name="ro1">
          <table:table-cell table:formula="of:=[dump_en.A84]" office:value-type="string" office:string-value="paladin" calcext:value-type="string">
            <text:p>paladin</text:p>
          </table:table-cell>
          <table:table-cell table:formula="of:=VLOOKUP([.A84];[en_fr.$A$1:.$B$12];2)" office:value-type="string" office:string-value="Paladin" calcext:value-type="string">
            <text:p>Paladin</text:p>
          </table:table-cell>
          <table:table-cell table:formula="of:=[dump_en.B84]" office:value-type="string" office:string-value="Lay On Hands (Su)" calcext:value-type="string">
            <text:p>Lay On Hands (Su)</text:p>
          </table:table-cell>
          <table:table-cell/>
          <table:table-cell table:formula="of:=[dump_en.C84]" office:value-type="string" office:string-value="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 calcext:value-type="string">
            <text:p>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text:p>
          </table:table-cell>
          <table:table-cell table:number-columns-repeated="1019"/>
        </table:table-row>
        <table:table-row table:style-name="ro1">
          <table:table-cell table:formula="of:=[dump_en.A85]" office:value-type="string" office:string-value="paladin" calcext:value-type="string">
            <text:p>paladin</text:p>
          </table:table-cell>
          <table:table-cell table:formula="of:=VLOOKUP([.A85];[en_fr.$A$1:.$B$12];2)" office:value-type="string" office:string-value="Paladin" calcext:value-type="string">
            <text:p>Paladin</text:p>
          </table:table-cell>
          <table:table-cell table:formula="of:=[dump_en.B85]" office:value-type="string" office:string-value="Aura of Courage (Su)" calcext:value-type="string">
            <text:p>Aura of Courage (Su)</text:p>
          </table:table-cell>
          <table:table-cell/>
          <table:table-cell table:formula="of:=[dump_en.C85]" office:value-type="string" office:string-value="At 3rd level, a paladin is immune to fear (magical or otherwise). Each ally within 10 feet of her gains a +4 morale bonus on saving throws against fear effects. This ability functions only while the paladin is conscious, not if she is unconscious or dead." calcext:value-type="string">
            <text:p>At 3rd level, a paladin is immune to fear (magical or otherwise). Each ally within 10 feet of her gains a +4 morale bonus on saving throws against fear effects. This ability functions only while the paladin is conscious, not if she is unconscious or dead.</text:p>
          </table:table-cell>
          <table:table-cell table:number-columns-repeated="1019"/>
        </table:table-row>
        <table:table-row table:style-name="ro1">
          <table:table-cell table:formula="of:=[dump_en.A86]" office:value-type="string" office:string-value="paladin" calcext:value-type="string">
            <text:p>paladin</text:p>
          </table:table-cell>
          <table:table-cell table:formula="of:=VLOOKUP([.A86];[en_fr.$A$1:.$B$12];2)" office:value-type="string" office:string-value="Paladin" calcext:value-type="string">
            <text:p>Paladin</text:p>
          </table:table-cell>
          <table:table-cell table:formula="of:=[dump_en.B86]" office:value-type="string" office:string-value="Divine Health (Ex)" calcext:value-type="string">
            <text:p>Divine Health (Ex)</text:p>
          </table:table-cell>
          <table:table-cell/>
          <table:table-cell table:formula="of:=[dump_en.C86]" office:value-type="string" office:string-value="At 3rd level, a paladin is immune to all diseases, including supernatural and magical diseases, including mummy rot." calcext:value-type="string">
            <text:p>At 3rd level, a paladin is immune to all diseases, including supernatural and magical diseases, including mummy rot.</text:p>
          </table:table-cell>
          <table:table-cell table:number-columns-repeated="1019"/>
        </table:table-row>
        <table:table-row table:style-name="ro1">
          <table:table-cell table:formula="of:=[dump_en.A87]" office:value-type="string" office:string-value="paladin" calcext:value-type="string">
            <text:p>paladin</text:p>
          </table:table-cell>
          <table:table-cell table:formula="of:=VLOOKUP([.A87];[en_fr.$A$1:.$B$12];2)" office:value-type="string" office:string-value="Paladin" calcext:value-type="string">
            <text:p>Paladin</text:p>
          </table:table-cell>
          <table:table-cell table:formula="of:=[dump_en.B87]" office:value-type="string" office:string-value="Mercy (Su)" calcext:value-type="string">
            <text:p>Mercy (Su)</text:p>
          </table:table-cell>
          <table:table-cell/>
          <table:table-cell table:formula="of:=[dump_en.C87]" office:value-type="string" office:string-value="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 calcext:value-type="string">
            <text:p>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text:p>
          </table:table-cell>
          <table:table-cell table:number-columns-repeated="1019"/>
        </table:table-row>
        <table:table-row table:style-name="ro1">
          <table:table-cell table:formula="of:=[dump_en.A88]" office:value-type="string" office:string-value="paladin" calcext:value-type="string">
            <text:p>paladin</text:p>
          </table:table-cell>
          <table:table-cell table:formula="of:=VLOOKUP([.A88];[en_fr.$A$1:.$B$12];2)" office:value-type="string" office:string-value="Paladin" calcext:value-type="string">
            <text:p>Paladin</text:p>
          </table:table-cell>
          <table:table-cell table:formula="of:=[dump_en.B88]" office:value-type="string" office:string-value="Channel Positive Energy (Su)" calcext:value-type="string">
            <text:p>Channel Positive Energy (Su)</text:p>
          </table:table-cell>
          <table:table-cell/>
          <table:table-cell table:formula="of:=[dump_en.C88]" office:value-type="string" office:string-value="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 calcext:value-type="string">
            <text:p>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text:p>
          </table:table-cell>
          <table:table-cell table:number-columns-repeated="1019"/>
        </table:table-row>
        <table:table-row table:style-name="ro1">
          <table:table-cell table:formula="of:=[dump_en.A89]" office:value-type="string" office:string-value="paladin" calcext:value-type="string">
            <text:p>paladin</text:p>
          </table:table-cell>
          <table:table-cell table:formula="of:=VLOOKUP([.A89];[en_fr.$A$1:.$B$12];2)" office:value-type="string" office:string-value="Paladin" calcext:value-type="string">
            <text:p>Paladin</text:p>
          </table:table-cell>
          <table:table-cell table:formula="of:=[dump_en.B89]" office:value-type="string" office:string-value="Spells" calcext:value-type="string">
            <text:p>Spells</text:p>
          </table:table-cell>
          <table:table-cell/>
          <table:table-cell table:formula="of:=[dump_en.C89]" office:value-type="string" office:string-value="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 calcext:value-type="string">
            <text:p>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ext:s/>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text:p>
          </table:table-cell>
          <table:table-cell table:number-columns-repeated="1019"/>
        </table:table-row>
        <table:table-row table:style-name="ro1">
          <table:table-cell table:formula="of:=[dump_en.A90]" office:value-type="string" office:string-value="paladin" calcext:value-type="string">
            <text:p>paladin</text:p>
          </table:table-cell>
          <table:table-cell table:formula="of:=VLOOKUP([.A90];[en_fr.$A$1:.$B$12];2)" office:value-type="string" office:string-value="Paladin" calcext:value-type="string">
            <text:p>Paladin</text:p>
          </table:table-cell>
          <table:table-cell table:formula="of:=[dump_en.B90]" office:value-type="string" office:string-value="Divine Bond (Sp)" calcext:value-type="string">
            <text:p>Divine Bond (Sp)</text:p>
          </table:table-cell>
          <table:table-cell/>
          <table:table-cell table:formula="of:=[dump_en.C90]" office:value-type="string" office:string-value="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 calcext:value-type="string">
            <text:p>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text:p>
          </table:table-cell>
          <table:table-cell table:number-columns-repeated="1019"/>
        </table:table-row>
        <table:table-row table:style-name="ro1">
          <table:table-cell table:formula="of:=[dump_en.A91]" office:value-type="string" office:string-value="paladin" calcext:value-type="string">
            <text:p>paladin</text:p>
          </table:table-cell>
          <table:table-cell table:formula="of:=VLOOKUP([.A91];[en_fr.$A$1:.$B$12];2)" office:value-type="string" office:string-value="Paladin" calcext:value-type="string">
            <text:p>Paladin</text:p>
          </table:table-cell>
          <table:table-cell table:formula="of:=[dump_en.B91]" office:value-type="string" office:string-value="Aura of Resolve (Su)" calcext:value-type="string">
            <text:p>Aura of Resolve (Su)</text:p>
          </table:table-cell>
          <table:table-cell/>
          <table:table-cell table:formula="of:=[dump_en.C91]" office:value-type="string" office:string-value="At 8th level, a paladin is immune to charm spells and spell-like abilities. Each ally within 10 feet of her gains a +4 morale bonus on saving throws against charm effects.This ability functions only while the paladin is conscious, not if she is unconscious or dead." calcext:value-type="string">
            <text:p>At 8th level, a paladin is immune to charm spells and spell-like abilities. Each ally within 10 feet of her gains a +4 morale bonus on saving throws against charm effects.This ability functions only while the paladin is conscious, not if she is unconscious or dead.</text:p>
          </table:table-cell>
          <table:table-cell table:number-columns-repeated="1019"/>
        </table:table-row>
        <table:table-row table:style-name="ro1">
          <table:table-cell table:formula="of:=[dump_en.A92]" office:value-type="string" office:string-value="paladin" calcext:value-type="string">
            <text:p>paladin</text:p>
          </table:table-cell>
          <table:table-cell table:formula="of:=VLOOKUP([.A92];[en_fr.$A$1:.$B$12];2)" office:value-type="string" office:string-value="Paladin" calcext:value-type="string">
            <text:p>Paladin</text:p>
          </table:table-cell>
          <table:table-cell table:formula="of:=[dump_en.B92]" office:value-type="string" office:string-value="Aura of Justice (Su)" calcext:value-type="string">
            <text:p>Aura of Justice (Su)</text:p>
          </table:table-cell>
          <table:table-cell/>
          <table:table-cell table:formula="of:=[dump_en.C92]" office:value-type="string" office:string-value="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 calcext:value-type="string">
            <text:p>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text:p>
          </table:table-cell>
          <table:table-cell table:number-columns-repeated="1019"/>
        </table:table-row>
        <table:table-row table:style-name="ro1">
          <table:table-cell table:formula="of:=[dump_en.A93]" office:value-type="string" office:string-value="paladin" calcext:value-type="string">
            <text:p>paladin</text:p>
          </table:table-cell>
          <table:table-cell table:formula="of:=VLOOKUP([.A93];[en_fr.$A$1:.$B$12];2)" office:value-type="string" office:string-value="Paladin" calcext:value-type="string">
            <text:p>Paladin</text:p>
          </table:table-cell>
          <table:table-cell table:formula="of:=[dump_en.B93]" office:value-type="string" office:string-value="Aura of Faith (Su)" calcext:value-type="string">
            <text:p>Aura of Faith (Su)</text:p>
          </table:table-cell>
          <table:table-cell/>
          <table:table-cell table:formula="of:=[dump_en.C93]" office:value-type="string" office:string-value="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 calcext:value-type="string">
            <text:p>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text:p>
          </table:table-cell>
          <table:table-cell table:number-columns-repeated="1019"/>
        </table:table-row>
        <table:table-row table:style-name="ro1">
          <table:table-cell table:formula="of:=[dump_en.A94]" office:value-type="string" office:string-value="paladin" calcext:value-type="string">
            <text:p>paladin</text:p>
          </table:table-cell>
          <table:table-cell table:formula="of:=VLOOKUP([.A94];[en_fr.$A$1:.$B$12];2)" office:value-type="string" office:string-value="Paladin" calcext:value-type="string">
            <text:p>Paladin</text:p>
          </table:table-cell>
          <table:table-cell table:formula="of:=[dump_en.B94]" office:value-type="string" office:string-value="Aura of Righteousness (Su)" calcext:value-type="string">
            <text:p>Aura of Righteousness (Su)</text:p>
          </table:table-cell>
          <table:table-cell/>
          <table:table-cell table:formula="of:=[dump_en.C94]" office:value-type="string" office:string-value="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 calcext:value-type="string">
            <text:p>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text:p>
          </table:table-cell>
          <table:table-cell table:number-columns-repeated="1019"/>
        </table:table-row>
        <table:table-row table:style-name="ro1">
          <table:table-cell table:formula="of:=[dump_en.A95]" office:value-type="string" office:string-value="paladin" calcext:value-type="string">
            <text:p>paladin</text:p>
          </table:table-cell>
          <table:table-cell table:formula="of:=VLOOKUP([.A95];[en_fr.$A$1:.$B$12];2)" office:value-type="string" office:string-value="Paladin" calcext:value-type="string">
            <text:p>Paladin</text:p>
          </table:table-cell>
          <table:table-cell table:formula="of:=[dump_en.B95]" office:value-type="string" office:string-value="Holy Champion (Su)" calcext:value-type="string">
            <text:p>Holy Champion (Su)</text:p>
          </table:table-cell>
          <table:table-cell/>
          <table:table-cell table:formula="of:=[dump_en.C95]" office:value-type="string" office:string-value="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 calcext:value-type="string">
            <text:p>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text:p>
          </table:table-cell>
          <table:table-cell table:number-columns-repeated="1019"/>
        </table:table-row>
        <table:table-row table:style-name="ro1">
          <table:table-cell table:formula="of:=[dump_en.A96]" office:value-type="string" office:string-value="paladin" calcext:value-type="string">
            <text:p>paladin</text:p>
          </table:table-cell>
          <table:table-cell table:formula="of:=VLOOKUP([.A96];[en_fr.$A$1:.$B$12];2)" office:value-type="string" office:string-value="Paladin" calcext:value-type="string">
            <text:p>Paladin</text:p>
          </table:table-cell>
          <table:table-cell table:formula="of:=[dump_en.B96]" office:value-type="string" office:string-value="Code of Conduct" calcext:value-type="string">
            <text:p>Code of Conduct</text:p>
          </table:table-cell>
          <table:table-cell/>
          <table:table-cell table:formula="of:=[dump_en.C96]" office:value-type="string" office:string-value="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 calcext:value-type="string">
            <text:p>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text:p>
          </table:table-cell>
          <table:table-cell table:number-columns-repeated="1019"/>
        </table:table-row>
        <table:table-row table:style-name="ro1">
          <table:table-cell table:formula="of:=[dump_en.A97]" office:value-type="string" office:string-value="paladin" calcext:value-type="string">
            <text:p>paladin</text:p>
          </table:table-cell>
          <table:table-cell table:formula="of:=VLOOKUP([.A97];[en_fr.$A$1:.$B$12];2)" office:value-type="string" office:string-value="Paladin" calcext:value-type="string">
            <text:p>Paladin</text:p>
          </table:table-cell>
          <table:table-cell table:formula="of:=[dump_en.B97]" office:value-type="string" office:string-value="Associates" calcext:value-type="string">
            <text:p>Associates</text:p>
          </table:table-cell>
          <table:table-cell/>
          <table:table-cell table:formula="of:=[dump_en.C97]" office:value-type="string" office:string-value="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 calcext:value-type="string">
            <text:p>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text:p>
          </table:table-cell>
          <table:table-cell table:number-columns-repeated="1019"/>
        </table:table-row>
        <table:table-row table:style-name="ro1">
          <table:table-cell table:formula="of:=[dump_en.A98]" office:value-type="string" office:string-value="ranger" calcext:value-type="string">
            <text:p>ranger</text:p>
          </table:table-cell>
          <table:table-cell table:formula="of:=VLOOKUP([.A98];[en_fr.$A$1:.$B$12];2)" office:value-type="string" office:string-value="Rôdeur" calcext:value-type="string">
            <text:p>Rôdeur</text:p>
          </table:table-cell>
          <table:table-cell table:formula="of:=[dump_en.B98]" office:value-type="string" office:string-value="Weapon and Armor Proficiency" calcext:value-type="string">
            <text:p>Weapon and Armor Proficiency</text:p>
          </table:table-cell>
          <table:table-cell/>
          <table:table-cell table:formula="of:=[dump_en.C98]" office:value-type="string" office:string-value="A ranger is proficient with all simple and martial weapons and with light armor, medium armor, and shields (except tower shields)." calcext:value-type="string">
            <text:p>A ranger is proficient with all simple and martial weapons and with light armor, medium armor, and shields (except tower shields).</text:p>
          </table:table-cell>
          <table:table-cell table:number-columns-repeated="1019"/>
        </table:table-row>
        <table:table-row table:style-name="ro1">
          <table:table-cell table:formula="of:=[dump_en.A99]" office:value-type="string" office:string-value="ranger" calcext:value-type="string">
            <text:p>ranger</text:p>
          </table:table-cell>
          <table:table-cell table:formula="of:=VLOOKUP([.A99];[en_fr.$A$1:.$B$12];2)" office:value-type="string" office:string-value="Rôdeur" calcext:value-type="string">
            <text:p>Rôdeur</text:p>
          </table:table-cell>
          <table:table-cell table:formula="of:=[dump_en.B99]" office:value-type="string" office:string-value="Favored Enemy (Ex)" calcext:value-type="string">
            <text:p>Favored Enemy (Ex)</text:p>
          </table:table-cell>
          <table:table-cell/>
          <table:table-cell table:formula="of:=[dump_en.C99]"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19"/>
        </table:table-row>
        <table:table-row table:style-name="ro1">
          <table:table-cell table:formula="of:=[dump_en.A100]" office:value-type="string" office:string-value="ranger" calcext:value-type="string">
            <text:p>ranger</text:p>
          </table:table-cell>
          <table:table-cell table:formula="of:=VLOOKUP([.A100];[en_fr.$A$1:.$B$12];2)" office:value-type="string" office:string-value="Rôdeur" calcext:value-type="string">
            <text:p>Rôdeur</text:p>
          </table:table-cell>
          <table:table-cell table:formula="of:=[dump_en.B100]" office:value-type="string" office:string-value="Track (Ex)" calcext:value-type="string">
            <text:p>Track (Ex)</text:p>
          </table:table-cell>
          <table:table-cell/>
          <table:table-cell table:formula="of:=[dump_en.C100]" office:value-type="string" office:string-value="A ranger adds half his level (minimum 1) to Survival skill checks made to follow tracks." calcext:value-type="string">
            <text:p>A ranger adds half his level (minimum 1) to Survival skill checks made to follow tracks.</text:p>
          </table:table-cell>
          <table:table-cell table:number-columns-repeated="1019"/>
        </table:table-row>
        <table:table-row table:style-name="ro1">
          <table:table-cell table:formula="of:=[dump_en.A101]" office:value-type="string" office:string-value="ranger" calcext:value-type="string">
            <text:p>ranger</text:p>
          </table:table-cell>
          <table:table-cell table:formula="of:=VLOOKUP([.A101];[en_fr.$A$1:.$B$12];2)" office:value-type="string" office:string-value="Rôdeur" calcext:value-type="string">
            <text:p>Rôdeur</text:p>
          </table:table-cell>
          <table:table-cell table:formula="of:=[dump_en.B101]" office:value-type="string" office:string-value="Wild Empathy (Ex)" calcext:value-type="string">
            <text:p>Wild Empathy (Ex)</text:p>
          </table:table-cell>
          <table:table-cell/>
          <table:table-cell table:formula="of:=[dump_en.C101]" office:value-type="string" office:string-value="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 calcext:value-type="string">
            <text:p>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text:p>
          </table:table-cell>
          <table:table-cell table:number-columns-repeated="1019"/>
        </table:table-row>
        <table:table-row table:style-name="ro1">
          <table:table-cell table:formula="of:=[dump_en.A102]" office:value-type="string" office:string-value="ranger" calcext:value-type="string">
            <text:p>ranger</text:p>
          </table:table-cell>
          <table:table-cell table:formula="of:=VLOOKUP([.A102];[en_fr.$A$1:.$B$12];2)" office:value-type="string" office:string-value="Rôdeur" calcext:value-type="string">
            <text:p>Rôdeur</text:p>
          </table:table-cell>
          <table:table-cell table:formula="of:=[dump_en.B102]" office:value-type="string" office:string-value="Combat Style Feat (Ex)" calcext:value-type="string">
            <text:p>Combat Style Feat (Ex)</text:p>
          </table:table-cell>
          <table:table-cell/>
          <table:table-cell table:formula="of:=[dump_en.C102]" office:value-type="string" office:string-value="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 calcext:value-type="string">
            <text:p>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text:p>
          </table:table-cell>
          <table:table-cell table:number-columns-repeated="1019"/>
        </table:table-row>
        <table:table-row table:style-name="ro1">
          <table:table-cell table:formula="of:=[dump_en.A103]" office:value-type="string" office:string-value="ranger" calcext:value-type="string">
            <text:p>ranger</text:p>
          </table:table-cell>
          <table:table-cell table:formula="of:=VLOOKUP([.A103];[en_fr.$A$1:.$B$12];2)" office:value-type="string" office:string-value="Rôdeur" calcext:value-type="string">
            <text:p>Rôdeur</text:p>
          </table:table-cell>
          <table:table-cell table:formula="of:=[dump_en.B103]" office:value-type="string" office:string-value="Endurance" calcext:value-type="string">
            <text:p>Endurance</text:p>
          </table:table-cell>
          <table:table-cell/>
          <table:table-cell table:formula="of:=[dump_en.C103]" office:value-type="string" office:string-value="A ranger gains Endurance as a bonus feat at 3rd level." calcext:value-type="string">
            <text:p>A ranger gains Endurance as a bonus feat at 3rd level.</text:p>
          </table:table-cell>
          <table:table-cell table:number-columns-repeated="1019"/>
        </table:table-row>
        <table:table-row table:style-name="ro1">
          <table:table-cell table:formula="of:=[dump_en.A104]" office:value-type="string" office:string-value="ranger" calcext:value-type="string">
            <text:p>ranger</text:p>
          </table:table-cell>
          <table:table-cell table:formula="of:=VLOOKUP([.A104];[en_fr.$A$1:.$B$12];2)" office:value-type="string" office:string-value="Rôdeur" calcext:value-type="string">
            <text:p>Rôdeur</text:p>
          </table:table-cell>
          <table:table-cell table:formula="of:=[dump_en.B104]" office:value-type="string" office:string-value="Favored Terrain (Ex)" calcext:value-type="string">
            <text:p>Favored Terrain (Ex)</text:p>
          </table:table-cell>
          <table:table-cell/>
          <table:table-cell table:formula="of:=[dump_en.C104]" office:value-type="string" office:string-value="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19"/>
        </table:table-row>
        <table:table-row table:style-name="ro1">
          <table:table-cell table:formula="of:=[dump_en.A105]" office:value-type="string" office:string-value="ranger" calcext:value-type="string">
            <text:p>ranger</text:p>
          </table:table-cell>
          <table:table-cell table:formula="of:=VLOOKUP([.A105];[en_fr.$A$1:.$B$12];2)" office:value-type="string" office:string-value="Rôdeur" calcext:value-type="string">
            <text:p>Rôdeur</text:p>
          </table:table-cell>
          <table:table-cell table:formula="of:=[dump_en.B105]" office:value-type="string" office:string-value="Hunter's Bond (Ex)" calcext:value-type="string">
            <text:p>Hunter's Bond (Ex)</text:p>
          </table:table-cell>
          <table:table-cell/>
          <table:table-cell table:formula="of:=[dump_en.C105]" office:value-type="string" office:string-value="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 calcext:value-type="string">
            <text:p>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text:p>
          </table:table-cell>
          <table:table-cell table:number-columns-repeated="1019"/>
        </table:table-row>
        <table:table-row table:style-name="ro1">
          <table:table-cell table:formula="of:=[dump_en.A106]" office:value-type="string" office:string-value="ranger" calcext:value-type="string">
            <text:p>ranger</text:p>
          </table:table-cell>
          <table:table-cell table:formula="of:=VLOOKUP([.A106];[en_fr.$A$1:.$B$12];2)" office:value-type="string" office:string-value="Rôdeur" calcext:value-type="string">
            <text:p>Rôdeur</text:p>
          </table:table-cell>
          <table:table-cell table:formula="of:=[dump_en.B106]" office:value-type="string" office:string-value="Spells" calcext:value-type="string">
            <text:p>Spells</text:p>
          </table:table-cell>
          <table:table-cell/>
          <table:table-cell table:formula="of:=[dump_en.C106]" office:value-type="string" office:string-value="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 calcext:value-type="string">
            <text:p>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ext:s/>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text:p>
          </table:table-cell>
          <table:table-cell table:number-columns-repeated="1019"/>
        </table:table-row>
        <table:table-row table:style-name="ro1">
          <table:table-cell table:formula="of:=[dump_en.A107]" office:value-type="string" office:string-value="ranger" calcext:value-type="string">
            <text:p>ranger</text:p>
          </table:table-cell>
          <table:table-cell table:formula="of:=VLOOKUP([.A107];[en_fr.$A$1:.$B$12];2)" office:value-type="string" office:string-value="Rôdeur" calcext:value-type="string">
            <text:p>Rôdeur</text:p>
          </table:table-cell>
          <table:table-cell table:formula="of:=[dump_en.B107]" office:value-type="string" office:string-value="Woodland Stride (Ex)" calcext:value-type="string">
            <text:p>Woodland Stride (Ex)</text:p>
          </table:table-cell>
          <table:table-cell/>
          <table:table-cell table:formula="of:=[dump_en.C107]" office:value-type="string" office:string-value="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 calcext:value-type="string">
            <text:p>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text:p>
          </table:table-cell>
          <table:table-cell table:number-columns-repeated="1019"/>
        </table:table-row>
        <table:table-row table:style-name="ro1">
          <table:table-cell table:formula="of:=[dump_en.A108]" office:value-type="string" office:string-value="ranger" calcext:value-type="string">
            <text:p>ranger</text:p>
          </table:table-cell>
          <table:table-cell table:formula="of:=VLOOKUP([.A108];[en_fr.$A$1:.$B$12];2)" office:value-type="string" office:string-value="Rôdeur" calcext:value-type="string">
            <text:p>Rôdeur</text:p>
          </table:table-cell>
          <table:table-cell table:formula="of:=[dump_en.B108]" office:value-type="string" office:string-value="Swift Tracker (Ex)" calcext:value-type="string">
            <text:p>Swift Tracker (Ex)</text:p>
          </table:table-cell>
          <table:table-cell/>
          <table:table-cell table:formula="of:=[dump_en.C108]" office:value-type="string" office:string-value="Beginning at 8th level, a ranger can move at his normal speed while using Survival to follow tracks without taking the normal –5 penalty. He takes only a –10 penalty (instead of the normal –20) when moving at up to twice normal speed while tracking." calcext:value-type="string">
            <text:p>Beginning at 8th level, a ranger can move at his normal speed while using Survival to follow tracks without taking the normal –5 penalty. He takes only a –10 penalty (instead of the normal –20) when moving at up to twice normal speed while tracking.</text:p>
          </table:table-cell>
          <table:table-cell table:number-columns-repeated="1019"/>
        </table:table-row>
        <table:table-row table:style-name="ro1">
          <table:table-cell table:formula="of:=[dump_en.A109]" office:value-type="string" office:string-value="ranger" calcext:value-type="string">
            <text:p>ranger</text:p>
          </table:table-cell>
          <table:table-cell table:formula="of:=VLOOKUP([.A109];[en_fr.$A$1:.$B$12];2)" office:value-type="string" office:string-value="Rôdeur" calcext:value-type="string">
            <text:p>Rôdeur</text:p>
          </table:table-cell>
          <table:table-cell table:formula="of:=[dump_en.B109]" office:value-type="string" office:string-value="Evasion (Ex)" calcext:value-type="string">
            <text:p>Evasion (Ex)</text:p>
          </table:table-cell>
          <table:table-cell/>
          <table:table-cell table:formula="of:=[dump_en.C109]" office:value-type="string" office:string-value="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 calcext:value-type="string">
            <text:p>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text:p>
          </table:table-cell>
          <table:table-cell table:number-columns-repeated="1019"/>
        </table:table-row>
        <table:table-row table:style-name="ro1">
          <table:table-cell table:formula="of:=[dump_en.A110]" office:value-type="string" office:string-value="ranger" calcext:value-type="string">
            <text:p>ranger</text:p>
          </table:table-cell>
          <table:table-cell table:formula="of:=VLOOKUP([.A110];[en_fr.$A$1:.$B$12];2)" office:value-type="string" office:string-value="Rôdeur" calcext:value-type="string">
            <text:p>Rôdeur</text:p>
          </table:table-cell>
          <table:table-cell table:formula="of:=[dump_en.B110]" office:value-type="string" office:string-value="Quarry (Ex)" calcext:value-type="string">
            <text:p>Quarry (Ex)</text:p>
          </table:table-cell>
          <table:table-cell/>
          <table:table-cell table:formula="of:=[dump_en.C110]" office:value-type="string" office:string-value="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 calcext:value-type="string">
            <text:p>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text:p>
          </table:table-cell>
          <table:table-cell table:number-columns-repeated="1019"/>
        </table:table-row>
        <table:table-row table:style-name="ro1">
          <table:table-cell table:formula="of:=[dump_en.A111]" office:value-type="string" office:string-value="ranger" calcext:value-type="string">
            <text:p>ranger</text:p>
          </table:table-cell>
          <table:table-cell table:formula="of:=VLOOKUP([.A111];[en_fr.$A$1:.$B$12];2)" office:value-type="string" office:string-value="Rôdeur" calcext:value-type="string">
            <text:p>Rôdeur</text:p>
          </table:table-cell>
          <table:table-cell table:formula="of:=[dump_en.B111]" office:value-type="string" office:string-value="Camouflage (Ex)" calcext:value-type="string">
            <text:p>Camouflage (Ex)</text:p>
          </table:table-cell>
          <table:table-cell/>
          <table:table-cell table:formula="of:=[dump_en.C111]" office:value-type="string" office:string-value="A ranger of 12th level or higher can use the Stealth skill to hide in any of his favored terrains, even if the terrain doesn't grant cover or concealment." calcext:value-type="string">
            <text:p>A ranger of 12th level or higher can use the Stealth skill to hide in any of his favored terrains, even if the terrain doesn't grant cover or concealment.</text:p>
          </table:table-cell>
          <table:table-cell table:number-columns-repeated="1019"/>
        </table:table-row>
        <table:table-row table:style-name="ro1">
          <table:table-cell table:formula="of:=[dump_en.A112]" office:value-type="string" office:string-value="ranger" calcext:value-type="string">
            <text:p>ranger</text:p>
          </table:table-cell>
          <table:table-cell table:formula="of:=VLOOKUP([.A112];[en_fr.$A$1:.$B$12];2)" office:value-type="string" office:string-value="Rôdeur" calcext:value-type="string">
            <text:p>Rôdeur</text:p>
          </table:table-cell>
          <table:table-cell table:formula="of:=[dump_en.B112]" office:value-type="string" office:string-value="Improved Evasion (Ex)" calcext:value-type="string">
            <text:p>Improved Evasion (Ex)</text:p>
          </table:table-cell>
          <table:table-cell/>
          <table:table-cell table:formula="of:=[dump_en.C112]" office:value-type="string" office:string-value="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 calcext:value-type="string">
            <text:p>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text:p>
          </table:table-cell>
          <table:table-cell table:number-columns-repeated="1019"/>
        </table:table-row>
        <table:table-row table:style-name="ro1">
          <table:table-cell table:formula="of:=[dump_en.A113]" office:value-type="string" office:string-value="ranger" calcext:value-type="string">
            <text:p>ranger</text:p>
          </table:table-cell>
          <table:table-cell table:formula="of:=VLOOKUP([.A113];[en_fr.$A$1:.$B$12];2)" office:value-type="string" office:string-value="Rôdeur" calcext:value-type="string">
            <text:p>Rôdeur</text:p>
          </table:table-cell>
          <table:table-cell table:formula="of:=[dump_en.B113]" office:value-type="string" office:string-value="Hide in Plain Sight (Ex)" calcext:value-type="string">
            <text:p>Hide in Plain Sight (Ex)</text:p>
          </table:table-cell>
          <table:table-cell/>
          <table:table-cell table:formula="of:=[dump_en.C113]" office:value-type="string" office:string-value="While in any of his favored terrains, a ranger of 17th level or higher can use the Stealth skill even while being observed." calcext:value-type="string">
            <text:p>While in any of his favored terrains, a ranger of 17th level or higher can use the Stealth skill even while being observed.</text:p>
          </table:table-cell>
          <table:table-cell table:number-columns-repeated="1019"/>
        </table:table-row>
        <table:table-row table:style-name="ro1">
          <table:table-cell table:formula="of:=[dump_en.A114]" office:value-type="string" office:string-value="ranger" calcext:value-type="string">
            <text:p>ranger</text:p>
          </table:table-cell>
          <table:table-cell table:formula="of:=VLOOKUP([.A114];[en_fr.$A$1:.$B$12];2)" office:value-type="string" office:string-value="Rôdeur" calcext:value-type="string">
            <text:p>Rôdeur</text:p>
          </table:table-cell>
          <table:table-cell table:formula="of:=[dump_en.B114]" office:value-type="string" office:string-value="Improved Quarry (Ex)" calcext:value-type="string">
            <text:p>Improved Quarry (Ex)</text:p>
          </table:table-cell>
          <table:table-cell/>
          <table:table-cell table:formula="of:=[dump_en.C114]" office:value-type="string" office:string-value="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 calcext:value-type="string">
            <text:p>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text:p>
          </table:table-cell>
          <table:table-cell table:number-columns-repeated="1019"/>
        </table:table-row>
        <table:table-row table:style-name="ro1">
          <table:table-cell table:formula="of:=[dump_en.A115]" office:value-type="string" office:string-value="ranger" calcext:value-type="string">
            <text:p>ranger</text:p>
          </table:table-cell>
          <table:table-cell table:formula="of:=VLOOKUP([.A115];[en_fr.$A$1:.$B$12];2)" office:value-type="string" office:string-value="Rôdeur" calcext:value-type="string">
            <text:p>Rôdeur</text:p>
          </table:table-cell>
          <table:table-cell table:formula="of:=[dump_en.B115]" office:value-type="string" office:string-value="Master Hunter (Ex)" calcext:value-type="string">
            <text:p>Master Hunter (Ex)</text:p>
          </table:table-cell>
          <table:table-cell/>
          <table:table-cell table:formula="of:=[dump_en.C115]" office:value-type="string" office:string-value="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 calcext:value-type="string">
            <text:p>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text:p>
          </table:table-cell>
          <table:table-cell table:number-columns-repeated="1019"/>
        </table:table-row>
        <table:table-row table:style-name="ro1">
          <table:table-cell table:formula="of:=[dump_en.A116]" office:value-type="string" office:string-value="rogue" calcext:value-type="string">
            <text:p>rogue</text:p>
          </table:table-cell>
          <table:table-cell table:formula="of:=VLOOKUP([.A116];[en_fr.$A$1:.$B$12];2)" office:value-type="string" office:string-value="Roublard" calcext:value-type="string">
            <text:p>Roublard</text:p>
          </table:table-cell>
          <table:table-cell table:formula="of:=[dump_en.B116]" office:value-type="string" office:string-value="Weapon and Armor Proficiency" calcext:value-type="string">
            <text:p>Weapon and Armor Proficiency</text:p>
          </table:table-cell>
          <table:table-cell/>
          <table:table-cell table:formula="of:=[dump_en.C116]" office:value-type="string" office:string-value="Rogues are proficient with all simple weapons, plus the hand crossbow, rapier, sap, shortbow, and short sword. They are proficient with light armor, but not with shields." calcext:value-type="string">
            <text:p>Rogues are proficient with all simple weapons, plus the hand crossbow, rapier, sap, shortbow, and short sword. They are proficient with light armor, but not with shields.</text:p>
          </table:table-cell>
          <table:table-cell table:number-columns-repeated="1019"/>
        </table:table-row>
        <table:table-row table:style-name="ro1">
          <table:table-cell table:formula="of:=[dump_en.A117]" office:value-type="string" office:string-value="rogue" calcext:value-type="string">
            <text:p>rogue</text:p>
          </table:table-cell>
          <table:table-cell table:formula="of:=VLOOKUP([.A117];[en_fr.$A$1:.$B$12];2)" office:value-type="string" office:string-value="Roublard" calcext:value-type="string">
            <text:p>Roublard</text:p>
          </table:table-cell>
          <table:table-cell table:formula="of:=[dump_en.B117]" office:value-type="string" office:string-value="Sneak Attack" calcext:value-type="string">
            <text:p>Sneak Attack</text:p>
          </table:table-cell>
          <table:table-cell/>
          <table:table-cell table:formula="of:=[dump_en.C117]" office:value-type="string" office:string-value="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 calcext:value-type="string">
            <text:p>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text:p>
          </table:table-cell>
          <table:table-cell table:number-columns-repeated="1019"/>
        </table:table-row>
        <table:table-row table:style-name="ro1">
          <table:table-cell table:formula="of:=[dump_en.A118]" office:value-type="string" office:string-value="rogue" calcext:value-type="string">
            <text:p>rogue</text:p>
          </table:table-cell>
          <table:table-cell table:formula="of:=VLOOKUP([.A118];[en_fr.$A$1:.$B$12];2)" office:value-type="string" office:string-value="Roublard" calcext:value-type="string">
            <text:p>Roublard</text:p>
          </table:table-cell>
          <table:table-cell table:formula="of:=[dump_en.B118]" office:value-type="string" office:string-value="Trapfinding" calcext:value-type="string">
            <text:p>Trapfinding</text:p>
          </table:table-cell>
          <table:table-cell/>
          <table:table-cell table:formula="of:=[dump_en.C118]" office:value-type="string" office:string-value="A rogue adds 1/2 her level to Perception skill checks made to locate traps and to Disable Device skill checks (minimum +1). A rogue can use Disable Device to disarm magic traps." calcext:value-type="string">
            <text:p>A rogue adds 1/2 her level to Perception skill checks made to locate traps and to Disable Device skill checks (minimum +1). A rogue can use Disable Device to disarm magic traps.</text:p>
          </table:table-cell>
          <table:table-cell table:number-columns-repeated="1019"/>
        </table:table-row>
        <table:table-row table:style-name="ro1">
          <table:table-cell table:formula="of:=[dump_en.A119]" office:value-type="string" office:string-value="rogue" calcext:value-type="string">
            <text:p>rogue</text:p>
          </table:table-cell>
          <table:table-cell table:formula="of:=VLOOKUP([.A119];[en_fr.$A$1:.$B$12];2)" office:value-type="string" office:string-value="Roublard" calcext:value-type="string">
            <text:p>Roublard</text:p>
          </table:table-cell>
          <table:table-cell table:formula="of:=[dump_en.B119]" office:value-type="string" office:string-value="Evasion (Ex)" calcext:value-type="string">
            <text:p>Evasion (Ex)</text:p>
          </table:table-cell>
          <table:table-cell/>
          <table:table-cell table:formula="of:=[dump_en.C119]" office:value-type="string" office:string-value="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 calcext:value-type="string">
            <text:p>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p>
          </table:table-cell>
          <table:table-cell table:number-columns-repeated="1019"/>
        </table:table-row>
        <table:table-row table:style-name="ro1">
          <table:table-cell table:formula="of:=[dump_en.A120]" office:value-type="string" office:string-value="rogue" calcext:value-type="string">
            <text:p>rogue</text:p>
          </table:table-cell>
          <table:table-cell table:formula="of:=VLOOKUP([.A120];[en_fr.$A$1:.$B$12];2)" office:value-type="string" office:string-value="Roublard" calcext:value-type="string">
            <text:p>Roublard</text:p>
          </table:table-cell>
          <table:table-cell table:formula="of:=[dump_en.B120]" office:value-type="string" office:string-value="Rogue Talents" calcext:value-type="string">
            <text:p>Rogue Talents</text:p>
          </table:table-cell>
          <table:table-cell/>
          <table:table-cell table:formula="of:=[dump_en.C120]" office:value-type="string" office:string-value="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 calcext:value-type="string">
            <text:p>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text:p>
          </table:table-cell>
          <table:table-cell table:number-columns-repeated="1019"/>
        </table:table-row>
        <table:table-row table:style-name="ro1">
          <table:table-cell table:formula="of:=[dump_en.A121]" office:value-type="string" office:string-value="rogue" calcext:value-type="string">
            <text:p>rogue</text:p>
          </table:table-cell>
          <table:table-cell table:formula="of:=VLOOKUP([.A121];[en_fr.$A$1:.$B$12];2)" office:value-type="string" office:string-value="Roublard" calcext:value-type="string">
            <text:p>Roublard</text:p>
          </table:table-cell>
          <table:table-cell table:formula="of:=[dump_en.B121]" office:value-type="string" office:string-value="Trap Sense (Ex)" calcext:value-type="string">
            <text:p>Trap Sense (Ex)</text:p>
          </table:table-cell>
          <table:table-cell/>
          <table:table-cell table:formula="of:=[dump_en.C121]" office:value-type="string" office:string-value="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 calcext:value-type="string">
            <text:p>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text:p>
          </table:table-cell>
          <table:table-cell table:number-columns-repeated="1019"/>
        </table:table-row>
        <table:table-row table:style-name="ro1">
          <table:table-cell table:formula="of:=[dump_en.A122]" office:value-type="string" office:string-value="rogue" calcext:value-type="string">
            <text:p>rogue</text:p>
          </table:table-cell>
          <table:table-cell table:formula="of:=VLOOKUP([.A122];[en_fr.$A$1:.$B$12];2)" office:value-type="string" office:string-value="Roublard" calcext:value-type="string">
            <text:p>Roublard</text:p>
          </table:table-cell>
          <table:table-cell table:formula="of:=[dump_en.B122]" office:value-type="string" office:string-value="Uncanny Dodge (Ex)" calcext:value-type="string">
            <text:p>Uncanny Dodge (Ex)</text:p>
          </table:table-cell>
          <table:table-cell/>
          <table:table-cell table:formula="of:=[dump_en.C122]" office:value-type="string" office:string-value="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 calcext:value-type="string">
            <text:p>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text:p>
          </table:table-cell>
          <table:table-cell table:number-columns-repeated="1019"/>
        </table:table-row>
        <table:table-row table:style-name="ro1">
          <table:table-cell table:formula="of:=[dump_en.A123]" office:value-type="string" office:string-value="rogue" calcext:value-type="string">
            <text:p>rogue</text:p>
          </table:table-cell>
          <table:table-cell table:formula="of:=VLOOKUP([.A123];[en_fr.$A$1:.$B$12];2)" office:value-type="string" office:string-value="Roublard" calcext:value-type="string">
            <text:p>Roublard</text:p>
          </table:table-cell>
          <table:table-cell table:formula="of:=[dump_en.B123]" office:value-type="string" office:string-value="Improved Uncanny Dodge (Ex)" calcext:value-type="string">
            <text:p>Improved Uncanny Dodge (Ex)</text:p>
          </table:table-cell>
          <table:table-cell/>
          <table:table-cell table:formula="of:=[dump_en.C123]" office:value-type="string" office:string-value="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 calcext:value-type="string">
            <text:p>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text:p>
          </table:table-cell>
          <table:table-cell table:number-columns-repeated="1019"/>
        </table:table-row>
        <table:table-row table:style-name="ro1">
          <table:table-cell table:formula="of:=[dump_en.A124]" office:value-type="string" office:string-value="rogue" calcext:value-type="string">
            <text:p>rogue</text:p>
          </table:table-cell>
          <table:table-cell table:formula="of:=VLOOKUP([.A124];[en_fr.$A$1:.$B$12];2)" office:value-type="string" office:string-value="Roublard" calcext:value-type="string">
            <text:p>Roublard</text:p>
          </table:table-cell>
          <table:table-cell table:formula="of:=[dump_en.B124]" office:value-type="string" office:string-value="Advanced Talents" calcext:value-type="string">
            <text:p>Advanced Talents</text:p>
          </table:table-cell>
          <table:table-cell/>
          <table:table-cell table:formula="of:=[dump_en.C124]" office:value-type="string" office:string-value="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 calcext:value-type="string">
            <text:p>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text:p>
          </table:table-cell>
          <table:table-cell table:number-columns-repeated="1019"/>
        </table:table-row>
        <table:table-row table:style-name="ro1">
          <table:table-cell table:formula="of:=[dump_en.A125]" office:value-type="string" office:string-value="rogue" calcext:value-type="string">
            <text:p>rogue</text:p>
          </table:table-cell>
          <table:table-cell table:formula="of:=VLOOKUP([.A125];[en_fr.$A$1:.$B$12];2)" office:value-type="string" office:string-value="Roublard" calcext:value-type="string">
            <text:p>Roublard</text:p>
          </table:table-cell>
          <table:table-cell table:formula="of:=[dump_en.B125]" office:value-type="string" office:string-value="Master Strike" calcext:value-type="string">
            <text:p>Master Strike</text:p>
          </table:table-cell>
          <table:table-cell/>
          <table:table-cell table:formula="of:=[dump_en.C125]" office:value-type="string" office:string-value=" (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 calcext:value-type="string">
            <text:p><text:s/>(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text:p>
          </table:table-cell>
          <table:table-cell table:number-columns-repeated="1019"/>
        </table:table-row>
        <table:table-row table:style-name="ro1">
          <table:table-cell table:formula="of:=[dump_en.A126]" office:value-type="string" office:string-value="sorcerer" calcext:value-type="string">
            <text:p>sorcerer</text:p>
          </table:table-cell>
          <table:table-cell table:formula="of:=VLOOKUP([.A126];[en_fr.$A$1:.$B$12];2)" office:value-type="string" office:string-value="Ensorceleur" calcext:value-type="string">
            <text:p>Ensorceleur</text:p>
          </table:table-cell>
          <table:table-cell table:formula="of:=[dump_en.B126]" office:value-type="string" office:string-value="Weapon and Armor Proficiency" calcext:value-type="string">
            <text:p>Weapon and Armor Proficiency</text:p>
          </table:table-cell>
          <table:table-cell/>
          <table:table-cell table:formula="of:=[dump_en.C126]" office:value-type="string" office:string-value="Sorcerers are proficient with all simple weapons. They are not proficient with any type of armor or shield. Armor interferes with a sorcerer's gestures, which can cause her spells with somatic components to fail (see Arcane Spells and Armor)."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cell table:number-columns-repeated="1019"/>
        </table:table-row>
        <table:table-row table:style-name="ro1">
          <table:table-cell table:formula="of:=[dump_en.A127]" office:value-type="string" office:string-value="sorcerer" calcext:value-type="string">
            <text:p>sorcerer</text:p>
          </table:table-cell>
          <table:table-cell table:formula="of:=VLOOKUP([.A127];[en_fr.$A$1:.$B$12];2)" office:value-type="string" office:string-value="Ensorceleur" calcext:value-type="string">
            <text:p>Ensorceleur</text:p>
          </table:table-cell>
          <table:table-cell table:formula="of:=[dump_en.B127]" office:value-type="string" office:string-value="Spells" calcext:value-type="string">
            <text:p>Spells</text:p>
          </table:table-cell>
          <table:table-cell/>
          <table:table-cell table:formula="of:=[dump_en.C127]" office:value-type="string" office:string-value="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ext:s/>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text:p>
          </table:table-cell>
          <table:table-cell table:number-columns-repeated="1019"/>
        </table:table-row>
        <table:table-row table:style-name="ro1">
          <table:table-cell table:formula="of:=[dump_en.A128]" office:value-type="string" office:string-value="sorcerer" calcext:value-type="string">
            <text:p>sorcerer</text:p>
          </table:table-cell>
          <table:table-cell table:formula="of:=VLOOKUP([.A128];[en_fr.$A$1:.$B$12];2)" office:value-type="string" office:string-value="Ensorceleur" calcext:value-type="string">
            <text:p>Ensorceleur</text:p>
          </table:table-cell>
          <table:table-cell table:formula="of:=[dump_en.B128]" office:value-type="string" office:string-value="Bloodline" calcext:value-type="string">
            <text:p>Bloodline</text:p>
          </table:table-cell>
          <table:table-cell/>
          <table:table-cell table:formula="of:=[dump_en.C128]" office:value-type="string" office:string-value="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text:p>
          </table:table-cell>
          <table:table-cell table:number-columns-repeated="1019"/>
        </table:table-row>
        <table:table-row table:style-name="ro1">
          <table:table-cell table:formula="of:=[dump_en.A129]" office:value-type="string" office:string-value="sorcerer" calcext:value-type="string">
            <text:p>sorcerer</text:p>
          </table:table-cell>
          <table:table-cell table:formula="of:=VLOOKUP([.A129];[en_fr.$A$1:.$B$12];2)" office:value-type="string" office:string-value="Ensorceleur" calcext:value-type="string">
            <text:p>Ensorceleur</text:p>
          </table:table-cell>
          <table:table-cell table:formula="of:=[dump_en.B129]" office:value-type="string" office:string-value="Cantrips" calcext:value-type="string">
            <text:p>Cantrips</text:p>
          </table:table-cell>
          <table:table-cell/>
          <table:table-cell table:formula="of:=[dump_en.C129]" office:value-type="string" office:string-value="Sorcerers learn a number of cantrips, or 0-level spells, as noted on Table: Sorcerer Spells Known under â€œSpells Known.â€ These spells are cast like any other spell, but they do not consume any slots and may be used again." calcext:value-type="string">
            <text:p>Sorcerers learn a number of cantrips, or 0-level spells, as noted on Table: Sorcerer Spells Known under â€œSpells Known.â€ These spells are cast like any other spell, but they do not consume any slots and may be used again.</text:p>
          </table:table-cell>
          <table:table-cell table:number-columns-repeated="1019"/>
        </table:table-row>
        <table:table-row table:style-name="ro1">
          <table:table-cell table:formula="of:=[dump_en.A130]" office:value-type="string" office:string-value="sorcerer" calcext:value-type="string">
            <text:p>sorcerer</text:p>
          </table:table-cell>
          <table:table-cell table:formula="of:=VLOOKUP([.A130];[en_fr.$A$1:.$B$12];2)" office:value-type="string" office:string-value="Ensorceleur" calcext:value-type="string">
            <text:p>Ensorceleur</text:p>
          </table:table-cell>
          <table:table-cell table:formula="of:=[dump_en.B130]" office:value-type="string" office:string-value="Eschew Materials" calcext:value-type="string">
            <text:p>Eschew Materials</text:p>
          </table:table-cell>
          <table:table-cell/>
          <table:table-cell table:formula="of:=[dump_en.C130]" office:value-type="string" office:string-value="A sorcerer gains Eschew Materials as a bonus feat at 1st level." calcext:value-type="string">
            <text:p>A sorcerer gains Eschew Materials as a bonus feat at 1st level.</text:p>
          </table:table-cell>
          <table:table-cell table:number-columns-repeated="1019"/>
        </table:table-row>
        <table:table-row table:style-name="ro1">
          <table:table-cell table:formula="of:=[dump_en.A131]" office:value-type="string" office:string-value="wizard" calcext:value-type="string">
            <text:p>wizard</text:p>
          </table:table-cell>
          <table:table-cell table:formula="of:=VLOOKUP([.A131];[en_fr.$A$1:.$B$12];2)" office:value-type="string" office:string-value="Magicien" calcext:value-type="string">
            <text:p>Magicien</text:p>
          </table:table-cell>
          <table:table-cell table:formula="of:=[dump_en.B131]" office:value-type="string" office:string-value="Weapon and Armor Proficiency" calcext:value-type="string">
            <text:p>Weapon and Armor Proficiency</text:p>
          </table:table-cell>
          <table:table-cell/>
          <table:table-cell table:formula="of:=[dump_en.C131]" office:value-type="string" office:string-value="Wizards are proficient with the club, dagger, heavy crossbow, light crossbow, and quarterstaff, but not with any type of armor or shield. Armor interferes with a wizard's movements, which can cause his spells with somatic components to fail." calcext:value-type="string">
            <text:p>Wizards are proficient with the club, dagger, heavy crossbow, light crossbow, and quarterstaff, but not with any type of armor or shield. Armor interferes with a wizard's movements, which can cause his spells with somatic components to fail.</text:p>
          </table:table-cell>
          <table:table-cell table:number-columns-repeated="1019"/>
        </table:table-row>
        <table:table-row table:style-name="ro1">
          <table:table-cell table:formula="of:=[dump_en.A132]" office:value-type="string" office:string-value="wizard" calcext:value-type="string">
            <text:p>wizard</text:p>
          </table:table-cell>
          <table:table-cell table:formula="of:=VLOOKUP([.A132];[en_fr.$A$1:.$B$12];2)" office:value-type="string" office:string-value="Magicien" calcext:value-type="string">
            <text:p>Magicien</text:p>
          </table:table-cell>
          <table:table-cell table:formula="of:=[dump_en.B132]" office:value-type="string" office:string-value="Spells" calcext:value-type="string">
            <text:p>Spells</text:p>
          </table:table-cell>
          <table:table-cell/>
          <table:table-cell table:formula="of:=[dump_en.C132]" office:value-type="string" office:string-value="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able: Ability Modifiers and Bonus Spells).A wizard may know any number of spells. He must choose and prepare his spells ahead of time by getting 8 hours of sleep and spending 1 hour studying his spellbook. While studying, the wizard decides which spells to prepare." calcext:value-type="string">
            <text:p>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ext:s/>Table: Ability Modifiers and Bonus Spells).A wizard may know any number of spells. He must choose and prepare his spells ahead of time by getting 8 hours of sleep and spending 1 hour studying his spellbook. While studying, the wizard decides which spells to prepare.</text:p>
          </table:table-cell>
          <table:table-cell table:number-columns-repeated="1019"/>
        </table:table-row>
        <table:table-row table:style-name="ro1">
          <table:table-cell table:formula="of:=[dump_en.A133]" office:value-type="string" office:string-value="wizard" calcext:value-type="string">
            <text:p>wizard</text:p>
          </table:table-cell>
          <table:table-cell table:formula="of:=VLOOKUP([.A133];[en_fr.$A$1:.$B$12];2)" office:value-type="string" office:string-value="Magicien" calcext:value-type="string">
            <text:p>Magicien</text:p>
          </table:table-cell>
          <table:table-cell table:formula="of:=[dump_en.B133]" office:value-type="string" office:string-value="Bonus Languages" calcext:value-type="string">
            <text:p>Bonus Languages</text:p>
          </table:table-cell>
          <table:table-cell/>
          <table:table-cell table:formula="of:=[dump_en.C133]" office:value-type="string" office:string-value="A wizard may substitute Draconic for one of the bonus languages available to the character because of his race." calcext:value-type="string">
            <text:p>A wizard may substitute Draconic for one of the bonus languages available to the character because of his race.</text:p>
          </table:table-cell>
          <table:table-cell table:number-columns-repeated="1019"/>
        </table:table-row>
        <table:table-row table:style-name="ro1">
          <table:table-cell table:formula="of:=[dump_en.A134]" office:value-type="string" office:string-value="wizard" calcext:value-type="string">
            <text:p>wizard</text:p>
          </table:table-cell>
          <table:table-cell table:formula="of:=VLOOKUP([.A134];[en_fr.$A$1:.$B$12];2)" office:value-type="string" office:string-value="Magicien" calcext:value-type="string">
            <text:p>Magicien</text:p>
          </table:table-cell>
          <table:table-cell table:formula="of:=[dump_en.B134]" office:value-type="string" office:string-value="Arcane Bond (Ex or Sp)" calcext:value-type="string">
            <text:p>Arcane Bond (Ex or Sp)</text:p>
          </table:table-cell>
          <table:table-cell/>
          <table:table-cell table:formula="of:=[dump_en.C134]" office:value-type="string" office:string-value="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 calcext:value-type="string">
            <text:p>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text:p>
          </table:table-cell>
          <table:table-cell table:number-columns-repeated="1019"/>
        </table:table-row>
        <table:table-row table:style-name="ro1">
          <table:table-cell table:formula="of:=[dump_en.A135]" office:value-type="string" office:string-value="wizard" calcext:value-type="string">
            <text:p>wizard</text:p>
          </table:table-cell>
          <table:table-cell table:formula="of:=VLOOKUP([.A135];[en_fr.$A$1:.$B$12];2)" office:value-type="string" office:string-value="Magicien" calcext:value-type="string">
            <text:p>Magicien</text:p>
          </table:table-cell>
          <table:table-cell table:formula="of:=[dump_en.B135]" office:value-type="string" office:string-value="Arcane School" calcext:value-type="string">
            <text:p>Arcane School</text:p>
          </table:table-cell>
          <table:table-cell/>
          <table:table-cell table:formula="of:=[dump_en.C135]" office:value-type="string" office:string-value="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 calcext:value-type="string">
            <text:p>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text:p>
          </table:table-cell>
          <table:table-cell table:number-columns-repeated="1019"/>
        </table:table-row>
        <table:table-row table:style-name="ro1">
          <table:table-cell table:formula="of:=[dump_en.A136]" office:value-type="string" office:string-value="wizard" calcext:value-type="string">
            <text:p>wizard</text:p>
          </table:table-cell>
          <table:table-cell table:formula="of:=VLOOKUP([.A136];[en_fr.$A$1:.$B$12];2)" office:value-type="string" office:string-value="Magicien" calcext:value-type="string">
            <text:p>Magicien</text:p>
          </table:table-cell>
          <table:table-cell table:formula="of:=[dump_en.B136]" office:value-type="string" office:string-value="Cantrips:" calcext:value-type="string">
            <text:p>Cantrips:</text:p>
          </table:table-cell>
          <table:table-cell/>
          <table:table-cell table:formula="of:=[dump_en.C136]" office:value-type="string" office:string-value=" 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 calcext:value-type="string">
            <text:p><text:s/>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text:p>
          </table:table-cell>
          <table:table-cell table:number-columns-repeated="1019"/>
        </table:table-row>
        <table:table-row table:style-name="ro1">
          <table:table-cell table:formula="of:=[dump_en.A137]" office:value-type="string" office:string-value="wizard" calcext:value-type="string">
            <text:p>wizard</text:p>
          </table:table-cell>
          <table:table-cell table:formula="of:=VLOOKUP([.A137];[en_fr.$A$1:.$B$12];2)" office:value-type="string" office:string-value="Magicien" calcext:value-type="string">
            <text:p>Magicien</text:p>
          </table:table-cell>
          <table:table-cell table:formula="of:=[dump_en.B137]" office:value-type="string" office:string-value="Scribe Scroll" calcext:value-type="string">
            <text:p>Scribe Scroll</text:p>
          </table:table-cell>
          <table:table-cell/>
          <table:table-cell table:formula="of:=[dump_en.C137]" office:value-type="string" office:string-value="At 1st level, a wizard gains Scribe Scroll as a bonus feat." calcext:value-type="string">
            <text:p>At 1st level, a wizard gains Scribe Scroll as a bonus feat.</text:p>
          </table:table-cell>
          <table:table-cell table:number-columns-repeated="1019"/>
        </table:table-row>
        <table:table-row table:style-name="ro1">
          <table:table-cell table:formula="of:=[dump_en.A138]" office:value-type="string" office:string-value="wizard" calcext:value-type="string">
            <text:p>wizard</text:p>
          </table:table-cell>
          <table:table-cell table:formula="of:=VLOOKUP([.A138];[en_fr.$A$1:.$B$12];2)" office:value-type="string" office:string-value="Magicien" calcext:value-type="string">
            <text:p>Magicien</text:p>
          </table:table-cell>
          <table:table-cell table:formula="of:=[dump_en.B138]" office:value-type="string" office:string-value="Bonus Feats" calcext:value-type="string">
            <text:p>Bonus Feats</text:p>
          </table:table-cell>
          <table:table-cell/>
          <table:table-cell table:formula="of:=[dump_en.C138]" office:value-type="string" office:string-value="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 calcext:value-type="string">
            <text:p>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text:p>
          </table:table-cell>
          <table:table-cell table:number-columns-repeated="1019"/>
        </table:table-row>
        <table:table-row table:style-name="ro1">
          <table:table-cell table:formula="of:=[dump_en.A139]" office:value-type="string" office:string-value="wizard" calcext:value-type="string">
            <text:p>wizard</text:p>
          </table:table-cell>
          <table:table-cell table:formula="of:=VLOOKUP([.A139];[en_fr.$A$1:.$B$12];2)" office:value-type="string" office:string-value="Magicien" calcext:value-type="string">
            <text:p>Magicien</text:p>
          </table:table-cell>
          <table:table-cell table:formula="of:=[dump_en.B139]" office:value-type="string" office:string-value="Spellbooks" calcext:value-type="string">
            <text:p>Spellbooks</text:p>
          </table:table-cell>
          <table:table-cell/>
          <table:table-cell table:formula="of:=[dump_en.C139]" office:value-type="string" office:string-value="A wizard must study his spellbook each day to prepare his spells. He cannot prepare any spell not recorded in his spellbook, except for read magic, which all wizards can prepare from memory." calcext:value-type="string">
            <text:p>A wizard must study his spellbook each day to prepare his spells. He cannot prepare any spell not recorded in his spellbook, except for read magic, which all wizards can prepare from memory.</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6T18:57:47.137000000</dc:date>
    <meta:editing-duration>PT15M47S</meta:editing-duration>
    <meta:editing-cycles>2</meta:editing-cycles>
    <meta:generator>LibreOffice/4.3.0.4$Windows_x86 LibreOffice_project/62ad5818884a2fc2e5780dd45466868d41009ec0</meta:generator>
    <meta:document-statistic meta:table-count="4" meta:cell-count="1440" meta:object-count="0"/>
  </office:meta>
</office:document-meta>
</file>